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FE00003058000040137E3F79CC.wmf"/>
  <manifest:file-entry manifest:media-type="" manifest:full-path="Pictures/2000040B000045CB00003DDDC056C273.wmf"/>
  <manifest:file-entry manifest:media-type="" manifest:full-path="Pictures/200002CC00004F7600004636DEEF5EAA.wmf"/>
  <manifest:file-entry manifest:media-type="" manifest:full-path="Pictures/2000011300003AEB00000D95F3574A7F.wmf"/>
  <manifest:file-entry manifest:media-type="" manifest:full-path="Pictures/200000E000003F2500002A8DA4721A05.wmf"/>
  <manifest:file-entry manifest:media-type="" manifest:full-path="Pictures/2000033A000048830000323231144884.wmf"/>
  <manifest:file-entry manifest:media-type="" manifest:full-path="Pictures/200003BB00004951000054180AF43E4B.wmf"/>
  <manifest:file-entry manifest:media-type="" manifest:full-path="Pictures/20000200000045CB0000339ACBA5755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ambria" svg:font-family="Cambria"/>
    <style:font-face style:name="Tahoma2" svg:font-family="Tahoma"/>
    <style:font-face style:name="‚l‚r –¾’©" svg:font-family="'‚l‚r –¾’©'"/>
    <style:font-face style:name="Arial2" svg:font-family="Arial" style:font-family-generic="roman"/>
    <style:font-face style:name="Arial CE1" svg:font-family="'Arial CE'" style:font-family-generic="roman"/>
    <style:font-face style:name="Times New Roman1" svg:font-family="'Times New Roman'" style:font-family-generic="roman"/>
    <style:font-face style:name="Times New Roman CE" svg:font-family="'Times New Roman CE'" style:font-family-generic="roman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Arial CE" svg:font-family="'Arial CE'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21" style:family="table">
      <style:table-properties style:width="15.24cm" table:align="left" style:writing-mode="lr-tb"/>
    </style:style>
    <style:style style:name="Tabulka21.A" style:family="table-column">
      <style:table-column-properties style:column-width="15.24cm"/>
    </style:style>
    <style:style style:name="Tabulka21.1" style:family="table-row">
      <style:table-row-properties style:min-row-height="0.556cm" style:keep-together="true" fo:keep-together="auto"/>
    </style:style>
    <style:style style:name="Tabulka21.A1" style:family="table-cell">
      <style:table-cell-properties fo:padding-left="0.106cm" fo:padding-right="0.106cm" fo:padding-top="0cm" fo:padding-bottom="0cm" fo:border="none"/>
    </style:style>
    <style:style style:name="Tabulka21.2" style:family="table-row">
      <style:table-row-properties style:keep-together="true" fo:keep-together="auto"/>
    </style:style>
    <style:style style:name="Tabulka22" style:family="table">
      <style:table-properties style:width="15.24cm" table:align="left" style:writing-mode="lr-tb"/>
    </style:style>
    <style:style style:name="Tabulka22.A" style:family="table-column">
      <style:table-column-properties style:column-width="15.24cm"/>
    </style:style>
    <style:style style:name="Tabulka22.1" style:family="table-row">
      <style:table-row-properties style:min-row-height="0.556cm" style:keep-together="true" fo:keep-together="auto"/>
    </style:style>
    <style:style style:name="Tabulka22.A1" style:family="table-cell">
      <style:table-cell-properties fo:padding-left="0.106cm" fo:padding-right="0.106cm" fo:padding-top="0cm" fo:padding-bottom="0cm" fo:border="none"/>
    </style:style>
    <style:style style:name="Tabulka22.2" style:family="table-row">
      <style:table-row-properties style:keep-together="true" fo:keep-together="auto"/>
    </style:style>
    <style:style style:name="Tabulka23" style:family="table">
      <style:table-properties style:width="15.24cm" table:align="left" style:writing-mode="lr-tb"/>
    </style:style>
    <style:style style:name="Tabulka23.A" style:family="table-column">
      <style:table-column-properties style:column-width="15.24cm"/>
    </style:style>
    <style:style style:name="Tabulka23.1" style:family="table-row">
      <style:table-row-properties style:min-row-height="0.556cm" style:keep-together="true" fo:keep-together="auto"/>
    </style:style>
    <style:style style:name="Tabulka23.A1" style:family="table-cell">
      <style:table-cell-properties fo:padding-left="0.106cm" fo:padding-right="0.106cm" fo:padding-top="0cm" fo:padding-bottom="0cm" fo:border="none"/>
    </style:style>
    <style:style style:name="Tabulka23.2" style:family="table-row">
      <style:table-row-properties style:keep-together="true" fo:keep-together="auto"/>
    </style:style>
    <style:style style:name="Tabulka24" style:family="table">
      <style:table-properties style:width="15.24cm" table:align="left" style:writing-mode="lr-tb"/>
    </style:style>
    <style:style style:name="Tabulka24.A" style:family="table-column">
      <style:table-column-properties style:column-width="15.24cm"/>
    </style:style>
    <style:style style:name="Tabulka24.1" style:family="table-row">
      <style:table-row-properties style:min-row-height="0.556cm" style:keep-together="true" fo:keep-together="auto"/>
    </style:style>
    <style:style style:name="Tabulka24.A1" style:family="table-cell">
      <style:table-cell-properties fo:padding-left="0.106cm" fo:padding-right="0.106cm" fo:padding-top="0cm" fo:padding-bottom="0cm" fo:border="none"/>
    </style:style>
    <style:style style:name="Tabulka24.2" style:family="table-row">
      <style:table-row-properties style:keep-together="true" fo:keep-together="auto"/>
    </style:style>
    <style:style style:name="Tabulka25" style:family="table">
      <style:table-properties style:width="15.24cm" table:align="left" style:writing-mode="lr-tb"/>
    </style:style>
    <style:style style:name="Tabulka25.A" style:family="table-column">
      <style:table-column-properties style:column-width="15.24cm"/>
    </style:style>
    <style:style style:name="Tabulka25.1" style:family="table-row">
      <style:table-row-properties style:min-row-height="0.556cm" style:keep-together="true" fo:keep-together="auto"/>
    </style:style>
    <style:style style:name="Tabulka25.A1" style:family="table-cell">
      <style:table-cell-properties fo:padding-left="0.106cm" fo:padding-right="0.106cm" fo:padding-top="0cm" fo:padding-bottom="0cm" fo:border="none"/>
    </style:style>
    <style:style style:name="Tabulka25.2" style:family="table-row">
      <style:table-row-properties style:keep-together="true" fo:keep-together="auto"/>
    </style:style>
    <style:style style:name="Tabulka26" style:family="table">
      <style:table-properties style:width="15.24cm" table:align="left" style:writing-mode="lr-tb"/>
    </style:style>
    <style:style style:name="Tabulka26.A" style:family="table-column">
      <style:table-column-properties style:column-width="15.24cm"/>
    </style:style>
    <style:style style:name="Tabulka26.1" style:family="table-row">
      <style:table-row-properties style:min-row-height="0.556cm" style:keep-together="true" fo:keep-together="auto"/>
    </style:style>
    <style:style style:name="Tabulka26.A1" style:family="table-cell">
      <style:table-cell-properties fo:padding-left="0.106cm" fo:padding-right="0.106cm" fo:padding-top="0cm" fo:padding-bottom="0cm" fo:border="none"/>
    </style:style>
    <style:style style:name="Tabulka26.2" style:family="table-row">
      <style:table-row-properties style:keep-together="true" fo:keep-together="auto"/>
    </style:style>
    <style:style style:name="Tabulka27" style:family="table">
      <style:table-properties style:width="15.24cm" table:align="left" style:writing-mode="lr-tb"/>
    </style:style>
    <style:style style:name="Tabulka27.A" style:family="table-column">
      <style:table-column-properties style:column-width="15.24cm"/>
    </style:style>
    <style:style style:name="Tabulka27.1" style:family="table-row">
      <style:table-row-properties style:min-row-height="0.556cm" style:keep-together="true" fo:keep-together="auto"/>
    </style:style>
    <style:style style:name="Tabulka27.A1" style:family="table-cell">
      <style:table-cell-properties fo:padding-left="0.106cm" fo:padding-right="0.106cm" fo:padding-top="0cm" fo:padding-bottom="0cm" fo:border="none"/>
    </style:style>
    <style:style style:name="Tabulka27.2" style:family="table-row">
      <style:table-row-properties style:keep-together="true" fo:keep-together="auto"/>
    </style:style>
    <style:style style:name="Tabulka28" style:family="table">
      <style:table-properties style:width="15.24cm" table:align="left" style:writing-mode="lr-tb"/>
    </style:style>
    <style:style style:name="Tabulka28.A" style:family="table-column">
      <style:table-column-properties style:column-width="15.24cm"/>
    </style:style>
    <style:style style:name="Tabulka28.1" style:family="table-row">
      <style:table-row-properties style:min-row-height="0.556cm" style:keep-together="true" fo:keep-together="auto"/>
    </style:style>
    <style:style style:name="Tabulka28.A1" style:family="table-cell">
      <style:table-cell-properties fo:padding-left="0.106cm" fo:padding-right="0.106cm" fo:padding-top="0cm" fo:padding-bottom="0cm" fo:border="none"/>
    </style:style>
    <style:style style:name="Tabulka28.2" style:family="table-row">
      <style:table-row-properties style:keep-together="true" fo:keep-together="auto"/>
    </style:style>
    <style:style style:name="Tabulka29" style:family="table">
      <style:table-properties style:width="15.24cm" table:align="left" style:writing-mode="lr-tb"/>
    </style:style>
    <style:style style:name="Tabulka29.A" style:family="table-column">
      <style:table-column-properties style:column-width="15.24cm"/>
    </style:style>
    <style:style style:name="Tabulka29.1" style:family="table-row">
      <style:table-row-properties style:min-row-height="0.556cm" style:keep-together="true" fo:keep-together="auto"/>
    </style:style>
    <style:style style:name="Tabulka29.A1" style:family="table-cell">
      <style:table-cell-properties fo:padding-left="0.106cm" fo:padding-right="0.106cm" fo:padding-top="0cm" fo:padding-bottom="0cm" fo:border="none"/>
    </style:style>
    <style:style style:name="Tabulka29.2" style:family="table-row">
      <style:table-row-properties style:keep-together="true" fo:keep-together="auto"/>
    </style:style>
    <style:style style:name="Tabulka30" style:family="table">
      <style:table-properties style:width="15.24cm" table:align="left" style:writing-mode="lr-tb"/>
    </style:style>
    <style:style style:name="Tabulka30.A" style:family="table-column">
      <style:table-column-properties style:column-width="15.24cm"/>
    </style:style>
    <style:style style:name="Tabulka30.1" style:family="table-row">
      <style:table-row-properties style:min-row-height="0.556cm" style:keep-together="true" fo:keep-together="auto"/>
    </style:style>
    <style:style style:name="Tabulka30.A1" style:family="table-cell">
      <style:table-cell-properties fo:padding-left="0.106cm" fo:padding-right="0.106cm" fo:padding-top="0cm" fo:padding-bottom="0cm" fo:border="none"/>
    </style:style>
    <style:style style:name="Tabulka30.2" style:family="table-row">
      <style:table-row-properties style:keep-together="true" fo:keep-together="auto"/>
    </style:style>
    <style:style style:name="Tabulka31" style:family="table">
      <style:table-properties style:width="15.24cm" table:align="left" style:writing-mode="lr-tb"/>
    </style:style>
    <style:style style:name="Tabulka31.A" style:family="table-column">
      <style:table-column-properties style:column-width="15.24cm"/>
    </style:style>
    <style:style style:name="Tabulka31.1" style:family="table-row">
      <style:table-row-properties style:min-row-height="0.556cm" style:keep-together="true" fo:keep-together="auto"/>
    </style:style>
    <style:style style:name="Tabulka31.A1" style:family="table-cell">
      <style:table-cell-properties fo:padding-left="0.106cm" fo:padding-right="0.106cm" fo:padding-top="0cm" fo:padding-bottom="0cm" fo:border="none"/>
    </style:style>
    <style:style style:name="Tabulka31.2" style:family="table-row">
      <style:table-row-properties style:keep-together="true" fo:keep-together="auto"/>
    </style:style>
    <style:style style:name="Tabulka32" style:family="table">
      <style:table-properties style:width="15.24cm" table:align="left" style:writing-mode="lr-tb"/>
    </style:style>
    <style:style style:name="Tabulka32.A" style:family="table-column">
      <style:table-column-properties style:column-width="15.24cm"/>
    </style:style>
    <style:style style:name="Tabulka32.1" style:family="table-row">
      <style:table-row-properties style:min-row-height="0.556cm" style:keep-together="true" fo:keep-together="auto"/>
    </style:style>
    <style:style style:name="Tabulka32.A1" style:family="table-cell">
      <style:table-cell-properties fo:padding-left="0.106cm" fo:padding-right="0.106cm" fo:padding-top="0cm" fo:padding-bottom="0cm" fo:border="none"/>
    </style:style>
    <style:style style:name="Tabulka32.2" style:family="table-row">
      <style:table-row-properties style:keep-together="true" fo:keep-together="auto"/>
    </style:style>
    <style:style style:name="Tabulka33" style:family="table">
      <style:table-properties style:width="15.24cm" table:align="left" style:writing-mode="lr-tb"/>
    </style:style>
    <style:style style:name="Tabulka33.A" style:family="table-column">
      <style:table-column-properties style:column-width="15.24cm"/>
    </style:style>
    <style:style style:name="Tabulka33.1" style:family="table-row">
      <style:table-row-properties style:min-row-height="0.556cm" style:keep-together="true" fo:keep-together="auto"/>
    </style:style>
    <style:style style:name="Tabulka33.A1" style:family="table-cell">
      <style:table-cell-properties fo:padding-left="0.106cm" fo:padding-right="0.106cm" fo:padding-top="0cm" fo:padding-bottom="0cm" fo:border="none"/>
    </style:style>
    <style:style style:name="Tabulka33.2" style:family="table-row">
      <style:table-row-properties style:keep-together="true" fo:keep-together="auto"/>
    </style:style>
    <style:style style:name="Tabulka34" style:family="table">
      <style:table-properties style:width="15.24cm" table:align="left" style:writing-mode="lr-tb"/>
    </style:style>
    <style:style style:name="Tabulka34.A" style:family="table-column">
      <style:table-column-properties style:column-width="15.24cm"/>
    </style:style>
    <style:style style:name="Tabulka34.1" style:family="table-row">
      <style:table-row-properties style:min-row-height="0.556cm" style:keep-together="true" fo:keep-together="auto"/>
    </style:style>
    <style:style style:name="Tabulka34.A1" style:family="table-cell">
      <style:table-cell-properties fo:padding-left="0.106cm" fo:padding-right="0.106cm" fo:padding-top="0cm" fo:padding-bottom="0cm" fo:border="none"/>
    </style:style>
    <style:style style:name="Tabulka34.2" style:family="table-row">
      <style:table-row-properties style:keep-together="true" fo:keep-together="auto"/>
    </style:style>
    <style:style style:name="Tabulka35" style:family="table">
      <style:table-properties style:width="15.24cm" table:align="left" style:writing-mode="lr-tb"/>
    </style:style>
    <style:style style:name="Tabulka35.A" style:family="table-column">
      <style:table-column-properties style:column-width="15.24cm"/>
    </style:style>
    <style:style style:name="Tabulka35.1" style:family="table-row">
      <style:table-row-properties style:min-row-height="0.556cm" style:keep-together="true" fo:keep-together="auto"/>
    </style:style>
    <style:style style:name="Tabulka35.A1" style:family="table-cell">
      <style:table-cell-properties fo:padding-left="0.106cm" fo:padding-right="0.106cm" fo:padding-top="0cm" fo:padding-bottom="0cm" fo:border="none"/>
    </style:style>
    <style:style style:name="Tabulka35.2" style:family="table-row">
      <style:table-row-properties style:keep-together="true" fo:keep-together="auto"/>
    </style:style>
    <style:style style:name="Tabulka36" style:family="table">
      <style:table-properties style:width="15.24cm" table:align="left" style:writing-mode="lr-tb"/>
    </style:style>
    <style:style style:name="Tabulka36.A" style:family="table-column">
      <style:table-column-properties style:column-width="15.24cm"/>
    </style:style>
    <style:style style:name="Tabulka36.1" style:family="table-row">
      <style:table-row-properties style:min-row-height="0.556cm" style:keep-together="true" fo:keep-together="auto"/>
    </style:style>
    <style:style style:name="Tabulka36.A1" style:family="table-cell">
      <style:table-cell-properties fo:padding-left="0.106cm" fo:padding-right="0.106cm" fo:padding-top="0cm" fo:padding-bottom="0cm" fo:border="none"/>
    </style:style>
    <style:style style:name="Tabulka36.2" style:family="table-row">
      <style:table-row-properties style:keep-together="true" fo:keep-together="auto"/>
    </style:style>
    <style:style style:name="Tabulka37" style:family="table">
      <style:table-properties style:width="15.24cm" table:align="left" style:writing-mode="lr-tb"/>
    </style:style>
    <style:style style:name="Tabulka37.A" style:family="table-column">
      <style:table-column-properties style:column-width="15.24cm"/>
    </style:style>
    <style:style style:name="Tabulka37.1" style:family="table-row">
      <style:table-row-properties style:min-row-height="0.556cm" style:keep-together="true" fo:keep-together="auto"/>
    </style:style>
    <style:style style:name="Tabulka37.A1" style:family="table-cell">
      <style:table-cell-properties fo:padding-left="0.106cm" fo:padding-right="0.106cm" fo:padding-top="0cm" fo:padding-bottom="0cm" fo:border="none"/>
    </style:style>
    <style:style style:name="Tabulka37.2" style:family="table-row">
      <style:table-row-properties style:keep-together="true" fo:keep-together="auto"/>
    </style:style>
    <style:style style:name="Tabulka38" style:family="table">
      <style:table-properties style:width="15.24cm" table:align="left" style:writing-mode="lr-tb"/>
    </style:style>
    <style:style style:name="Tabulka38.A" style:family="table-column">
      <style:table-column-properties style:column-width="15.24cm"/>
    </style:style>
    <style:style style:name="Tabulka38.1" style:family="table-row">
      <style:table-row-properties style:min-row-height="0.556cm" style:keep-together="true" fo:keep-together="auto"/>
    </style:style>
    <style:style style:name="Tabulka38.A1" style:family="table-cell">
      <style:table-cell-properties fo:padding-left="0.106cm" fo:padding-right="0.106cm" fo:padding-top="0cm" fo:padding-bottom="0cm" fo:border="none"/>
    </style:style>
    <style:style style:name="Tabulka38.2" style:family="table-row">
      <style:table-row-properties style:keep-together="true" fo:keep-together="auto"/>
    </style:style>
    <style:style style:name="Tabulka39" style:family="table">
      <style:table-properties style:width="15.24cm" table:align="left" style:writing-mode="lr-tb"/>
    </style:style>
    <style:style style:name="Tabulka39.A" style:family="table-column">
      <style:table-column-properties style:column-width="15.24cm"/>
    </style:style>
    <style:style style:name="Tabulka39.1" style:family="table-row">
      <style:table-row-properties style:min-row-height="0.556cm" style:keep-together="true" fo:keep-together="auto"/>
    </style:style>
    <style:style style:name="Tabulka39.A1" style:family="table-cell">
      <style:table-cell-properties fo:padding-left="0.106cm" fo:padding-right="0.106cm" fo:padding-top="0cm" fo:padding-bottom="0cm" fo:border="none"/>
    </style:style>
    <style:style style:name="Tabulka39.2" style:family="table-row">
      <style:table-row-properties style:keep-together="true" fo:keep-together="auto"/>
    </style:style>
    <style:style style:name="Tabulka40" style:family="table">
      <style:table-properties style:width="15.24cm" table:align="left" style:writing-mode="lr-tb"/>
    </style:style>
    <style:style style:name="Tabulka40.A" style:family="table-column">
      <style:table-column-properties style:column-width="15.24cm"/>
    </style:style>
    <style:style style:name="Tabulka40.1" style:family="table-row">
      <style:table-row-properties style:min-row-height="0.556cm" style:keep-together="true" fo:keep-together="auto"/>
    </style:style>
    <style:style style:name="Tabulka40.A1" style:family="table-cell">
      <style:table-cell-properties fo:padding-left="0.106cm" fo:padding-right="0.106cm" fo:padding-top="0cm" fo:padding-bottom="0cm" fo:border="none"/>
    </style:style>
    <style:style style:name="Tabulka40.2" style:family="table-row">
      <style:table-row-properties style:keep-together="true" fo:keep-together="auto"/>
    </style:style>
    <style:style style:name="Tabulka41" style:family="table">
      <style:table-properties style:width="15.24cm" table:align="left" style:writing-mode="lr-tb"/>
    </style:style>
    <style:style style:name="Tabulka41.A" style:family="table-column">
      <style:table-column-properties style:column-width="15.24cm"/>
    </style:style>
    <style:style style:name="Tabulka41.1" style:family="table-row">
      <style:table-row-properties style:min-row-height="0.556cm" style:keep-together="true" fo:keep-together="auto"/>
    </style:style>
    <style:style style:name="Tabulka41.A1" style:family="table-cell">
      <style:table-cell-properties fo:padding-left="0.106cm" fo:padding-right="0.106cm" fo:padding-top="0cm" fo:padding-bottom="0cm" fo:border="none"/>
    </style:style>
    <style:style style:name="Tabulka41.2" style:family="table-row">
      <style:table-row-properties style:keep-together="true" fo:keep-together="auto"/>
    </style:style>
    <style:style style:name="Tabulka42" style:family="table">
      <style:table-properties style:width="15.24cm" table:align="left" style:writing-mode="lr-tb"/>
    </style:style>
    <style:style style:name="Tabulka42.A" style:family="table-column">
      <style:table-column-properties style:column-width="15.24cm"/>
    </style:style>
    <style:style style:name="Tabulka42.1" style:family="table-row">
      <style:table-row-properties style:min-row-height="0.556cm" style:keep-together="true" fo:keep-together="auto"/>
    </style:style>
    <style:style style:name="Tabulka42.A1" style:family="table-cell">
      <style:table-cell-properties fo:padding-left="0.106cm" fo:padding-right="0.106cm" fo:padding-top="0cm" fo:padding-bottom="0cm" fo:border="none"/>
    </style:style>
    <style:style style:name="Tabulka42.2" style:family="table-row">
      <style:table-row-properties style:keep-together="true" fo:keep-together="auto"/>
    </style:style>
    <style:style style:name="Tabulka43" style:family="table">
      <style:table-properties style:width="15.24cm" table:align="left" style:writing-mode="lr-tb"/>
    </style:style>
    <style:style style:name="Tabulka43.A" style:family="table-column">
      <style:table-column-properties style:column-width="15.24cm"/>
    </style:style>
    <style:style style:name="Tabulka43.1" style:family="table-row">
      <style:table-row-properties style:min-row-height="0.556cm" style:keep-together="true" fo:keep-together="auto"/>
    </style:style>
    <style:style style:name="Tabulka43.A1" style:family="table-cell">
      <style:table-cell-properties fo:padding-left="0.106cm" fo:padding-right="0.106cm" fo:padding-top="0cm" fo:padding-bottom="0cm" fo:border="none"/>
    </style:style>
    <style:style style:name="Tabulka43.2" style:family="table-row">
      <style:table-row-properties style:keep-together="true" fo:keep-together="auto"/>
    </style:style>
    <style:style style:name="Tabulka44" style:family="table">
      <style:table-properties style:width="15.24cm" table:align="left" style:writing-mode="lr-tb"/>
    </style:style>
    <style:style style:name="Tabulka44.A" style:family="table-column">
      <style:table-column-properties style:column-width="15.24cm"/>
    </style:style>
    <style:style style:name="Tabulka44.1" style:family="table-row">
      <style:table-row-properties style:min-row-height="0.556cm" style:keep-together="true" fo:keep-together="auto"/>
    </style:style>
    <style:style style:name="Tabulka44.A1" style:family="table-cell">
      <style:table-cell-properties fo:padding-left="0.106cm" fo:padding-right="0.106cm" fo:padding-top="0cm" fo:padding-bottom="0cm" fo:border="none"/>
    </style:style>
    <style:style style:name="Tabulka44.2" style:family="table-row">
      <style:table-row-properties style:keep-together="true" fo:keep-together="auto"/>
    </style:style>
    <style:style style:name="Tabulka45" style:family="table">
      <style:table-properties style:width="15.24cm" table:align="left" style:writing-mode="lr-tb"/>
    </style:style>
    <style:style style:name="Tabulka45.A" style:family="table-column">
      <style:table-column-properties style:column-width="15.24cm"/>
    </style:style>
    <style:style style:name="Tabulka45.1" style:family="table-row">
      <style:table-row-properties style:min-row-height="0.556cm" style:keep-together="true" fo:keep-together="auto"/>
    </style:style>
    <style:style style:name="Tabulka45.A1" style:family="table-cell">
      <style:table-cell-properties fo:padding-left="0.106cm" fo:padding-right="0.106cm" fo:padding-top="0cm" fo:padding-bottom="0cm" fo:border="none"/>
    </style:style>
    <style:style style:name="Tabulka45.2" style:family="table-row">
      <style:table-row-properties style:keep-together="true" fo:keep-together="auto"/>
    </style:style>
    <style:style style:name="Tabulka46" style:family="table">
      <style:table-properties style:width="15.24cm" table:align="left" style:writing-mode="lr-tb"/>
    </style:style>
    <style:style style:name="Tabulka46.A" style:family="table-column">
      <style:table-column-properties style:column-width="15.24cm"/>
    </style:style>
    <style:style style:name="Tabulka46.1" style:family="table-row">
      <style:table-row-properties style:min-row-height="0.556cm" style:keep-together="true" fo:keep-together="auto"/>
    </style:style>
    <style:style style:name="Tabulka46.A1" style:family="table-cell">
      <style:table-cell-properties fo:padding-left="0.106cm" fo:padding-right="0.106cm" fo:padding-top="0cm" fo:padding-bottom="0cm" fo:border="none"/>
    </style:style>
    <style:style style:name="Tabulka46.2" style:family="table-row">
      <style:table-row-properties style:keep-together="true" fo:keep-together="auto"/>
    </style:style>
    <style:style style:name="Tabulka47" style:family="table">
      <style:table-properties style:width="15.24cm" table:align="left" style:writing-mode="lr-tb"/>
    </style:style>
    <style:style style:name="Tabulka47.A" style:family="table-column">
      <style:table-column-properties style:column-width="15.24cm"/>
    </style:style>
    <style:style style:name="Tabulka47.1" style:family="table-row">
      <style:table-row-properties style:min-row-height="0.556cm" style:keep-together="true" fo:keep-together="auto"/>
    </style:style>
    <style:style style:name="Tabulka47.A1" style:family="table-cell">
      <style:table-cell-properties fo:padding-left="0.106cm" fo:padding-right="0.106cm" fo:padding-top="0cm" fo:padding-bottom="0cm" fo:border="none"/>
    </style:style>
    <style:style style:name="Tabulka47.2" style:family="table-row">
      <style:table-row-properties style:keep-together="true" fo:keep-together="auto"/>
    </style:style>
    <style:style style:name="Tabulka48" style:family="table">
      <style:table-properties style:width="15.24cm" table:align="left" style:writing-mode="lr-tb"/>
    </style:style>
    <style:style style:name="Tabulka48.A" style:family="table-column">
      <style:table-column-properties style:column-width="15.24cm"/>
    </style:style>
    <style:style style:name="Tabulka48.1" style:family="table-row">
      <style:table-row-properties style:min-row-height="0.556cm" style:keep-together="true" fo:keep-together="auto"/>
    </style:style>
    <style:style style:name="Tabulka48.A1" style:family="table-cell">
      <style:table-cell-properties fo:padding-left="0.106cm" fo:padding-right="0.106cm" fo:padding-top="0cm" fo:padding-bottom="0cm" fo:border="none"/>
    </style:style>
    <style:style style:name="Tabulka48.2" style:family="table-row">
      <style:table-row-properties style:keep-together="true" fo:keep-together="auto"/>
    </style:style>
    <style:style style:name="Tabulka49" style:family="table">
      <style:table-properties style:width="15.24cm" table:align="left" style:writing-mode="lr-tb"/>
    </style:style>
    <style:style style:name="Tabulka49.A" style:family="table-column">
      <style:table-column-properties style:column-width="15.24cm"/>
    </style:style>
    <style:style style:name="Tabulka49.1" style:family="table-row">
      <style:table-row-properties style:min-row-height="0.556cm" style:keep-together="true" fo:keep-together="auto"/>
    </style:style>
    <style:style style:name="Tabulka49.A1" style:family="table-cell">
      <style:table-cell-properties fo:padding-left="0.106cm" fo:padding-right="0.106cm" fo:padding-top="0cm" fo:padding-bottom="0cm" fo:border="none"/>
    </style:style>
    <style:style style:name="Tabulka49.2" style:family="table-row">
      <style:table-row-properties style:keep-together="true" fo:keep-together="auto"/>
    </style:style>
    <style:style style:name="Tabulka50" style:family="table">
      <style:table-properties style:width="15.24cm" table:align="left" style:writing-mode="lr-tb"/>
    </style:style>
    <style:style style:name="Tabulka50.A" style:family="table-column">
      <style:table-column-properties style:column-width="15.24cm"/>
    </style:style>
    <style:style style:name="Tabulka50.1" style:family="table-row">
      <style:table-row-properties style:min-row-height="0.556cm" style:keep-together="true" fo:keep-together="auto"/>
    </style:style>
    <style:style style:name="Tabulka50.A1" style:family="table-cell">
      <style:table-cell-properties fo:padding-left="0.106cm" fo:padding-right="0.106cm" fo:padding-top="0cm" fo:padding-bottom="0cm" fo:border="none"/>
    </style:style>
    <style:style style:name="Tabulka50.2" style:family="table-row">
      <style:table-row-properties style:keep-together="true" fo:keep-together="auto"/>
    </style:style>
    <style:style style:name="Tabulka51" style:family="table">
      <style:table-properties style:width="15.24cm" table:align="left" style:writing-mode="lr-tb"/>
    </style:style>
    <style:style style:name="Tabulka51.A" style:family="table-column">
      <style:table-column-properties style:column-width="15.24cm"/>
    </style:style>
    <style:style style:name="Tabulka51.1" style:family="table-row">
      <style:table-row-properties style:min-row-height="0.556cm" style:keep-together="true" fo:keep-together="auto"/>
    </style:style>
    <style:style style:name="Tabulka51.A1" style:family="table-cell">
      <style:table-cell-properties fo:padding-left="0.106cm" fo:padding-right="0.106cm" fo:padding-top="0cm" fo:padding-bottom="0cm" fo:border="none"/>
    </style:style>
    <style:style style:name="Tabulka51.2" style:family="table-row">
      <style:table-row-properties style:keep-together="true" fo:keep-together="auto"/>
    </style:style>
    <style:style style:name="Tabulka52" style:family="table">
      <style:table-properties style:width="15.24cm" table:align="left" style:writing-mode="lr-tb"/>
    </style:style>
    <style:style style:name="Tabulka52.A" style:family="table-column">
      <style:table-column-properties style:column-width="15.24cm"/>
    </style:style>
    <style:style style:name="Tabulka52.1" style:family="table-row">
      <style:table-row-properties style:min-row-height="0.556cm" style:keep-together="true" fo:keep-together="auto"/>
    </style:style>
    <style:style style:name="Tabulka52.A1" style:family="table-cell">
      <style:table-cell-properties fo:padding-left="0.106cm" fo:padding-right="0.106cm" fo:padding-top="0cm" fo:padding-bottom="0cm" fo:border="none"/>
    </style:style>
    <style:style style:name="Tabulka52.2" style:family="table-row">
      <style:table-row-properties style:keep-together="true" fo:keep-together="auto"/>
    </style:style>
    <style:style style:name="Tabulka1" style:family="table">
      <style:table-properties style:width="13.97cm" fo:margin-left="1.27cm" table:align="left" style:writing-mode="lr-tb"/>
    </style:style>
    <style:style style:name="Tabulka1.A" style:family="table-column">
      <style:table-column-properties style:column-width="13.97cm"/>
    </style:style>
    <style:style style:name="Tabulka1.1" style:family="table-row">
      <style:table-row-properties style:keep-together="true" fo:keep-together="auto"/>
    </style:style>
    <style:style style:name="Tabulka1.A1" style:family="table-cell">
      <style:table-cell-properties fo:padding-left="0.106cm" fo:padding-right="0.106cm" fo:padding-top="0cm" fo:padding-bottom="0cm" fo:border="none"/>
    </style:style>
    <style:style style:name="Tabulka2" style:family="table">
      <style:table-properties style:width="13.97cm" fo:margin-left="1.27cm" table:align="left" style:writing-mode="lr-tb"/>
    </style:style>
    <style:style style:name="Tabulka2.A" style:family="table-column">
      <style:table-column-properties style:column-width="13.97cm"/>
    </style:style>
    <style:style style:name="Tabulka2.1" style:family="table-row">
      <style:table-row-properties style:keep-together="true" fo:keep-together="auto"/>
    </style:style>
    <style:style style:name="Tabulka2.A1" style:family="table-cell">
      <style:table-cell-properties fo:padding-left="0.106cm" fo:padding-right="0.106cm" fo:padding-top="0cm" fo:padding-bottom="0cm" fo:border="none"/>
    </style:style>
    <style:style style:name="Tabulka3" style:family="table">
      <style:table-properties style:width="13.97cm" fo:margin-left="1.27cm" table:align="left" style:writing-mode="lr-tb"/>
    </style:style>
    <style:style style:name="Tabulka3.A" style:family="table-column">
      <style:table-column-properties style:column-width="13.97cm"/>
    </style:style>
    <style:style style:name="Tabulka3.1" style:family="table-row">
      <style:table-row-properties style:keep-together="true" fo:keep-together="auto"/>
    </style:style>
    <style:style style:name="Tabulka3.A1" style:family="table-cell">
      <style:table-cell-properties fo:padding-left="0.106cm" fo:padding-right="0.106cm" fo:padding-top="0cm" fo:padding-bottom="0cm" fo:border="none"/>
    </style:style>
    <style:style style:name="Tabulka4" style:family="table">
      <style:table-properties style:width="13.97cm" fo:margin-left="1.27cm" table:align="left" style:writing-mode="lr-tb"/>
    </style:style>
    <style:style style:name="Tabulka4.A" style:family="table-column">
      <style:table-column-properties style:column-width="13.97cm"/>
    </style:style>
    <style:style style:name="Tabulka4.1" style:family="table-row">
      <style:table-row-properties style:keep-together="true" fo:keep-together="auto"/>
    </style:style>
    <style:style style:name="Tabulka4.A1" style:family="table-cell">
      <style:table-cell-properties fo:padding-left="0.106cm" fo:padding-right="0.106cm" fo:padding-top="0cm" fo:padding-bottom="0cm" fo:border="none"/>
    </style:style>
    <style:style style:name="Tabulka5" style:family="table">
      <style:table-properties style:width="13.97cm" fo:margin-left="1.27cm" table:align="left" style:writing-mode="lr-tb"/>
    </style:style>
    <style:style style:name="Tabulka5.A" style:family="table-column">
      <style:table-column-properties style:column-width="13.97cm"/>
    </style:style>
    <style:style style:name="Tabulka5.1" style:family="table-row">
      <style:table-row-properties style:keep-together="true" fo:keep-together="auto"/>
    </style:style>
    <style:style style:name="Tabulka5.A1" style:family="table-cell">
      <style:table-cell-properties fo:padding-left="0.106cm" fo:padding-right="0.106cm" fo:padding-top="0cm" fo:padding-bottom="0cm" fo:border="none"/>
    </style:style>
    <style:style style:name="Tabulka6" style:family="table">
      <style:table-properties style:width="13.97cm" fo:margin-left="1.27cm" table:align="left" style:writing-mode="lr-tb"/>
    </style:style>
    <style:style style:name="Tabulka6.A" style:family="table-column">
      <style:table-column-properties style:column-width="13.97cm"/>
    </style:style>
    <style:style style:name="Tabulka6.1" style:family="table-row">
      <style:table-row-properties style:keep-together="true" fo:keep-together="auto"/>
    </style:style>
    <style:style style:name="Tabulka6.A1" style:family="table-cell">
      <style:table-cell-properties fo:padding-left="0.106cm" fo:padding-right="0.106cm" fo:padding-top="0cm" fo:padding-bottom="0cm" fo:border="none"/>
    </style:style>
    <style:style style:name="Tabulka7" style:family="table">
      <style:table-properties style:width="13.97cm" fo:margin-left="1.27cm" table:align="left" style:writing-mode="lr-tb"/>
    </style:style>
    <style:style style:name="Tabulka7.A" style:family="table-column">
      <style:table-column-properties style:column-width="13.97cm"/>
    </style:style>
    <style:style style:name="Tabulka7.1" style:family="table-row">
      <style:table-row-properties style:keep-together="true" fo:keep-together="auto"/>
    </style:style>
    <style:style style:name="Tabulka7.A1" style:family="table-cell">
      <style:table-cell-properties fo:padding-left="0.106cm" fo:padding-right="0.106cm" fo:padding-top="0cm" fo:padding-bottom="0cm" fo:border="none"/>
    </style:style>
    <style:style style:name="Tabulka8" style:family="table">
      <style:table-properties style:width="13.97cm" fo:margin-left="1.27cm" table:align="left" style:writing-mode="lr-tb"/>
    </style:style>
    <style:style style:name="Tabulka8.A" style:family="table-column">
      <style:table-column-properties style:column-width="13.97cm"/>
    </style:style>
    <style:style style:name="Tabulka8.1" style:family="table-row">
      <style:table-row-properties style:keep-together="true" fo:keep-together="auto"/>
    </style:style>
    <style:style style:name="Tabulka8.A1" style:family="table-cell">
      <style:table-cell-properties fo:padding-left="0.106cm" fo:padding-right="0.106cm" fo:padding-top="0cm" fo:padding-bottom="0cm" fo:border="none"/>
    </style:style>
    <style:style style:name="Tabulka9" style:family="table">
      <style:table-properties style:width="13.97cm" fo:margin-left="1.27cm" table:align="left" style:writing-mode="lr-tb"/>
    </style:style>
    <style:style style:name="Tabulka9.A" style:family="table-column">
      <style:table-column-properties style:column-width="13.97cm"/>
    </style:style>
    <style:style style:name="Tabulka9.1" style:family="table-row">
      <style:table-row-properties style:keep-together="true" fo:keep-together="auto"/>
    </style:style>
    <style:style style:name="Tabulka9.A1" style:family="table-cell">
      <style:table-cell-properties fo:padding-left="0.106cm" fo:padding-right="0.106cm" fo:padding-top="0cm" fo:padding-bottom="0cm" fo:border="none"/>
    </style:style>
    <style:style style:name="Tabulka10" style:family="table">
      <style:table-properties style:width="13.97cm" fo:margin-left="1.27cm" table:align="left" style:writing-mode="lr-tb"/>
    </style:style>
    <style:style style:name="Tabulka10.A" style:family="table-column">
      <style:table-column-properties style:column-width="13.97cm"/>
    </style:style>
    <style:style style:name="Tabulka10.1" style:family="table-row">
      <style:table-row-properties style:keep-together="true" fo:keep-together="auto"/>
    </style:style>
    <style:style style:name="Tabulka10.A1" style:family="table-cell">
      <style:table-cell-properties fo:padding-left="0.106cm" fo:padding-right="0.106cm" fo:padding-top="0cm" fo:padding-bottom="0cm" fo:border="none"/>
    </style:style>
    <style:style style:name="Tabulka11" style:family="table">
      <style:table-properties style:width="13.97cm" fo:margin-left="1.27cm" table:align="left" style:writing-mode="lr-tb"/>
    </style:style>
    <style:style style:name="Tabulka11.A" style:family="table-column">
      <style:table-column-properties style:column-width="13.97cm"/>
    </style:style>
    <style:style style:name="Tabulka11.1" style:family="table-row">
      <style:table-row-properties style:keep-together="true" fo:keep-together="auto"/>
    </style:style>
    <style:style style:name="Tabulka11.A1" style:family="table-cell">
      <style:table-cell-properties fo:padding-left="0.106cm" fo:padding-right="0.106cm" fo:padding-top="0cm" fo:padding-bottom="0cm" fo:border="none"/>
    </style:style>
    <style:style style:name="Tabulka12" style:family="table">
      <style:table-properties style:width="13.97cm" fo:margin-left="1.27cm" table:align="left" style:writing-mode="lr-tb"/>
    </style:style>
    <style:style style:name="Tabulka12.A" style:family="table-column">
      <style:table-column-properties style:column-width="13.97cm"/>
    </style:style>
    <style:style style:name="Tabulka12.1" style:family="table-row">
      <style:table-row-properties style:keep-together="true" fo:keep-together="auto"/>
    </style:style>
    <style:style style:name="Tabulka12.A1" style:family="table-cell">
      <style:table-cell-properties fo:padding-left="0.106cm" fo:padding-right="0.106cm" fo:padding-top="0cm" fo:padding-bottom="0cm" fo:border="none"/>
    </style:style>
    <style:style style:name="Tabulka13" style:family="table">
      <style:table-properties style:width="13.97cm" fo:margin-left="1.27cm" table:align="left" style:writing-mode="lr-tb"/>
    </style:style>
    <style:style style:name="Tabulka13.A" style:family="table-column">
      <style:table-column-properties style:column-width="13.97cm"/>
    </style:style>
    <style:style style:name="Tabulka13.1" style:family="table-row">
      <style:table-row-properties style:keep-together="true" fo:keep-together="auto"/>
    </style:style>
    <style:style style:name="Tabulka13.A1" style:family="table-cell">
      <style:table-cell-properties fo:padding-left="0.106cm" fo:padding-right="0.106cm" fo:padding-top="0cm" fo:padding-bottom="0cm" fo:border="none"/>
    </style:style>
    <style:style style:name="Tabulka14" style:family="table">
      <style:table-properties style:width="13.97cm" fo:margin-left="1.27cm" table:align="left" style:writing-mode="lr-tb"/>
    </style:style>
    <style:style style:name="Tabulka14.A" style:family="table-column">
      <style:table-column-properties style:column-width="13.97cm"/>
    </style:style>
    <style:style style:name="Tabulka14.1" style:family="table-row">
      <style:table-row-properties style:keep-together="true" fo:keep-together="auto"/>
    </style:style>
    <style:style style:name="Tabulka14.A1" style:family="table-cell">
      <style:table-cell-properties fo:padding-left="0.106cm" fo:padding-right="0.106cm" fo:padding-top="0cm" fo:padding-bottom="0cm" fo:border="none"/>
    </style:style>
    <style:style style:name="Tabulka15" style:family="table">
      <style:table-properties style:width="13.97cm" fo:margin-left="1.27cm" table:align="left" style:writing-mode="lr-tb"/>
    </style:style>
    <style:style style:name="Tabulka15.A" style:family="table-column">
      <style:table-column-properties style:column-width="13.97cm"/>
    </style:style>
    <style:style style:name="Tabulka15.1" style:family="table-row">
      <style:table-row-properties style:keep-together="true" fo:keep-together="auto"/>
    </style:style>
    <style:style style:name="Tabulka15.A1" style:family="table-cell">
      <style:table-cell-properties fo:padding-left="0.106cm" fo:padding-right="0.106cm" fo:padding-top="0cm" fo:padding-bottom="0cm" fo:border="none"/>
    </style:style>
    <style:style style:name="Tabulka16" style:family="table">
      <style:table-properties style:width="13.97cm" fo:margin-left="1.27cm" table:align="left" style:writing-mode="lr-tb"/>
    </style:style>
    <style:style style:name="Tabulka16.A" style:family="table-column">
      <style:table-column-properties style:column-width="13.97cm"/>
    </style:style>
    <style:style style:name="Tabulka16.1" style:family="table-row">
      <style:table-row-properties style:keep-together="true" fo:keep-together="auto"/>
    </style:style>
    <style:style style:name="Tabulka16.A1" style:family="table-cell">
      <style:table-cell-properties fo:padding-left="0.106cm" fo:padding-right="0.106cm" fo:padding-top="0cm" fo:padding-bottom="0cm" fo:border="none"/>
    </style:style>
    <style:style style:name="Tabulka17" style:family="table">
      <style:table-properties style:width="13.97cm" fo:margin-left="1.27cm" table:align="left" style:writing-mode="lr-tb"/>
    </style:style>
    <style:style style:name="Tabulka17.A" style:family="table-column">
      <style:table-column-properties style:column-width="13.97cm"/>
    </style:style>
    <style:style style:name="Tabulka17.1" style:family="table-row">
      <style:table-row-properties style:keep-together="true" fo:keep-together="auto"/>
    </style:style>
    <style:style style:name="Tabulka17.A1" style:family="table-cell">
      <style:table-cell-properties fo:padding-left="0.106cm" fo:padding-right="0.106cm" fo:padding-top="0cm" fo:padding-bottom="0cm" fo:border="none"/>
    </style:style>
    <style:style style:name="Tabulka18" style:family="table">
      <style:table-properties style:width="13.97cm" fo:margin-left="1.27cm" table:align="left" style:writing-mode="lr-tb"/>
    </style:style>
    <style:style style:name="Tabulka18.A" style:family="table-column">
      <style:table-column-properties style:column-width="13.97cm"/>
    </style:style>
    <style:style style:name="Tabulka18.1" style:family="table-row">
      <style:table-row-properties style:keep-together="true" fo:keep-together="auto"/>
    </style:style>
    <style:style style:name="Tabulka18.A1" style:family="table-cell">
      <style:table-cell-properties fo:padding-left="0.106cm" fo:padding-right="0.106cm" fo:padding-top="0cm" fo:padding-bottom="0cm" fo:border="none"/>
    </style:style>
    <style:style style:name="Tabulka19" style:family="table">
      <style:table-properties style:width="13.97cm" fo:margin-left="1.27cm" table:align="left" style:writing-mode="lr-tb"/>
    </style:style>
    <style:style style:name="Tabulka19.A" style:family="table-column">
      <style:table-column-properties style:column-width="13.97cm"/>
    </style:style>
    <style:style style:name="Tabulka19.1" style:family="table-row">
      <style:table-row-properties style:keep-together="true" fo:keep-together="auto"/>
    </style:style>
    <style:style style:name="Tabulka19.A1" style:family="table-cell">
      <style:table-cell-properties fo:padding-left="0.106cm" fo:padding-right="0.106cm" fo:padding-top="0cm" fo:padding-bottom="0cm" fo:border="none"/>
    </style:style>
    <style:style style:name="Tabulka20" style:family="table">
      <style:table-properties style:width="13.97cm" fo:margin-left="1.27cm" table:align="left" style:writing-mode="lr-tb"/>
    </style:style>
    <style:style style:name="Tabulka20.A" style:family="table-column">
      <style:table-column-properties style:column-width="13.97cm"/>
    </style:style>
    <style:style style:name="Tabulka20.1" style:family="table-row">
      <style:table-row-properties style:keep-together="true" fo:keep-together="auto"/>
    </style:style>
    <style:style style:name="Tabulka20.A1" style:family="table-cell">
      <style:table-cell-properties fo:padding-left="0.106cm" fo:padding-right="0.106cm" fo:padding-top="0cm" fo:padding-bottom="0cm" fo:border="none"/>
    </style:style>
    <style:style style:name="Tabulka53" style:family="table">
      <style:table-properties style:width="13.97cm" fo:margin-left="1.27cm" table:align="left" style:writing-mode="lr-tb"/>
    </style:style>
    <style:style style:name="Tabulka53.A" style:family="table-column">
      <style:table-column-properties style:column-width="13.97cm"/>
    </style:style>
    <style:style style:name="Tabulka53.1" style:family="table-row">
      <style:table-row-properties style:keep-together="true" fo:keep-together="auto"/>
    </style:style>
    <style:style style:name="Tabulka53.A1" style:family="table-cell">
      <style:table-cell-properties fo:padding-left="0.106cm" fo:padding-right="0.106cm" fo:padding-top="0cm" fo:padding-bottom="0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language="cs" fo:country="CZ" fo:background-color="transparent" style:font-name-asian="Arial2" style:font-weight-asian="normal" style:font-name-complex="Arial2" style:font-weight-complex="normal"/>
    </style:style>
    <style:style style:name="P4" style:family="paragraph" style:parent-style-name="Standard">
      <style:paragraph-properties style:text-autospace="none"/>
      <style:text-properties style:font-name="Arial"/>
    </style:style>
    <style:style style:name="P5" style:family="paragraph" style:parent-style-name="Standard">
      <style:text-properties style:font-name="Arial" fo:font-size="11pt" fo:font-weight="normal" style:font-name-asian="Tahoma1" style:font-size-asian="11pt" style:font-weight-asian="normal" style:font-name-complex="Tahoma1" style:font-size-complex="11pt" style:font-weight-complex="normal"/>
    </style:style>
    <style:style style:name="P6" style:family="paragraph" style:parent-style-name="Standard">
      <style:text-properties style:font-name="Arial" fo:font-size="9pt" fo:font-weight="bold" style:font-name-asian="Tahoma1" style:font-size-asian="9pt" style:font-weight-asian="bold" style:font-name-complex="Tahoma1" style:font-size-complex="9pt" style:font-weight-complex="bold"/>
    </style:style>
    <style:style style:name="P7" style:family="paragraph" style:parent-style-name="Standard">
      <style:text-properties style:font-name="Arial" fo:font-size="12pt" fo:font-weight="bold" style:font-name-asian="Tahoma1" style:font-size-asian="12pt" style:font-weight-asian="bold" style:font-name-complex="Tahoma1" style:font-size-complex="12pt" style:font-weight-complex="bold"/>
    </style:style>
    <style:style style:name="P8" style:family="paragraph" style:parent-style-name="Standard">
      <style:paragraph-properties style:text-autospace="none"/>
      <style:text-properties fo:color="#000000" style:font-name="Arial" fo:font-size="10pt" fo:language="en" fo:country="US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9" style:family="paragraph" style:parent-style-name="Standard">
      <style:paragraph-properties style:text-autospace="none"/>
      <style:text-properties fo:color="#000000" style:font-name="Arial" fo:font-size="10pt" fo:language="cs" fo:country="CZ" fo:font-style="normal" fo:font-weight="normal" style:font-name-asian="Times New Roman CE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P10" style:family="paragraph" style:parent-style-name="Standard">
      <style:paragraph-properties style:text-autospace="none"/>
      <style:text-properties fo:color="#0000ff" style:font-name="Arial"/>
    </style:style>
    <style:style style:name="P11" style:family="paragraph" style:parent-style-name="Standard">
      <style:paragraph-properties style:text-autospace="none"/>
      <style:text-properties fo:color="#0000ff" style:font-name="Arial" fo:font-size="10pt" fo:language="cs" fo:country="CZ" fo:font-style="normal" fo:font-weight="normal" style:font-name-asian="Times New Roman CE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P12" style:family="paragraph" style:parent-style-name="Standard">
      <style:paragraph-properties style:text-autospace="none"/>
      <style:text-properties fo:color="#0000ff" style:font-name="Arial" fo:font-size="10pt" fo:language="en" fo:country="US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13" style:family="paragraph" style:parent-style-name="Standard">
      <style:text-properties fo:color="#0000ff" style:font-name="Arial" fo:font-size="10pt" fo:language="en" fo:country="US" fo:font-weight="bold" style:font-name-asian="Arial1" style:font-size-asian="10pt" style:font-weight-asian="bold" style:font-name-complex="Arial1" style:font-size-complex="10pt" style:font-weight-complex="bold"/>
    </style:style>
    <style:style style:name="P14" style:family="paragraph" style:parent-style-name="Standard">
      <style:text-properties fo:color="#0000ff" style:font-name="Arial" fo:font-size="10pt" fo:language="en" fo:country="US" fo:font-weight="bold" style:font-name-asian="Arial CE" style:font-size-asian="10pt" style:font-weight-asian="bold" style:font-name-complex="Arial CE" style:font-size-complex="10pt" style:font-weight-complex="bold"/>
    </style:style>
    <style:style style:name="P15" style:family="paragraph" style:parent-style-name="Standard">
      <style:text-properties fo:color="#0000ff" style:font-name="Arial" fo:font-size="10pt" fo:language="en" fo:country="US" fo:font-weight="normal" style:font-name-asian="Arial CE" style:font-size-asian="10pt" style:font-weight-asian="normal" style:font-name-complex="Arial CE" style:font-size-complex="10pt" style:font-weight-complex="normal"/>
    </style:style>
    <style:style style:name="P16" style:family="paragraph" style:parent-style-name="Standard">
      <style:paragraph-properties style:text-autospace="none"/>
      <style:text-properties fo:color="#0000ff" style:font-name="Arial" fo:font-size="11pt" fo:language="en" fo:country="US" fo:font-weight="bold" style:font-name-asian="Arial1" style:font-size-asian="11pt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ff" style:font-name="Arial" fo:font-size="11pt" style:font-name-asian="Times New Roman1" style:font-size-asian="11pt" style:font-name-complex="Times New Roman1" style:font-size-complex="11pt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ff" style:font-name="Arial" fo:font-size="11pt" style:font-name-asian="Cambria" style:font-size-asian="11pt" style:font-name-complex="Cambria" style:font-size-complex="11pt"/>
    </style:style>
    <style:style style:name="P19" style:family="paragraph" style:parent-style-name="Standard">
      <style:paragraph-properties style:text-autospace="none"/>
      <style:text-properties fo:color="#0000ff" style:font-name="Arial" fo:font-size="11pt" style:font-name-asian="Cambria" style:font-size-asian="11pt" style:font-name-complex="Cambria" style:font-size-complex="11pt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ff" style:font-name="Arial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P21" style:family="paragraph" style:parent-style-name="Standard">
      <style:paragraph-properties style:text-autospace="none"/>
      <style:text-properties style:use-window-font-color="true" style:font-name="Arial" fo:font-size="11pt" fo:language="en" fo:country="US" fo:font-weight="normal" style:font-name-asian="Arial1" style:font-size-asian="11pt" style:font-weight-asian="normal" style:font-name-complex="Arial1" style:font-size-complex="11pt" style:font-weight-complex="normal"/>
    </style:style>
    <style:style style:name="P22" style:family="paragraph" style:parent-style-name="Standard">
      <style:paragraph-properties style:text-autospace="none"/>
      <style:text-properties style:use-window-font-color="true" style:font-name="Arial" fo:font-size="11pt" fo:language="en" fo:country="US" fo:font-weight="normal" style:font-name-asian="‚l‚r –¾’©" style:font-size-asian="11pt" style:font-weight-asian="normal" style:font-name-complex="‚l‚r –¾’©" style:font-size-complex="11pt" style:font-weight-complex="normal"/>
    </style:style>
    <style:style style:name="P23" style:family="paragraph" style:parent-style-name="Standard">
      <style:paragraph-properties style:text-autospace="none"/>
      <style:text-properties fo:color="#004080" style:font-name="Arial" fo:font-size="11pt" fo:language="en" fo:country="US" fo:font-weight="bold" style:font-name-asian="Arial1" style:font-size-asian="11pt" style:font-weight-asian="bold" style:font-name-complex="Arial1" style:font-size-complex="11pt" style:font-weight-complex="bold"/>
    </style:style>
    <style:style style:name="P24" style:family="paragraph" style:parent-style-name="Standard">
      <style:paragraph-properties style:text-autospace="none"/>
      <style:text-properties fo:font-variant="normal" fo:text-transform="none" fo:color="#0000ff" style:text-line-through-style="none" style:font-name="Arial" fo:font-size="11pt" fo:letter-spacing="normal" fo:language="en" fo:country="US" fo:font-style="normal" style:text-underline-style="none" fo:font-weight="normal" style:text-blinking="false" fo:background-color="transparent" style:font-name-asian="‚l‚r –¾’©" style:font-size-asian="11pt" style:font-weight-asian="normal" style:font-name-complex="‚l‚r –¾’©" style:font-size-complex="11pt" style:font-weight-complex="normal"/>
    </style:style>
    <style:style style:name="P25" style:family="paragraph" style:parent-style-name="Standard">
      <style:paragraph-properties style:text-autospace="none"/>
      <style:text-properties fo:font-variant="normal" fo:text-transform="none" fo:color="#0000ff" style:text-line-through-style="none" style:font-name="Arial" fo:font-size="18pt" fo:letter-spacing="normal" fo:language="cs" fo:country="CZ" fo:font-style="normal" style:text-underline-style="none" fo:font-weight="bold" style:text-blinking="false" fo:background-color="transparent" style:font-name-asian="‚l‚r –¾’©" style:font-size-asian="11pt" style:font-weight-asian="normal" style:font-name-complex="‚l‚r –¾’©" style:font-size-complex="11pt" style:font-weight-complex="normal"/>
    </style:style>
    <style:style style:name="P26" style:family="paragraph" style:parent-style-name="Standard">
      <style:paragraph-properties style:text-autospace="none"/>
      <style:text-properties fo:font-variant="normal" fo:text-transform="none" fo:color="#000000" style:text-line-through-style="none" style:font-name="Arial" fo:font-size="18pt" fo:letter-spacing="normal" fo:language="cs" fo:country="CZ" fo:font-style="normal" style:text-underline-style="none" fo:font-weight="bold" style:text-blinking="false" fo:background-color="transparent" style:font-name-asian="‚l‚r –¾’©" style:font-size-asian="11pt" style:font-weight-asian="normal" style:font-name-complex="‚l‚r –¾’©" style:font-size-complex="11pt" style:font-weight-complex="normal"/>
    </style:style>
    <style:style style:name="P27" style:family="paragraph" style:parent-style-name="Standard">
      <style:paragraph-properties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1.746cm" fo:margin-right="0cm" fo:text-indent="-0.476cm" style:auto-text-indent="false" style:text-autospace="none">
        <style:tab-stops/>
      </style:paragraph-properties>
      <style:text-properties style:use-window-font-color="true" style:font-name="Arial" fo:font-size="11pt" fo:language="en" fo:country="US" fo:font-weight="normal" style:font-name-asian="Arial1" style:font-size-asian="11pt" style:font-weight-asian="normal" style:font-name-complex="Arial1" style:font-size-complex="11pt" style:font-weight-complex="normal"/>
    </style:style>
    <style:style style:name="P29" style:family="paragraph" style:parent-style-name="Standard">
      <style:paragraph-properties fo:margin-left="1.746cm" fo:margin-right="0cm" fo:text-indent="-0.476cm" style:auto-text-indent="false" style:text-autospace="none">
        <style:tab-stops/>
      </style:paragraph-properties>
      <style:text-properties style:font-name="Arial"/>
    </style:style>
    <style:style style:name="P30" style:family="paragraph" style:parent-style-name="Standard">
      <style:paragraph-properties fo:margin-left="1.746cm" fo:margin-right="0cm" fo:text-indent="-0.476cm" style:auto-text-indent="false" style:text-autospace="none">
        <style:tab-stops/>
      </style:paragraph-properties>
      <style:text-properties fo:color="#0000ff" style:font-name="Arial"/>
    </style:style>
    <style:style style:name="P31" style:family="paragraph" style:parent-style-name="Standard">
      <style:paragraph-properties fo:margin-left="1.746cm" fo:margin-right="0cm" fo:text-indent="-0.476cm" style:auto-text-indent="false" style:text-autospace="none">
        <style:tab-stops/>
      </style:paragraph-properties>
      <style:text-properties fo:color="#0000ff" style:font-name="Arial" fo:font-size="11pt" fo:language="en" fo:country="US" fo:font-weight="normal" style:font-name-asian="Arial1" style:font-size-asian="11pt" style:font-weight-asian="normal" style:font-name-complex="Arial1" style:font-size-complex="11pt" style:font-weight-complex="normal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fo:color="#0000ff" style:font-name="Arial" fo:font-size="14pt" fo:language="cs" fo:country="CZ" fo:font-weight="bold" style:font-name-asian="Arial1" style:font-size-asian="14pt" style:font-weight-asian="bold" style:font-name-complex="Arial1" style:font-size-complex="14pt" style:font-weight-complex="bold"/>
    </style:style>
    <style:style style:name="P33" style:family="paragraph" style:parent-style-name="Standard">
      <style:paragraph-properties fo:background-color="transparent">
        <style:background-image/>
      </style:paragraph-properties>
      <style:text-properties fo:color="#0000ff" style:font-name="Arial" fo:font-size="14pt" style:font-name-asian="Arial1" style:font-size-asian="14pt" style:font-name-complex="Arial1" style:font-size-complex="14pt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fo:color="#0000ff" style:font-name="Arial" fo:font-size="11pt" style:font-name-asian="TimesNewRomanPSMT" style:font-size-asian="11pt" style:font-name-complex="TimesNewRomanPSMT" style:font-size-complex="11pt"/>
    </style:style>
    <style:style style:name="P35" style:family="paragraph" style:parent-style-name="Standard">
      <style:paragraph-properties fo:background-color="transparent" style:text-autospace="none">
        <style:background-image/>
      </style:paragraph-properties>
      <style:text-properties fo:color="#0000ff" style:font-name="Arial" fo:font-size="11pt" style:font-name-asian="TimesNewRomanPSMT" style:font-size-asian="11pt" style:font-name-complex="TimesNewRomanPSMT" style:font-size-complex="11pt"/>
    </style:style>
    <style:style style:name="P36" style:family="paragraph" style:parent-style-name="Standard">
      <style:paragraph-properties fo:background-color="transparent">
        <style:background-image/>
      </style:paragraph-properties>
      <style:text-properties fo:color="#0000ff" style:font-name="Arial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37" style:family="paragraph" style:parent-style-name="Standard">
      <style:paragraph-properties fo:background-color="transparent">
        <style:background-image/>
      </style:paragraph-properties>
      <style:text-properties fo:color="#0000ff" style:font-name="Arial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38" style:family="paragraph" style:parent-style-name="Standard">
      <style:paragraph-properties fo:background-color="transparent" style:text-autospace="none">
        <style:background-image/>
      </style:paragraph-properties>
    </style:style>
    <style:style style:name="P39" style:family="paragraph" style:parent-style-name="Standard">
      <style:paragraph-properties fo:background-color="transparent">
        <style:background-image/>
      </style:paragraph-properties>
      <style:text-properties fo:color="#000000" style:font-name="Arial" fo:font-size="18pt" fo:language="cs" fo:country="CZ" fo:font-weight="bold" style:font-name-asian="Arial CE1" style:font-size-asian="18pt" style:font-weight-asian="bold" style:font-name-complex="Arial CE1" style:font-size-complex="18pt" style:font-weight-complex="bold"/>
    </style:style>
    <style:style style:name="P40" style:family="paragraph" style:parent-style-name="Standard">
      <style:paragraph-properties fo:background-color="transparent" style:text-autospace="none">
        <style:background-image/>
      </style:paragraph-properties>
      <style:text-properties fo:color="#000000" style:font-name="Arial" fo:font-size="11pt" style:font-name-asian="Cambria" style:font-size-asian="11pt" style:font-name-complex="Cambria" style:font-size-complex="11pt"/>
    </style:style>
    <style:style style:name="P41" style:family="paragraph" style:parent-style-name="Standard">
      <style:paragraph-properties fo:background-color="transparent">
        <style:background-image/>
      </style:paragraph-properties>
      <style:text-properties style:font-name="Arial"/>
    </style:style>
    <style:style style:name="P42" style:family="paragraph" style:parent-style-name="heading_20_3">
      <style:paragraph-properties fo:background-color="transparent">
        <style:background-image/>
      </style:paragraph-properties>
      <style:text-properties fo:color="#000000" style:font-name="Arial" fo:font-size="18pt" fo:language="cs" fo:country="CZ" fo:font-weight="bold" style:font-name-asian="Arial CE1" style:font-size-asian="18pt" style:font-weight-asian="bold" style:font-name-complex="Arial CE1" style:font-size-complex="18pt" style:font-weight-complex="bold"/>
    </style:style>
    <style:style style:name="P43" style:family="paragraph" style:parent-style-name="Standard">
      <style:paragraph-properties fo:margin-left="1.27cm" fo:margin-right="0cm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1.27cm" fo:margin-right="0cm" fo:text-indent="0cm" style:auto-text-indent="false" style:text-autospace="none"/>
      <style:text-properties style:use-window-font-color="true" style:font-name="Arial" fo:font-size="11pt" fo:language="en" fo:country="US" fo:font-weight="normal" style:font-name-asian="Arial1" style:font-size-asian="11pt" style:font-weight-asian="normal" style:font-name-complex="Arial1" style:font-size-complex="11pt" style:font-weight-complex="normal"/>
    </style:style>
    <style:style style:name="P45" style:family="paragraph" style:parent-style-name="Standard">
      <style:paragraph-properties fo:margin-left="1.27cm" fo:margin-right="0cm" fo:text-indent="0cm" style:auto-text-indent="false" style:text-autospace="none"/>
      <style:text-properties fo:color="#0000ff" style:font-name="Arial" fo:font-size="11pt" fo:language="en" fo:country="US" fo:font-weight="normal" style:font-name-asian="Arial1" style:font-size-asian="11pt" style:font-weight-asian="normal" style:font-name-complex="Arial1" style:font-size-complex="11pt" style:font-weight-complex="normal"/>
    </style:style>
    <style:style style:name="P46" style:family="paragraph" style:parent-style-name="Standard">
      <style:paragraph-properties fo:margin-left="0cm" fo:margin-right="0cm" fo:text-indent="1.27cm" style:auto-text-indent="false" style:text-autospace="none"/>
      <style:text-properties fo:color="#004080" style:font-name="Arial" fo:font-size="11pt" fo:language="en" fo:country="US" fo:font-weight="bold" style:font-name-asian="Arial1" style:font-size-asian="11pt" style:font-weight-asian="bold" style:font-name-complex="Arial1" style:font-size-complex="11pt" style:font-weight-complex="bold"/>
    </style:style>
    <style:style style:name="P47" style:family="paragraph" style:parent-style-name="Standard">
      <style:paragraph-properties fo:margin-left="0cm" fo:margin-right="0cm" fo:text-indent="1.27cm" style:auto-text-indent="false" style:text-autospace="none"/>
      <style:text-properties fo:color="#0000ff" style:font-name="Arial" fo:font-size="11pt" fo:language="en" fo:country="US" fo:font-weight="bold" style:font-name-asian="Arial1" style:font-size-asian="11pt" style:font-weight-asian="bold" style:font-name-complex="Arial1" style:font-size-complex="11pt" style:font-weight-complex="bold"/>
    </style:style>
    <style:style style:name="P48" style:family="paragraph" style:parent-style-name="Standard">
      <style:paragraph-properties fo:margin-left="0.979cm" fo:margin-right="0cm" fo:text-indent="0cm" style:auto-text-indent="false" style:text-autospace="none"/>
      <style:text-properties fo:font-variant="normal" fo:text-transform="none" fo:color="#000000" style:text-line-through-style="none" style:font-name="Arial" fo:font-size="18pt" fo:letter-spacing="normal" fo:language="cs" fo:country="CZ" fo:font-style="normal" style:text-underline-style="none" fo:font-weight="bold" style:text-blinking="false" fo:background-color="transparent" style:font-name-asian="‚l‚r –¾’©" style:font-size-asian="11pt" style:font-weight-asian="normal" style:font-name-complex="‚l‚r –¾’©" style:font-size-complex="11pt" style:font-weight-complex="normal"/>
    </style:style>
    <style:style style:name="P49" style:family="paragraph" style:parent-style-name="Standard">
      <style:paragraph-properties fo:margin-left="0.979cm" fo:margin-right="0cm" fo:text-indent="0cm" style:auto-text-indent="false" style:text-autospace="none"/>
      <style:text-properties fo:font-variant="normal" fo:text-transform="none" fo:color="#0000ff" style:text-line-through-style="none" style:font-name="Arial" fo:font-size="18pt" fo:letter-spacing="normal" fo:language="cs" fo:country="CZ" fo:font-style="normal" style:text-underline-style="none" fo:font-weight="bold" style:text-blinking="false" fo:background-color="transparent" style:font-name-asian="‚l‚r –¾’©" style:font-size-asian="11pt" style:font-weight-asian="normal" style:font-name-complex="‚l‚r –¾’©" style:font-size-complex="11pt" style:font-weight-complex="normal"/>
    </style:style>
    <style:style style:name="P50" style:family="paragraph" style:parent-style-name="Standard">
      <style:paragraph-properties fo:margin-left="0.979cm" fo:margin-right="0cm" fo:text-indent="0cm" style:auto-text-indent="false" style:text-autospace="none"/>
      <style:text-properties fo:color="#0000ff" style:font-name="Arial" fo:font-size="14pt" fo:language="en" fo:country="US" fo:font-weight="bold" style:font-name-asian="Arial1" style:font-size-asian="14pt" style:font-weight-asian="bold" style:font-name-complex="Arial1" style:font-size-complex="14pt" style:font-weight-complex="bold"/>
    </style:style>
    <style:style style:name="P51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/>
    </style:style>
    <style:style style:name="P52" style:family="paragraph" style:parent-style-name="Text_20_body">
      <style:paragraph-properties fo:margin-top="0cm" fo:margin-bottom="0cm" fo:text-align="justify" style:justify-single-word="false" fo:orphans="2" fo:widows="2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/>
    </style:style>
    <style:style style:name="P53" style:family="paragraph" style:parent-style-name="Illustration">
      <style:text-properties style:font-name="Arial" fo:font-size="12pt" fo:font-weight="normal" style:font-size-asian="12pt" style:font-weight-asian="normal" style:font-size-complex="12pt" style:font-weight-complex="normal"/>
    </style:style>
    <style:style style:name="P54" style:family="paragraph" style:parent-style-name="heading_20_3">
      <style:paragraph-properties fo:margin-top="0.423cm" fo:margin-bottom="0.106cm" style:text-autospace="none"/>
      <style:text-properties style:use-window-font-color="true" style:font-name="Arial" fo:font-size="13pt" fo:language="en" fo:country="US" fo:font-weight="bold" style:font-name-asian="Arial1" style:font-size-asian="13pt" style:font-weight-asian="bold" style:font-name-complex="Arial1" style:font-size-complex="13pt" style:font-weight-complex="bold"/>
    </style:style>
    <style:style style:name="P55" style:family="paragraph" style:parent-style-name="heading_20_4">
      <style:paragraph-properties style:text-autospace="none"/>
      <style:text-properties style:font-name="Arial"/>
    </style:style>
    <style:style style:name="P56" style:family="paragraph" style:parent-style-name="heading_20_4">
      <style:paragraph-properties style:text-autospace="none"/>
      <style:text-properties fo:color="#0000ff" style:font-name="Arial"/>
    </style:style>
    <style:style style:name="P57" style:family="paragraph" style:parent-style-name="Heading_20_5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/>
    </style:style>
    <style:style style:name="P58" style:family="paragraph" style:parent-style-name="Standard">
      <style:paragraph-properties fo:text-align="start" style:justify-single-word="false" style:text-autospace="none"/>
      <style:text-properties fo:color="#0000ff" style:font-name="Arial" fo:font-size="11pt" style:font-name-asian="Times New Roman1" style:font-size-asian="11pt" style:font-name-complex="Times New Roman1" style:font-size-complex="11pt"/>
    </style:style>
    <style:style style:name="P59" style:family="paragraph" style:parent-style-name="Standard">
      <style:paragraph-properties fo:text-align="start" style:justify-single-word="false" style:text-autospace="none"/>
      <style:text-properties fo:color="#0000ff" style:font-name="Arial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P60" style:family="paragraph" style:parent-style-name="Standard" style:list-style-name="L1">
      <style:paragraph-properties fo:margin-left="1.746cm" fo:margin-right="0cm" fo:text-indent="-0.476cm" style:auto-text-indent="false" style:text-autospace="none">
        <style:tab-stops/>
      </style:paragraph-properties>
      <style:text-properties style:font-name="Arial"/>
    </style:style>
    <style:style style:name="P61" style:family="paragraph" style:parent-style-name="Standard" style:list-style-name="L1">
      <style:paragraph-properties fo:margin-left="1.746cm" fo:margin-right="0cm" fo:text-indent="-0.476cm" style:auto-text-indent="false" style:text-autospace="none">
        <style:tab-stops/>
      </style:paragraph-properties>
      <style:text-properties style:use-window-font-color="true" style:font-name="Arial" fo:font-size="11pt" fo:language="cs" fo:country="CZ" fo:font-weight="normal" style:font-name-asian="Arial1" style:font-size-asian="11pt" style:font-weight-asian="normal" style:font-name-complex="Arial1" style:font-size-complex="11pt" style:font-weight-complex="normal"/>
    </style:style>
    <style:style style:name="P62" style:family="paragraph" style:parent-style-name="Standard">
      <style:paragraph-properties fo:background-color="transparent" style:text-autospace="none">
        <style:background-image/>
      </style:paragraph-properties>
      <style:text-properties fo:color="#0000ff" style:font-name="Arial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P63" style:family="paragraph" style:parent-style-name="Standard">
      <style:paragraph-properties fo:background-color="transparent" style:text-autospace="none">
        <style:background-image/>
      </style:paragraph-properties>
    </style:style>
    <style:style style:name="P64" style:family="paragraph" style:parent-style-name="Heading_20_1">
      <style:paragraph-properties fo:margin-top="0cm" fo:margin-bottom="0cm" fo:text-align="justify" style:justify-single-word="false" fo:orphans="2" fo:widows="2" style:writing-mode="lr-tb"/>
      <style:text-properties fo:font-variant="normal" fo:text-transform="none" fo:color="#000000" style:text-line-through-style="none" style:font-name="Arial" fo:font-size="48pt" fo:letter-spacing="normal" fo:font-style="normal" style:text-underline-style="none" fo:font-weight="bold" style:text-blinking="false" fo:background-color="transparent"/>
    </style:style>
    <style:style style:name="P65" style:family="paragraph" style:parent-style-name="Heading_20_1">
      <style:paragraph-properties fo:margin-top="0cm" fo:margin-bottom="0cm" fo:text-align="center" style:justify-single-word="false" fo:orphans="2" fo:widows="2" style:writing-mode="lr-tb"/>
      <style:text-properties fo:font-variant="normal" fo:text-transform="none" fo:color="#000000" style:text-line-through-style="none" style:font-name="Arial" fo:font-size="48pt" fo:letter-spacing="normal" fo:font-style="normal" style:text-underline-style="none" fo:font-weight="bold" style:text-blinking="false" fo:background-color="transparent"/>
    </style:style>
    <style:style style:name="P66" style:family="paragraph" style:parent-style-name="heading_20_3" style:list-style-name="RTF_5f_Num_20_4">
      <style:paragraph-properties fo:margin-top="0.423cm" fo:margin-bottom="0.106cm" style:text-autospace="none"/>
      <style:text-properties style:use-window-font-color="true" style:font-name="Arial" fo:font-size="13pt" fo:language="en" fo:country="US" fo:font-weight="bold" style:font-name-asian="Arial1" style:font-size-asian="13pt" style:font-weight-asian="bold" style:font-name-complex="Arial1" style:font-size-complex="13pt" style:font-weight-complex="bold"/>
    </style:style>
    <style:style style:name="P67" style:family="paragraph" style:parent-style-name="heading_20_3" style:list-style-name="RTF_5f_Num_20_4">
      <style:paragraph-properties fo:margin-top="0.423cm" fo:margin-bottom="0.106cm" style:text-autospace="none"/>
      <style:text-properties fo:color="#0000ff" style:font-name="Arial" fo:font-size="13pt" fo:language="en" fo:country="US" fo:font-weight="bold" style:font-name-asian="Arial1" style:font-size-asian="13pt" style:font-weight-asian="bold" style:font-name-complex="Arial1" style:font-size-complex="13pt" style:font-weight-complex="bold"/>
    </style:style>
    <style:style style:name="P68" style:family="paragraph" style:parent-style-name="Heading_20_2">
      <style:text-properties fo:font-variant="normal" fo:text-transform="none" fo:color="#000000" style:text-line-through-style="none" style:font-name="Arial" fo:font-size="18pt" fo:letter-spacing="normal" fo:font-style="normal" style:text-underline-style="none" fo:font-weight="bold" style:text-blinking="false" fo:background-color="transparent"/>
    </style:style>
    <style:style style:name="P69" style:family="paragraph" style:parent-style-name="Heading_20_2">
      <style:text-properties style:font-name="Arial"/>
    </style:style>
    <style:style style:name="P70" style:family="paragraph" style:parent-style-name="Heading_20_4">
      <style:text-properties style:font-name="Arial"/>
    </style:style>
    <style:style style:name="T1" style:family="text">
      <style:text-properties style:use-window-font-color="true" fo:font-size="11pt" fo:language="en" fo:country="US" fo:font-weight="normal" style:font-name-asian="Arial1" style:font-size-asian="11pt" style:font-weight-asian="normal" style:font-name-complex="Arial1" style:font-size-complex="11pt" style:font-weight-complex="normal"/>
    </style:style>
    <style:style style:name="T2" style:family="text">
      <style:text-properties style:use-window-font-color="true" fo:font-size="11pt" fo:language="en" fo:country="US" fo:font-weight="normal" style:font-name-asian="Arial2" style:font-size-asian="11pt" style:font-weight-asian="normal" style:font-name-complex="Arial2" style:font-size-complex="11pt" style:font-weight-complex="normal"/>
    </style:style>
    <style:style style:name="T3" style:family="text">
      <style:text-properties style:use-window-font-color="true" fo:font-size="11pt" fo:language="cs" fo:country="CZ" fo:font-weight="normal" style:font-name-asian="Arial1" style:font-size-asian="11pt" style:font-weight-asian="normal" style:font-name-complex="Arial1" style:font-size-complex="11pt" style:font-weight-complex="normal"/>
    </style:style>
    <style:style style:name="T4" style:family="text">
      <style:text-properties style:use-window-font-color="true" fo:font-size="11pt" fo:language="cs" fo:country="CZ" fo:font-weight="normal" style:font-name-asian="Arial2" style:font-size-asian="11pt" style:font-weight-asian="normal" style:font-name-complex="Arial2" style:font-size-complex="11pt" style:font-weight-complex="normal"/>
    </style:style>
    <style:style style:name="T5" style:family="text">
      <style:text-properties fo:language="cs" fo:country="CZ" fo:font-weight="bold" style:font-weight-asian="bold" style:font-weight-complex="bold"/>
    </style:style>
    <style:style style:name="T6" style:family="text">
      <style:text-properties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T7" style:family="text">
      <style:text-properties fo:font-size="11pt" style:font-name-asian="TimesNewRomanPSMT" style:font-size-asian="11pt" style:font-name-complex="TimesNewRomanPSMT" style:font-size-complex="11pt"/>
    </style:style>
    <style:style style:name="T8" style:family="text">
      <style:text-properties fo:font-size="11pt" fo:language="en" fo:country="US" fo:font-weight="normal" style:font-name-asian="Arial1" style:font-size-asian="11pt" style:font-weight-asian="normal" style:font-name-complex="Arial1" style:font-size-complex="11pt" style:font-weight-complex="normal"/>
    </style:style>
    <style:style style:name="T9" style:family="text">
      <style:text-properties fo:font-size="11pt" fo:language="en" fo:country="US" fo:font-weight="normal" style:font-name-asian="Arial2" style:font-size-asian="11pt" style:font-weight-asian="normal" style:font-name-complex="Arial2" style:font-size-complex="11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4080" fo:font-size="13pt" fo:language="en" fo:country="US" fo:font-style="normal" fo:font-weight="bold" style:font-name-asian="Arial2" style:font-size-asian="13pt" style:font-style-asian="normal" style:font-weight-asian="bold" style:font-name-complex="Arial2" style:font-size-complex="13pt" style:font-style-complex="normal" style:font-weight-complex="bold"/>
    </style:style>
    <style:style style:name="T12" style:family="text">
      <style:text-properties fo:color="#004080" fo:font-size="13pt" fo:language="cs" fo:country="CZ" fo:font-style="normal" fo:font-weight="bold" style:font-name-asian="Arial CE1" style:font-size-asian="13pt" style:font-style-asian="normal" style:font-weight-asian="bold" style:font-name-complex="Arial CE1" style:font-size-complex="13pt" style:font-style-complex="normal" style:font-weight-complex="bold"/>
    </style:style>
    <style:style style:name="T13" style:family="text">
      <style:text-properties fo:color="#000000" fo:font-size="10pt" fo:language="en" fo:country="US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4" style:family="text">
      <style:text-properties fo:color="#000000" fo:font-size="10pt" fo:language="en" fo:country="US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5" style:family="text">
      <style:text-properties fo:color="#000000" fo:font-size="10pt" fo:language="cs" fo:country="CZ" fo:font-weight="normal" style:font-name-asian="Times New Roman CE" style:font-size-asian="10pt" style:font-weight-asian="normal" style:font-name-complex="Times New Roman CE" style:font-size-complex="10pt" style:font-weight-complex="normal"/>
    </style:style>
    <style:style style:name="T16" style:family="text">
      <style:text-properties fo:color="#000000" fo:font-size="10pt" fo:language="cs" fo:country="CZ" fo:font-style="normal" fo:font-weight="normal" style:font-name-asian="Times New Roman CE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T17" style:family="text">
      <style:text-properties fo:color="#000000" style:font-name="Arial" fo:font-size="11pt" style:text-underline-style="none" style:font-name-asian="TimesNewRomanPSMT" style:font-size-asian="11pt" style:font-name-complex="TimesNewRomanPSMT" style:font-size-complex="11pt"/>
    </style:style>
    <style:style style:name="T18" style:family="text">
      <style:text-properties fo:font-size="13pt" fo:language="en" fo:country="US" fo:font-style="normal" fo:font-weight="bold" style:font-name-asian="Arial2" style:font-size-asian="13pt" style:font-style-asian="normal" style:font-weight-asian="bold" style:font-name-complex="Arial2" style:font-size-complex="13pt" style:font-style-complex="normal" style:font-weight-complex="bold"/>
    </style:style>
    <style:style style:name="T19" style:family="text">
      <style:text-properties fo:font-size="13pt" fo:language="cs" fo:country="CZ" fo:font-style="normal" fo:font-weight="bold" style:font-name-asian="Arial CE1" style:font-size-asian="13pt" style:font-style-asian="normal" style:font-weight-asian="bold" style:font-name-complex="Arial CE1" style:font-size-complex="13pt" style:font-style-complex="normal" style:font-weight-complex="bold"/>
    </style:style>
    <style:style style:name="T20" style:family="text">
      <style:text-properties fo:font-size="10pt" fo:language="en" fo:country="US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21" style:family="text">
      <style:text-properties fo:font-size="10pt" fo:language="cs" fo:country="CZ" fo:font-style="normal" fo:font-weight="normal" style:font-name-asian="Times New Roman CE" style:font-size-asian="10pt" style:font-style-asian="normal" style:font-weight-asian="normal" style:font-name-complex="Times New Roman CE" style:font-size-complex="10pt" style:font-style-complex="normal" style:font-weight-complex="normal"/>
    </style:style>
    <style:style style:name="T22" style:family="text">
      <style:text-properties fo:color="#0000ff" style:font-name="Arial" fo:font-size="11pt" style:font-name-asian="TimesNewRomanPSMT" style:font-size-asian="11pt" style:font-name-complex="TimesNewRomanPSMT" style:font-size-complex="11pt"/>
    </style:style>
    <style:style style:name="T23" style:family="text">
      <style:text-properties fo:color="#0000ff" style:font-name="Arial" fo:font-size="11pt" style:text-underline-style="none" style:font-name-asian="TimesNewRomanPSMT" style:font-size-asian="11pt" style:font-name-complex="TimesNewRomanPSMT" style:font-size-complex="11pt"/>
    </style:style>
    <style:style style:name="T24" style:family="text">
      <style:text-properties fo:color="#0000ff" style:font-name="Arial" fo:font-size="11pt" style:text-underline-style="solid" style:text-underline-width="auto" style:text-underline-color="font-color" style:font-name-asian="TimesNewRomanPSMT" style:font-size-asian="11pt" style:font-name-complex="TimesNewRomanPSMT" style:font-size-complex="11pt"/>
    </style:style>
    <style:style style:name="T25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-asian="Times New Roman1" style:font-name-complex="Times New Roman1"/>
    </style:style>
    <style:style style:name="T27" style:family="text">
      <style:text-properties style:font-name-asian="TimesNewRoman" style:font-name-complex="TimesNewRoman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ámec1" text:anchor-type="page" text:anchor-page-number="2" svg:x="3.769cm" svg:y="4.551cm" svg:width="13.462cm" draw:z-index="10">
        <draw:text-box fo:min-height="14.598cm">
          <text:p text:style-name="Illustration"><draw:frame draw:style-name="fr2" draw:name="obrázky3" text:anchor-type="as-char" svg:width="12.573cm" svg:height="16.665cm" draw:z-index="13"><draw:image xlink:href="Pictures/200002FE00003058000040137E3F79CC.wmf" xlink:type="simple" xlink:show="embed" xlink:actuate="onLoad"/></draw:frame></text:p>
          <text:p text:style-name="Illustration">Ilustrace <text:sequence text:ref-name="refIllustration0" text:name="Illustration" text:formula="ooow:Illustration+1" style:num-format="1">1</text:sequence>: Diagram požadavků</text:p>
        </draw:text-box>
      </draw:frame>
      <text:h text:style-name="P57" text:outline-level="5" text:is-list-header="true"><text:bookmark text:name="internal-source-marker_0.2595627836417407"/>A7B36SI2 - Řízení SW projektů</text:h>
      <text:h text:style-name="P64" text:outline-level="1" text:is-list-header="true"/>
      <text:h text:style-name="P64" text:outline-level="1" text:is-list-header="true"/>
      <text:h text:style-name="P65" text:outline-level="1" text:is-list-header="true"/>
      <text:h text:style-name="P65" text:outline-level="1" text:is-list-header="true"/>
      <text:h text:style-name="P65" text:outline-level="1" text:is-list-header="true"/>
      <text:h text:style-name="P65" text:outline-level="1" text:is-list-header="true">E-Ombudsman</text:h>
      <text:h text:style-name="P70" text:outline-level="4" text:is-list-header="true"><text:bookmark text:name="internal-source-marker_0.25956278364174071"/>→  Analýza (v. 1.3)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1">Petr Dušek, Michal Líška</text:p>
      <text:p text:style-name="P52">26.10.2011</text:p>
      <text:p text:style-name="P1"/>
      <text:h text:style-name="P68" text:outline-level="2" text:is-list-header="true"><text:bookmark text:name="internal-source-marker_0.25956278364174072"/><text:soft-page-break/>Požadavky na systém</text:h>
      <text:p text:style-name="P52">Balíček obsahuje seznam funkčních a nefunkčních požadavků. Pro grafickou reprezentaci používá UML diagram.</text:p>
      <text:p text:style-name="P52"><text:tab/> </text:p>
      <text:p text:style-name="P5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2"><text:soft-page-break/>Funkční požadavky</text:p>
      <text:p text:style-name="P39"/>
      <text:p text:style-name="P4"><text:span text:style-name="T13">Package obsahující funk</text:span><text:span text:style-name="T15">č</text:span><text:span text:style-name="T13">ní po</text:span><text:span text:style-name="T15">ž</text:span><text:span text:style-name="T13">adavky a jejich detaily.</text:span></text:p>
      <text:p text:style-name="P8"/>
      <table:table table:name="Tabulka21" table:style-name="Tabulka21">
        <table:table-column table:style-name="Tabulka21.A"/>
        <table:table-row table:style-name="Tabulka21.1">
          <table:table-cell table:style-name="Tabulka21.A1" office:value-type="string">
            <text:p text:style-name="P55"><text:span text:style-name="T11"><text:s/></text:span><text:span text:style-name="T12">Administrator má právo přidávat řešitele.</text:span><text:span text:style-name="T11"> <text:s/></text:span></text:p>
          </table:table-cell>
        </table:table-row>
        <table:table-row table:style-name="Tabulka21.2">
          <table:table-cell table:style-name="Tabulka21.A1" office:value-type="string">
            <text:p text:style-name="P4"><text:span text:style-name="T14">Administrátor bude moci p</text:span><text:span text:style-name="T16">ř</text:span><text:span text:style-name="T14">idávat nebo jmenovat dal</text:span><text:span text:style-name="T16">š</text:span><text:span text:style-name="T14">í </text:span><text:span text:style-name="T16">ř</text:span><text:span text:style-name="T14">e</text:span><text:span text:style-name="T16">š</text:span><text:span text:style-name="T14">itele.</text:span></text:p>
          </table:table-cell>
        </table:table-row>
      </table:table>
      <text:p text:style-name="P8"/>
      <table:table table:name="Tabulka22" table:style-name="Tabulka22">
        <table:table-column table:style-name="Tabulka22.A"/>
        <table:table-row table:style-name="Tabulka22.1">
          <table:table-cell table:style-name="Tabulka22.A1" office:value-type="string">
            <text:p text:style-name="P55"><text:span text:style-name="T11"><text:s/></text:span><text:span text:style-name="T12">Administrátor bude moci smazat/blokovat jiné Administrátory.</text:span><text:span text:style-name="T11"> <text:s/></text:span></text:p>
          </table:table-cell>
        </table:table-row>
        <table:table-row table:style-name="Tabulka22.2">
          <table:table-cell table:style-name="Tabulka22.A1" office:value-type="string">
            <text:p text:style-name="P4"><text:span text:style-name="T14">Pokud se Administrátor bude chovat nevhodn</text:span><text:span text:style-name="T16">ě</text:span><text:span text:style-name="T14"> nebo u</text:span><text:span text:style-name="T16">ž</text:span><text:span text:style-name="T14"> nevykazuje </text:span><text:span text:style-name="T16">č</text:span><text:span text:style-name="T14">innost, bude mít mo</text:span><text:span text:style-name="T16">ž</text:span><text:span text:style-name="T14">nost Aministrátor jiný ú</text:span><text:span text:style-name="T16">č</text:span><text:span text:style-name="T14">et smazat/blokovat.</text:span></text:p>
            <text:p text:style-name="P4"><text:span text:style-name="T14">Odpovídající p</text:span><text:span text:style-name="T16">ř</text:span><text:span text:style-name="T14">ípad u</text:span><text:span text:style-name="T16">ž</text:span><text:span text:style-name="T14">ití - smazání registrovaného u</text:span><text:span text:style-name="T16">ž</text:span><text:span text:style-name="T14">ivatele</text:span></text:p>
          </table:table-cell>
        </table:table-row>
      </table:table>
      <text:p text:style-name="P8"/>
      <table:table table:name="Tabulka23" table:style-name="Tabulka23">
        <table:table-column table:style-name="Tabulka23.A"/>
        <table:table-row table:style-name="Tabulka23.1">
          <table:table-cell table:style-name="Tabulka23.A1" office:value-type="string">
            <text:p text:style-name="P55"><text:span text:style-name="T11"><text:s/></text:span><text:span text:style-name="T12">Administrátor má možnost smazat/blokovat Klienta.</text:span><text:span text:style-name="T11"> <text:s/></text:span></text:p>
          </table:table-cell>
        </table:table-row>
        <table:table-row table:style-name="Tabulka23.2">
          <table:table-cell table:style-name="Tabulka23.A1" office:value-type="string">
            <text:p text:style-name="P8">Pokud se některý z Klientů chová nevhodně nebo pokud už nevykazuje činnost, může ho Administrátor vymazat ze systému.</text:p>
            <text:p text:style-name="P8">Odpovídající případ užití - smazání registrovaného uživatele</text:p>
          </table:table-cell>
        </table:table-row>
      </table:table>
      <text:p text:style-name="P8"/>
      <table:table table:name="Tabulka24" table:style-name="Tabulka24">
        <table:table-column table:style-name="Tabulka24.A"/>
        <table:table-row table:style-name="Tabulka24.1">
          <table:table-cell table:style-name="Tabulka24.A1" office:value-type="string">
            <text:p text:style-name="P56"><text:span text:style-name="T18"><text:s/></text:span><text:span text:style-name="T19">Administrátor má možnost smazat/blokovat Řešitele</text:span><text:span text:style-name="T18"> <text:s/></text:span></text:p>
          </table:table-cell>
        </table:table-row>
        <table:table-row table:style-name="Tabulka24.2">
          <table:table-cell table:style-name="Tabulka24.A1" office:value-type="string">
            <text:p text:style-name="P10"><text:span text:style-name="T20">Pokud se n</text:span><text:span text:style-name="T21">ě</text:span><text:span text:style-name="T20">který z </text:span><text:span text:style-name="T21">Ř</text:span><text:span text:style-name="T20">e</text:span><text:span text:style-name="T21">š</text:span><text:span text:style-name="T20">itel</text:span><text:span text:style-name="T21">ů</text:span><text:span text:style-name="T20"> u</text:span><text:span text:style-name="T21">ž</text:span><text:span text:style-name="T20"> nevykazuje </text:span><text:span text:style-name="T21">č</text:span><text:span text:style-name="T20">innost, m</text:span><text:span text:style-name="T21">ůž</text:span><text:span text:style-name="T20">e ho Administrátor vymazat ze systému.</text:span></text:p>
            <text:p text:style-name="P10"><text:span text:style-name="T20">Odpovídající p</text:span><text:span text:style-name="T21">ř</text:span><text:span text:style-name="T20">ípad u</text:span><text:span text:style-name="T21">ž</text:span><text:span text:style-name="T20">ití - smazání registrovaného u</text:span><text:span text:style-name="T21">ž</text:span><text:span text:style-name="T20">ivatele</text:span></text:p>
          </table:table-cell>
        </table:table-row>
      </table:table>
      <text:p text:style-name="P8"/>
      <table:table table:name="Tabulka25" table:style-name="Tabulka25">
        <table:table-column table:style-name="Tabulka25.A"/>
        <table:table-row table:style-name="Tabulka25.1">
          <table:table-cell table:style-name="Tabulka25.A1" office:value-type="string">
            <text:p text:style-name="P55"><text:span text:style-name="T11"><text:s/></text:span><text:span text:style-name="T12">Administrátor může přidávat ostatní Administrátory.</text:span><text:span text:style-name="T11"> <text:s/></text:span></text:p>
          </table:table-cell>
        </table:table-row>
        <table:table-row table:style-name="Tabulka25.2">
          <table:table-cell table:style-name="Tabulka25.A1" office:value-type="string">
            <text:p text:style-name="P4"><text:span text:style-name="T14">Administrátor bude mít mo</text:span><text:span text:style-name="T16">ž</text:span><text:span text:style-name="T14">nost p</text:span><text:span text:style-name="T16">ř</text:span><text:span text:style-name="T14">idat dal</text:span><text:span text:style-name="T16">š</text:span><text:span text:style-name="T14">ího Administrátora, pokud bude systém spravován více ne</text:span><text:span text:style-name="T16">ž</text:span><text:span text:style-name="T14"> jedním Administrátorem.</text:span></text:p>
            <text:p text:style-name="P4"><text:span text:style-name="T14">Odpovídající p</text:span><text:span text:style-name="T16">ř</text:span><text:span text:style-name="T14">ípad u</text:span><text:span text:style-name="T16">ž</text:span><text:span text:style-name="T14">ití - P</text:span><text:span text:style-name="T16">ř</text:span><text:span text:style-name="T14">idání nového Administrátora</text:span></text:p>
          </table:table-cell>
        </table:table-row>
      </table:table>
      <text:p text:style-name="P8"/>
      <table:table table:name="Tabulka26" table:style-name="Tabulka26">
        <table:table-column table:style-name="Tabulka26.A"/>
        <table:table-row table:style-name="Tabulka26.1">
          <table:table-cell table:style-name="Tabulka26.A1" office:value-type="string">
            <text:p text:style-name="P55"><text:span text:style-name="T11"><text:s/></text:span><text:span text:style-name="T12">Administrátor smí žádost přijmout i odmítnout.</text:span><text:span text:style-name="T11"> <text:s/></text:span></text:p>
          </table:table-cell>
        </table:table-row>
        <table:table-row table:style-name="Tabulka26.2">
          <table:table-cell table:style-name="Tabulka26.A1" office:value-type="string">
            <text:p text:style-name="P4"><text:span text:style-name="T14">Pokud se Administrátorovi nebude zamlouvat jakákoli </text:span><text:span text:style-name="T16">ž</text:span><text:span text:style-name="T14">ádost, bude mít oprávn</text:span><text:span text:style-name="T16">ě</text:span><text:span text:style-name="T14">ní tuto mo</text:span><text:span text:style-name="T16">ž</text:span><text:span text:style-name="T14">nost, po zadání d</text:span><text:span text:style-name="T16">ů</text:span><text:span text:style-name="T14">vodu, zamítnout. Pokud Administrátorovi p</text:span><text:span text:style-name="T16">ř</text:span><text:span text:style-name="T14">ijde </text:span><text:span text:style-name="T16">ž</text:span><text:span text:style-name="T14">ádost vhodná potvrdí ji a spracuje.</text:span></text:p>
            <text:p text:style-name="P4"><text:span text:style-name="T14">Odpovídající p</text:span><text:span text:style-name="T16">ř</text:span><text:span text:style-name="T14">ípad u</text:span><text:span text:style-name="T16">ž</text:span><text:span text:style-name="T14">ití - Potvrzení </text:span><text:span text:style-name="T16">ž</text:span><text:span text:style-name="T14">ádsoti, Nepotvrzení </text:span><text:span text:style-name="T16">ž</text:span><text:span text:style-name="T14">ádosti</text:span></text:p>
          </table:table-cell>
        </table:table-row>
      </table:table>
      <text:p text:style-name="P8"/>
      <table:table table:name="Tabulka27" table:style-name="Tabulka27">
        <table:table-column table:style-name="Tabulka27.A"/>
        <table:table-row table:style-name="Tabulka27.1">
          <table:table-cell table:style-name="Tabulka27.A1" office:value-type="string">
            <text:p text:style-name="P56"><text:span text:style-name="T18"><text:s/></text:span><text:span text:style-name="T19">Aministrátor bude moci mazat úkoly</text:span><text:span text:style-name="T18"> <text:s/></text:span></text:p>
          </table:table-cell>
        </table:table-row>
        <table:table-row table:style-name="Tabulka27.2">
          <table:table-cell table:style-name="Tabulka27.A1" office:value-type="string">
            <text:p text:style-name="P10"><text:span text:style-name="T20">Administrátor má mo</text:span><text:span text:style-name="T21">ž</text:span><text:span text:style-name="T20">nost smazat zadané úkoly.</text:span></text:p>
          </table:table-cell>
        </table:table-row>
      </table:table>
      <text:p text:style-name="P8"/>
      <table:table table:name="Tabulka28" table:style-name="Tabulka28">
        <table:table-column table:style-name="Tabulka28.A"/>
        <table:table-row table:style-name="Tabulka28.1">
          <table:table-cell table:style-name="Tabulka28.A1" office:value-type="string">
            <text:p text:style-name="P55"><text:span text:style-name="T11"><text:s/></text:span><text:span text:style-name="T12">Anonymita Klientů bude zajištěna pomocí anonymního přístupového jména a hesla.</text:span><text:span text:style-name="T11"> <text:s/></text:span></text:p>
          </table:table-cell>
        </table:table-row>
        <table:table-row table:style-name="Tabulka28.2">
          <table:table-cell table:style-name="Tabulka28.A1" office:value-type="string">
            <text:p text:style-name="P8">Každy Klient bude povinen mít přístupové jméno a heslo. Tyto údaje jsou neveřejné a přístup k nim spadá pouze Klientovi.</text:p>
            <text:p text:style-name="P8">Odpovídající případ užití - Přihlášení.</text:p>
          </table:table-cell>
        </table:table-row>
      </table:table>
      <text:p text:style-name="P8"/>
      <table:table table:name="Tabulka29" table:style-name="Tabulka29">
        <table:table-column table:style-name="Tabulka29.A"/>
        <table:table-row table:style-name="Tabulka29.1">
          <table:table-cell table:style-name="Tabulka29.A1" office:value-type="string">
            <text:p text:style-name="P55"><text:span text:style-name="T11"><text:s/></text:span><text:span text:style-name="T12">Každý úkol bude zanesen do systému</text:span><text:span text:style-name="T11"> <text:s/></text:span></text:p>
          </table:table-cell>
        </table:table-row>
        <table:table-row table:style-name="Tabulka29.2">
          <table:table-cell table:style-name="Tabulka29.A1" office:value-type="string">
            <text:p text:style-name="P4"><text:span text:style-name="T14">Po zapsání úkolu Klientem je zanesen do databáze. Nem</text:span><text:span text:style-name="T16">ůž</text:span><text:span text:style-name="T14">e se stát , </text:span><text:span text:style-name="T16">ž</text:span><text:span text:style-name="T14">e kKlient zadá úkol a ten je bez záznamu vymazán nebo ztracen. I p</text:span><text:span text:style-name="T16">ř</text:span><text:span text:style-name="T14">i formálním mazání úkolu je úkol p</text:span><text:span text:style-name="T16">ř</text:span><text:span text:style-name="T14">esunut do zálo</text:span><text:span text:style-name="T16">ž</text:span><text:span text:style-name="T14">ního úlo</text:span><text:span text:style-name="T16">ž</text:span><text:span text:style-name="T14">i</text:span><text:span text:style-name="T16">š</text:span><text:span text:style-name="T14">t</text:span><text:span text:style-name="T16">ě</text:span><text:span text:style-name="T14">.</text:span></text:p>
            <text:p text:style-name="P4"><text:span text:style-name="T14">Odpovídající p</text:span><text:span text:style-name="T16">ř</text:span><text:span text:style-name="T14">ípad u</text:span><text:span text:style-name="T16">ž</text:span><text:span text:style-name="T14">ití - p</text:span><text:span text:style-name="T16">ř</text:span><text:span text:style-name="T14">idání úkolu</text:span></text:p>
          </table:table-cell>
        </table:table-row>
      </table:table>
      <text:p text:style-name="P8"/>
      <table:table table:name="Tabulka30" table:style-name="Tabulka30">
        <table:table-column table:style-name="Tabulka30.A"/>
        <table:table-row table:style-name="Tabulka30.1">
          <table:table-cell table:style-name="Tabulka30.A1" office:value-type="string">
            <text:p text:style-name="P55"><text:span text:style-name="T11"><text:s/></text:span><text:span text:style-name="T12">Každý úkol v systému bude přiřazen do jednotlivé kategorie.</text:span><text:span text:style-name="T11"> <text:s/></text:span></text:p>
          </table:table-cell>
        </table:table-row>
        <table:table-row table:style-name="Tabulka30.2">
          <table:table-cell table:style-name="Tabulka30.A1" office:value-type="string">
            <text:p text:style-name="P4"><text:span text:style-name="T14">Úkoly budou spadat do kategorií, ty budou ur</text:span><text:span text:style-name="T16">č</text:span><text:span text:style-name="T14">ovat zp</text:span><text:span text:style-name="T16">ů</text:span><text:span text:style-name="T14">sob </text:span><text:span text:style-name="T16">ř</text:span><text:span text:style-name="T14">e</text:span><text:span text:style-name="T16">š</text:span><text:span text:style-name="T14">ení p</text:span><text:span text:style-name="T16">ř</text:span><text:span text:style-name="T14">ípadn</text:span><text:span text:style-name="T16">ě</text:span><text:span text:style-name="T14"> vhodného </text:span><text:span text:style-name="T16">Ř</text:span><text:span text:style-name="T14">e</text:span><text:span text:style-name="T16">š</text:span><text:span text:style-name="T14">itele.</text:span></text:p>
            <text:p text:style-name="P4"><text:span text:style-name="T14">Odpovídající p</text:span><text:span text:style-name="T16">ř</text:span><text:span text:style-name="T14">ípad u</text:span><text:span text:style-name="T16">ž</text:span><text:span text:style-name="T14">ití - p</text:span><text:span text:style-name="T16">ř</text:span><text:span text:style-name="T14">idání nového úkolu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able:table table:name="Tabulka31" table:style-name="Tabulka31">
        <table:table-column table:style-name="Tabulka31.A"/>
        <text:soft-page-break/>
        <table:table-row table:style-name="Tabulka31.1">
          <table:table-cell table:style-name="Tabulka31.A1" office:value-type="string">
            <text:p text:style-name="P55"><text:span text:style-name="T11"><text:s/></text:span><text:span text:style-name="T12">Klient bude mít možnost zažádat systém o vytvoření nové kategorie.</text:span><text:span text:style-name="T11"> <text:s/></text:span></text:p>
          </table:table-cell>
        </table:table-row>
        <table:table-row table:style-name="Tabulka31.2">
          <table:table-cell table:style-name="Tabulka31.A1" office:value-type="string">
            <text:p text:style-name="P8">Pokud Klient vytvoří úkol, ketrý nepasuje do žádné z kategorií, bude moct požádat o vytvoření nové kategorie.</text:p>
            <text:p text:style-name="P8">Odpovídající případ užití - zažádání o vytvoření nové kategorie</text:p>
          </table:table-cell>
        </table:table-row>
      </table:table>
      <text:p text:style-name="P8"/>
      <table:table table:name="Tabulka32" table:style-name="Tabulka32">
        <table:table-column table:style-name="Tabulka32.A"/>
        <table:table-row table:style-name="Tabulka32.1">
          <table:table-cell table:style-name="Tabulka32.A1" office:value-type="string">
            <text:p text:style-name="P56"><text:span text:style-name="T18"><text:s/></text:span><text:span text:style-name="T19">Uživatel bude mít možnost anonymně zádávat úkoly</text:span><text:span text:style-name="T18"> <text:s/></text:span></text:p>
          </table:table-cell>
        </table:table-row>
        <table:table-row table:style-name="Tabulka32.2">
          <table:table-cell table:style-name="Tabulka32.A1" office:value-type="string">
            <text:p text:style-name="P10"><text:span text:style-name="T20">Neregistrovaný u</text:span><text:span text:style-name="T21">ž</text:span><text:span text:style-name="T20">ivatel bude moci p</text:span><text:span text:style-name="T21">ř</text:span><text:span text:style-name="T20">ídávat anonymne úkoly.</text:span></text:p>
          </table:table-cell>
        </table:table-row>
      </table:table>
      <text:p text:style-name="P8"/>
      <table:table table:name="Tabulka33" table:style-name="Tabulka33">
        <table:table-column table:style-name="Tabulka33.A"/>
        <table:table-row table:style-name="Tabulka33.1">
          <table:table-cell table:style-name="Tabulka33.A1" office:value-type="string">
            <text:p text:style-name="P55"><text:span text:style-name="T11"><text:s/></text:span><text:span text:style-name="T12">Uživatel bude mít možnost registrace a bude se moct stát Klientem.</text:span><text:span text:style-name="T11"> <text:s/></text:span></text:p>
          </table:table-cell>
        </table:table-row>
        <table:table-row table:style-name="Tabulka33.2">
          <table:table-cell table:style-name="Tabulka33.A1" office:value-type="string">
            <text:p text:style-name="P4"><text:span text:style-name="T14">U</text:span><text:span text:style-name="T16">ž</text:span><text:span text:style-name="T14">ivatel bude mít pouze omezená práva, pro zvý</text:span><text:span text:style-name="T16">š</text:span><text:span text:style-name="T14">ení svých práv se bude muset registrovat a stát se Klientem. </text:span></text:p>
            <text:p text:style-name="P4"><text:span text:style-name="T14">Odpovídající p</text:span><text:span text:style-name="T16">ř</text:span><text:span text:style-name="T14">ípad u</text:span><text:span text:style-name="T16">ž</text:span><text:span text:style-name="T14">ití - Registrování</text:span></text:p>
          </table:table-cell>
        </table:table-row>
      </table:table>
      <text:p text:style-name="P8"/>
      <table:table table:name="Tabulka34" table:style-name="Tabulka34">
        <table:table-column table:style-name="Tabulka34.A"/>
        <table:table-row table:style-name="Tabulka34.1">
          <table:table-cell table:style-name="Tabulka34.A1" office:value-type="string">
            <text:p text:style-name="P55"><text:span text:style-name="T11"><text:s/></text:span><text:span text:style-name="T12">V systému bude existovat Ombusman, který bude rozdělovat i řešit úkoly.</text:span><text:span text:style-name="T11"> <text:s/></text:span></text:p>
          </table:table-cell>
        </table:table-row>
        <table:table-row table:style-name="Tabulka34.2">
          <table:table-cell table:style-name="Tabulka34.A1" office:value-type="string">
            <text:p text:style-name="P4"><text:span text:style-name="T14">AIP bude krom</text:span><text:span text:style-name="T16">ě</text:span><text:span text:style-name="T14"> </text:span><text:span text:style-name="T16">Ř</text:span><text:span text:style-name="T14">e</text:span><text:span text:style-name="T16">š</text:span><text:span text:style-name="T14">itel</text:span><text:span text:style-name="T16">ů</text:span><text:span text:style-name="T14"> obsluhovat i Ombudsman, nad</text:span><text:span text:style-name="T16">ř</text:span><text:span text:style-name="T14">ízený </text:span><text:span text:style-name="T16">Ř</text:span><text:span text:style-name="T14">e</text:span><text:span text:style-name="T16">š</text:span><text:span text:style-name="T14">itel</text:span><text:span text:style-name="T16">ů</text:span><text:span text:style-name="T14">. Bude mít práva </text:span><text:span text:style-name="T16">Ř</text:span><text:span text:style-name="T14">e</text:span><text:span text:style-name="T16">š</text:span><text:span text:style-name="T14">itel</text:span><text:span text:style-name="T16">ů</text:span><text:span text:style-name="T14">, av</text:span><text:span text:style-name="T16">š</text:span><text:span text:style-name="T14">ak navíc bude moci roz</text:span><text:span text:style-name="T16">ř</text:span><text:span text:style-name="T14">azovat p</text:span><text:span text:style-name="T16">ř</text:span><text:span text:style-name="T14">íchozí úkoly.</text:span></text:p>
            <text:p text:style-name="P4"><text:span text:style-name="T14">odpovídající p</text:span><text:span text:style-name="T16">ř</text:span><text:span text:style-name="T14">ípad u</text:span><text:span text:style-name="T16">ž</text:span><text:span text:style-name="T14">ití - P</text:span><text:span text:style-name="T16">ř</text:span><text:span text:style-name="T14">id</text:span><text:span text:style-name="T16">ě</text:span><text:span text:style-name="T14">lení úkolu </text:span><text:span text:style-name="T16">Ř</text:span><text:span text:style-name="T14">e</text:span><text:span text:style-name="T16">š</text:span><text:span text:style-name="T14">iteli</text:span></text:p>
          </table:table-cell>
        </table:table-row>
      </table:table>
      <text:p text:style-name="P8"/>
      <table:table table:name="Tabulka35" table:style-name="Tabulka35">
        <table:table-column table:style-name="Tabulka35.A"/>
        <table:table-row table:style-name="Tabulka35.1">
          <table:table-cell table:style-name="Tabulka35.A1" office:value-type="string">
            <text:p text:style-name="P55"><text:span text:style-name="T11"><text:s/></text:span><text:span text:style-name="T12">Všichni klienti budou mít možnost prohlížení úkolů</text:span><text:span text:style-name="T11"> <text:s/></text:span></text:p>
          </table:table-cell>
        </table:table-row>
        <table:table-row table:style-name="Tabulka35.2">
          <table:table-cell table:style-name="Tabulka35.A1" office:value-type="string">
            <text:p text:style-name="P4"><text:span text:style-name="T14">Ka</text:span><text:span text:style-name="T16">ž</text:span><text:span text:style-name="T14">dý registrovaný u</text:span><text:span text:style-name="T16">ž</text:span><text:span text:style-name="T14">ivatel bude mít mo</text:span><text:span text:style-name="T16">ž</text:span><text:span text:style-name="T14">nost prohlí</text:span><text:span text:style-name="T16">ž</text:span><text:span text:style-name="T14">ení úkol</text:span><text:span text:style-name="T16">ů</text:span><text:span text:style-name="T14">, se kterými budou pracovat(jím p</text:span><text:span text:style-name="T16">ř</text:span><text:span text:style-name="T14">idané). </text:span></text:p>
            <text:p text:style-name="P8">Odpovídající případ užití - Zobrazení úkolů, Filtrování úkolů</text:p>
          </table:table-cell>
        </table:table-row>
      </table:table>
      <text:p text:style-name="P8"/>
      <table:table table:name="Tabulka36" table:style-name="Tabulka36">
        <table:table-column table:style-name="Tabulka36.A"/>
        <table:table-row table:style-name="Tabulka36.1">
          <table:table-cell table:style-name="Tabulka36.A1" office:value-type="string">
            <text:p text:style-name="P55"><text:span text:style-name="T11"><text:s/></text:span><text:span text:style-name="T12">Úkoly bude možno doplňovat ze strany Klientů</text:span><text:span text:style-name="T11"> <text:s/></text:span></text:p>
          </table:table-cell>
        </table:table-row>
        <table:table-row table:style-name="Tabulka36.2">
          <table:table-cell table:style-name="Tabulka36.A1" office:value-type="string">
            <text:p text:style-name="P4"><text:span text:style-name="T14">Pokud zjistí Klient n</text:span><text:span text:style-name="T16">ě</text:span><text:span text:style-name="T14">jaké dopl</text:span><text:span text:style-name="T16">ň</text:span><text:span text:style-name="T14">ují informace k úkolu, bude mít mo</text:span><text:span text:style-name="T16">ž</text:span><text:span text:style-name="T14">nost úkol doplnit.</text:span></text:p>
            <text:p text:style-name="P4"><text:span text:style-name="T14">Odpovídající p</text:span><text:span text:style-name="T16">ř</text:span><text:span text:style-name="T14">ípad u</text:span><text:span text:style-name="T16">ž</text:span><text:span text:style-name="T14">ití - Dopln</text:span><text:span text:style-name="T16">ě</text:span><text:span text:style-name="T14">ní nespln</text:span><text:span text:style-name="T16">ě</text:span><text:span text:style-name="T14">ného úkolu</text:span></text:p>
          </table:table-cell>
        </table:table-row>
      </table:table>
      <text:p text:style-name="P8"/>
      <table:table table:name="Tabulka37" table:style-name="Tabulka37">
        <table:table-column table:style-name="Tabulka37.A"/>
        <table:table-row table:style-name="Tabulka37.1">
          <table:table-cell table:style-name="Tabulka37.A1" office:value-type="string">
            <text:p text:style-name="P55"><text:span text:style-name="T11"><text:s/></text:span><text:span text:style-name="T12">Úkoly bude možno doplňovat ze strany Řešitele</text:span><text:span text:style-name="T11"> <text:s/></text:span></text:p>
          </table:table-cell>
        </table:table-row>
        <table:table-row table:style-name="Tabulka37.2">
          <table:table-cell table:style-name="Tabulka37.A1" office:value-type="string">
            <text:p text:style-name="P4"><text:span text:style-name="T14">Ka</text:span><text:span text:style-name="T16">ž</text:span><text:span text:style-name="T14">dý </text:span><text:span text:style-name="T16">Ř</text:span><text:span text:style-name="T14">e</text:span><text:span text:style-name="T16">š</text:span><text:span text:style-name="T14">itel bude mít mo</text:span><text:span text:style-name="T16">ž</text:span><text:span text:style-name="T14">nost k p</text:span><text:span text:style-name="T16">ř</text:span><text:span text:style-name="T14">id</text:span><text:span text:style-name="T16">ě</text:span><text:span text:style-name="T14">leným úkol</text:span><text:span text:style-name="T16">ů</text:span><text:span text:style-name="T14">m p</text:span><text:span text:style-name="T16">ř</text:span><text:span text:style-name="T14">idávat poznámky a postupn</text:span><text:span text:style-name="T16">ě</text:span><text:span text:style-name="T14"> je upravovat a do</text:span><text:span text:style-name="T16">ř</text:span><text:span text:style-name="T14">e</text:span><text:span text:style-name="T16">š</text:span><text:span text:style-name="T14">ovat. </text:span></text:p>
            <text:p text:style-name="P4"><text:span text:style-name="T14">Odpovídající p</text:span><text:span text:style-name="T16">ř</text:span><text:span text:style-name="T14">ípad u</text:span><text:span text:style-name="T16">ž</text:span><text:span text:style-name="T14">ití - Dopln</text:span><text:span text:style-name="T16">ě</text:span><text:span text:style-name="T14">ní nespln</text:span><text:span text:style-name="T16">ě</text:span><text:span text:style-name="T14">ného úkolu</text:span></text:p>
          </table:table-cell>
        </table:table-row>
      </table:table>
      <text:p text:style-name="P8"/>
      <table:table table:name="Tabulka38" table:style-name="Tabulka38">
        <table:table-column table:style-name="Tabulka38.A"/>
        <table:table-row table:style-name="Tabulka38.1">
          <table:table-cell table:style-name="Tabulka38.A1" office:value-type="string">
            <text:p text:style-name="P55"><text:span text:style-name="T11"><text:s/></text:span><text:span text:style-name="T12">Úkoly bude možno třidit na splněné a nesplněné</text:span><text:span text:style-name="T11"> <text:s/></text:span></text:p>
          </table:table-cell>
        </table:table-row>
        <table:table-row table:style-name="Tabulka38.2">
          <table:table-cell table:style-name="Tabulka38.A1" office:value-type="string">
            <text:p text:style-name="P8">AIP bude poskytovat nástroje pro třídění a zobrazování přehledných seznamů. Všechyn osoby budou mít možnost třídit úkoly podle toho, které úkoly je přesně zajímají.</text:p>
            <text:p text:style-name="P8"/>
            <text:p text:style-name="P8">Use Case - Filtrování úkolů</text:p>
          </table:table-cell>
        </table:table-row>
      </table:table>
      <text:p text:style-name="P8"/>
      <table:table table:name="Tabulka39" table:style-name="Tabulka39">
        <table:table-column table:style-name="Tabulka39.A"/>
        <table:table-row table:style-name="Tabulka39.1">
          <table:table-cell table:style-name="Tabulka39.A1" office:value-type="string">
            <text:p text:style-name="P55"><text:span text:style-name="T11"><text:s/></text:span><text:span text:style-name="T12">Úkoly budou i po splnění ukládány v systému.</text:span><text:span text:style-name="T11"> <text:s/></text:span></text:p>
          </table:table-cell>
        </table:table-row>
        <table:table-row table:style-name="Tabulka39.2">
          <table:table-cell table:style-name="Tabulka39.A1" office:value-type="string">
            <text:p text:style-name="P4"><text:span text:style-name="T14">Po spln</text:span><text:span text:style-name="T16">ě</text:span><text:span text:style-name="T14">ní úkolu se úkol nesma</text:span><text:span text:style-name="T16">ž</text:span><text:span text:style-name="T14">e, ale zapí</text:span><text:span text:style-name="T16">š</text:span><text:span text:style-name="T14">e se do databáze spln</text:span><text:span text:style-name="T16">ě</text:span><text:span text:style-name="T14">ných úkol</text:span><text:span text:style-name="T16">ů</text:span><text:span text:style-name="T14">.</text:span></text:p>
            <text:p text:style-name="P4"><text:span text:style-name="T14">Odpovídající p</text:span><text:span text:style-name="T16">ř</text:span><text:span text:style-name="T14">ípad u</text:span><text:span text:style-name="T16">ž</text:span><text:span text:style-name="T14">ití - spln</text:span><text:span text:style-name="T16">ě</text:span><text:span text:style-name="T14">ní úkolu</text:span></text:p>
          </table:table-cell>
        </table:table-row>
      </table:table>
      <text:p text:style-name="P8"/>
      <table:table table:name="Tabulka40" table:style-name="Tabulka40">
        <table:table-column table:style-name="Tabulka40.A"/>
        <table:table-row table:style-name="Tabulka40.1">
          <table:table-cell table:style-name="Tabulka40.A1" office:value-type="string">
            <text:p text:style-name="P55"><text:span text:style-name="T11"><text:s/></text:span><text:span text:style-name="T12">Úkoly budou přeřazovány mezi splněné až po uzavření Řešitelem</text:span><text:span text:style-name="T11"> <text:s/></text:span></text:p>
          </table:table-cell>
        </table:table-row>
        <table:table-row table:style-name="Tabulka40.2">
          <table:table-cell table:style-name="Tabulka40.A1" office:value-type="string">
            <text:p text:style-name="P4"><text:span text:style-name="T14">Po spln</text:span><text:span text:style-name="T16">ě</text:span><text:span text:style-name="T14">ní úkolu se úkol p</text:span><text:span text:style-name="T16">ř</text:span><text:span text:style-name="T14">e</text:span><text:span text:style-name="T16">ř</text:span><text:span text:style-name="T14">adí do databáze spln</text:span><text:span text:style-name="T16">ě</text:span><text:span text:style-name="T14">ných úkol</text:span><text:span text:style-name="T16">ů</text:span><text:span text:style-name="T14">.</text:span></text:p>
            <text:p text:style-name="P4"><text:span text:style-name="T14">Odpovídající p</text:span><text:span text:style-name="T16">ř</text:span><text:span text:style-name="T14">ípad u</text:span><text:span text:style-name="T16">ž</text:span><text:span text:style-name="T14">ití - Spln</text:span><text:span text:style-name="T16">ě</text:span><text:span text:style-name="T14">ní úkolu</text:span></text:p>
          </table:table-cell>
        </table:table-row>
      </table:table>
      <text:p text:style-name="P8"/>
      <table:table table:name="Tabulka41" table:style-name="Tabulka41">
        <table:table-column table:style-name="Tabulka41.A"/>
        <table:table-row table:style-name="Tabulka41.1">
          <table:table-cell table:style-name="Tabulka41.A1" office:value-type="string">
            <text:p text:style-name="P55"><text:span text:style-name="T11"><text:s/></text:span><text:span text:style-name="T12">Úkoly budou zadávány Klienty.</text:span><text:span text:style-name="T11"> <text:s/></text:span></text:p>
          </table:table-cell>
        </table:table-row>
        <table:table-row table:style-name="Tabulka41.2">
          <table:table-cell table:style-name="Tabulka41.A1" office:value-type="string">
            <text:p text:style-name="P4"><text:span text:style-name="T14">Hlavním ú</text:span><text:span text:style-name="T16">č</text:span><text:span text:style-name="T14">elem Klient</text:span><text:span text:style-name="T16">ů</text:span><text:span text:style-name="T14"> bude zadávání úkol</text:span><text:span text:style-name="T16">ů</text:span><text:span text:style-name="T14"> pro </text:span><text:span text:style-name="T16">Ř</text:span><text:span text:style-name="T14">e</text:span><text:span text:style-name="T16">š</text:span><text:span text:style-name="T14">itele.</text:span></text:p>
            <text:p text:style-name="P4"><text:span text:style-name="T14">Odpovídající p</text:span><text:span text:style-name="T16">ř</text:span><text:span text:style-name="T14">ípad u</text:span><text:span text:style-name="T16">ž</text:span><text:span text:style-name="T14">ití - P</text:span><text:span text:style-name="T16">ř</text:span><text:span text:style-name="T14">idání úkolu</text:span></text:p>
          </table:table-cell>
        </table:table-row>
      </table:table>
      <text:p text:style-name="P8"/>
      <table:table table:name="Tabulka42" table:style-name="Tabulka42">
        <table:table-column table:style-name="Tabulka42.A"/>
        <table:table-row table:style-name="Tabulka42.1">
          <table:table-cell table:style-name="Tabulka42.A1" office:value-type="string">
            <text:p text:style-name="P55"><text:span text:style-name="T11"><text:s/></text:span><text:span text:style-name="T12">Úkoly i celé kategorie musí mít danou viditelnost pro Klienty.</text:span><text:span text:style-name="T11"> <text:s/></text:span></text:p>
          </table:table-cell>
        </table:table-row>
        <table:table-row table:style-name="Tabulka42.2">
          <table:table-cell table:style-name="Tabulka42.A1" office:value-type="string">
            <text:p text:style-name="P4"><text:span text:style-name="T14">Pokud daná kategorie nebo úkol nemá být vid</text:span><text:span text:style-name="T16">ě</text:span><text:span text:style-name="T14">n, musí být nastavená viditelnost.</text:span></text:p>
          </table:table-cell>
        </table:table-row>
      </table:table>
      <text:p text:style-name="P8"/>
      <text:p text:style-name="P8"/>
      <text:p text:style-name="P8"/>
      <table:table table:name="Tabulka43" table:style-name="Tabulka43">
        <table:table-column table:style-name="Tabulka43.A"/>
        <text:soft-page-break/>
        <table:table-row table:style-name="Tabulka43.1">
          <table:table-cell table:style-name="Tabulka43.A1" office:value-type="string">
            <text:p text:style-name="P56"><text:span text:style-name="T18"><text:s/></text:span><text:span text:style-name="T19">Řešitel bude mít možnost smazat úkol</text:span><text:span text:style-name="T18"> <text:s/></text:span></text:p>
          </table:table-cell>
        </table:table-row>
        <table:table-row table:style-name="Tabulka43.2">
          <table:table-cell table:style-name="Tabulka43.A1" office:value-type="string">
            <text:p text:style-name="P10"><text:span text:style-name="T20">Pokud se bude </text:span><text:span text:style-name="T21">ř</text:span><text:span text:style-name="T20">e</text:span><text:span text:style-name="T21">š</text:span><text:span text:style-name="T20">iteli jevit zadaný úkol jako nesplnitelný nebo chybný, tak bude mít mo</text:span><text:span text:style-name="T21">ž</text:span><text:span text:style-name="T20">nost </text:span><text:span text:style-name="T20">ho smazat.</text:span></text:p>
          </table:table-cell>
        </table:table-row>
      </table:table>
      <text:p text:style-name="P8"/>
      <table:table table:name="Tabulka44" table:style-name="Tabulka44">
        <table:table-column table:style-name="Tabulka44.A"/>
        <table:table-row table:style-name="Tabulka44.1">
          <table:table-cell table:style-name="Tabulka44.A1" office:value-type="string">
            <text:p text:style-name="P55"><text:span text:style-name="T11"><text:s/></text:span><text:span text:style-name="T12">Řešitel bude mít možnost zažádat Administrátora o vytvoření nové kategorie</text:span><text:span text:style-name="T11"> <text:s/></text:span></text:p>
          </table:table-cell>
        </table:table-row>
        <table:table-row table:style-name="Tabulka44.2">
          <table:table-cell table:style-name="Tabulka44.A1" office:value-type="string">
            <text:p text:style-name="P8">Pokud se objeví úkol, který je nezařaditelná do žádné kategorie, bude mít možnost Řešitel zažádat o vytvoření kategorie.</text:p>
            <text:p text:style-name="P8">Odpovídající případ užití - Zažádání o vytvoření nové kategorie</text:p>
          </table:table-cell>
        </table:table-row>
      </table:table>
      <text:p text:style-name="P41"/>
      <text:p text:style-name="P41"/>
      <text:p text:style-name="P42">Nefunkční požadavky</text:p>
      <text:p text:style-name="P39"/>
      <text:p text:style-name="P4"><text:span text:style-name="T13">Package obsahující nefunk</text:span><text:span text:style-name="T15">č</text:span><text:span text:style-name="T13">ní po</text:span><text:span text:style-name="T15">ž</text:span><text:span text:style-name="T13">adavky a jejich detaily.</text:span></text:p>
      <text:p text:style-name="P8"/>
      <table:table table:name="Tabulka45" table:style-name="Tabulka45">
        <table:table-column table:style-name="Tabulka45.A"/>
        <table:table-row table:style-name="Tabulka45.1">
          <table:table-cell table:style-name="Tabulka45.A1" office:value-type="string">
            <text:p text:style-name="P56"><text:span text:style-name="T18"><text:s/></text:span><text:span text:style-name="T19">Bude implementovan pro prohlížeče, Mozila Firefox, Internet Explorel, Google Chrome</text:span><text:span text:style-name="T18"> <text:s/></text:span></text:p>
          </table:table-cell>
        </table:table-row>
        <table:table-row table:style-name="Tabulka45.2">
          <table:table-cell table:style-name="Tabulka45.A1" office:value-type="string">
            <text:p text:style-name="P10"><text:span text:style-name="T20">System bude podporovat v</text:span><text:span text:style-name="T21">š</text:span><text:span text:style-name="T20">echny b</text:span><text:span text:style-name="T21">ěž</text:span><text:span text:style-name="T20">né prohlí</text:span><text:span text:style-name="T21">ž</text:span><text:span text:style-name="T20">e</text:span><text:span text:style-name="T21">č</text:span><text:span text:style-name="T20">e</text:span></text:p>
          </table:table-cell>
        </table:table-row>
      </table:table>
      <text:p text:style-name="P8"/>
      <table:table table:name="Tabulka46" table:style-name="Tabulka46">
        <table:table-column table:style-name="Tabulka46.A"/>
        <table:table-row table:style-name="Tabulka46.1">
          <table:table-cell table:style-name="Tabulka46.A1" office:value-type="string">
            <text:p text:style-name="P55"><text:span text:style-name="T11"><text:s/></text:span><text:span text:style-name="T12">Ochrana proti robotům</text:span><text:span text:style-name="T11"> <text:s/></text:span></text:p>
          </table:table-cell>
        </table:table-row>
        <table:table-row table:style-name="Tabulka46.2">
          <table:table-cell table:style-name="Tabulka46.A1" office:value-type="string">
            <text:p text:style-name="P4"><text:span text:style-name="T14">AIP bude ochrán</text:span><text:span text:style-name="T16">ě</text:span><text:span text:style-name="T14">no proti robot</text:span><text:span text:style-name="T16">ů</text:span><text:span text:style-name="T14">m.</text:span></text:p>
          </table:table-cell>
        </table:table-row>
      </table:table>
      <text:p text:style-name="P8"/>
      <table:table table:name="Tabulka47" table:style-name="Tabulka47">
        <table:table-column table:style-name="Tabulka47.A"/>
        <table:table-row table:style-name="Tabulka47.1">
          <table:table-cell table:style-name="Tabulka47.A1" office:value-type="string">
            <text:p text:style-name="P55"><text:span text:style-name="T11"><text:s/></text:span><text:span text:style-name="T12">Open Source</text:span><text:span text:style-name="T11"> <text:s/></text:span></text:p>
          </table:table-cell>
        </table:table-row>
        <table:table-row table:style-name="Tabulka47.2">
          <table:table-cell table:style-name="Tabulka47.A1" office:value-type="string">
            <text:p text:style-name="P9">Základem AIP jsou open-sourcové programy.</text:p>
          </table:table-cell>
        </table:table-row>
      </table:table>
      <text:p text:style-name="P8"/>
      <table:table table:name="Tabulka48" table:style-name="Tabulka48">
        <table:table-column table:style-name="Tabulka48.A"/>
        <table:table-row table:style-name="Tabulka48.1">
          <table:table-cell table:style-name="Tabulka48.A1" office:value-type="string">
            <text:p text:style-name="P56"><text:span text:style-name="T18"><text:s/></text:span><text:span text:style-name="T19">Systém bude implementován jako WWW aplikace</text:span><text:span text:style-name="T18"> <text:s/></text:span></text:p>
          </table:table-cell>
        </table:table-row>
        <table:table-row table:style-name="Tabulka48.2">
          <table:table-cell table:style-name="Tabulka48.A1" office:value-type="string">
            <text:p text:style-name="P10"><text:span text:style-name="T20">AIP bude zprost</text:span><text:span text:style-name="T21">ř</text:span><text:span text:style-name="T20">edkováno pomocí webového rozhraní.</text:span></text:p>
          </table:table-cell>
        </table:table-row>
      </table:table>
      <text:p text:style-name="P8"/>
      <table:table table:name="Tabulka49" table:style-name="Tabulka49">
        <table:table-column table:style-name="Tabulka49.A"/>
        <table:table-row table:style-name="Tabulka49.1">
          <table:table-cell table:style-name="Tabulka49.A1" office:value-type="string">
            <text:p text:style-name="P56"><text:span text:style-name="T18"><text:s/></text:span><text:span text:style-name="T19">Systém bude implementován v Jave</text:span><text:span text:style-name="T18"> <text:s/></text:span></text:p>
          </table:table-cell>
        </table:table-row>
        <table:table-row table:style-name="Tabulka49.2">
          <table:table-cell table:style-name="Tabulka49.A1" office:value-type="string">
            <text:p text:style-name="P11">AIP je napsán v jazyce Java.</text:p>
            <text:p text:style-name="P12"/>
          </table:table-cell>
        </table:table-row>
      </table:table>
      <text:p text:style-name="P8"/>
      <table:table table:name="Tabulka50" table:style-name="Tabulka50">
        <table:table-column table:style-name="Tabulka50.A"/>
        <table:table-row table:style-name="Tabulka50.1">
          <table:table-cell table:style-name="Tabulka50.A1" office:value-type="string">
            <text:p text:style-name="P56"><text:span text:style-name="T18"><text:s/></text:span><text:span text:style-name="T19">Systém bude využívat databázi</text:span><text:span text:style-name="T18"> <text:s/></text:span></text:p>
          </table:table-cell>
        </table:table-row>
        <table:table-row table:style-name="Tabulka50.2">
          <table:table-cell table:style-name="Tabulka50.A1" office:value-type="string">
            <text:p text:style-name="P11">System bude ukládat data do databáze.</text:p>
          </table:table-cell>
        </table:table-row>
      </table:table>
      <text:p text:style-name="P8"/>
      <table:table table:name="Tabulka51" table:style-name="Tabulka51">
        <table:table-column table:style-name="Tabulka51.A"/>
        <table:table-row table:style-name="Tabulka51.1">
          <table:table-cell table:style-name="Tabulka51.A1" office:value-type="string">
            <text:p text:style-name="P56"><text:span text:style-name="T18"><text:s/></text:span><text:span text:style-name="T19">Systém musí pracovat i v rozlišení 800x600</text:span><text:span text:style-name="T18"> <text:s/></text:span></text:p>
          </table:table-cell>
        </table:table-row>
        <table:table-row table:style-name="Tabulka51.2">
          <table:table-cell table:style-name="Tabulka51.A1" office:value-type="string">
            <text:p text:style-name="P10"><text:span text:style-name="T20">System musí podporovat i zastaralé rozli</text:span><text:span text:style-name="T21">š</text:span><text:span text:style-name="T20">ení.</text:span></text:p>
          </table:table-cell>
        </table:table-row>
      </table:table>
      <text:p text:style-name="P8"/>
      <table:table table:name="Tabulka52" table:style-name="Tabulka52">
        <table:table-column table:style-name="Tabulka52.A"/>
        <table:table-row table:style-name="Tabulka52.1">
          <table:table-cell table:style-name="Tabulka52.A1" office:value-type="string">
            <text:p text:style-name="P55"><text:span text:style-name="T11"><text:s/></text:span><text:span text:style-name="T12">Žádná osoba nesmí mít možnost vysledovat Klienty.</text:span><text:span text:style-name="T11"> <text:s/></text:span></text:p>
          </table:table-cell>
        </table:table-row>
        <table:table-row table:style-name="Tabulka52.2">
          <table:table-cell table:style-name="Tabulka52.A1" office:value-type="string">
            <text:p text:style-name="P4"><text:span text:style-name="T14">Klient nesmí zadávat jakékoli vysledovatelné informace a musí být brán</text:span><text:span text:style-name="T16">ě</text:span><text:span text:style-name="T14">no, aby byl vysledovatený.</text:span></text:p>
          </table:table-cell>
        </table:table-row>
      </table:table>
      <text:p text:style-name="P41"/>
      <text:h text:style-name="P69" text:outline-level="2"><text:bookmark text:name="internal-source-marker_0.25956278364174073"/>Případy užití</text:h>
      <text:p text:style-name="P52">Balíček obsahuje účastníka, seznam a popis případů užití. Pro grafickou reprezentaci používá UML Use case diagram.</text:p>
      <text:p text:style-name="P1"/>
      <text:p text:style-name="P43"/>
      <text:p text:style-name="P43"/>
      <text:p text:style-name="P43"/>
      <text:p text:style-name="P43"/>
      <text:p text:style-name="P43"><text:soft-page-break/>Seznam účastníků:</text:p>
      <text:p text:style-name="P43"/>
      <text:p text:style-name="P2"><draw:frame draw:style-name="fr3" draw:name="Rámec2" text:anchor-type="paragraph" svg:width="15.323cm" draw:z-index="0"><draw:text-box fo:min-height="3.531cm"><text:p text:style-name="Illustration"><draw:frame draw:style-name="fr5" draw:name="obrázky5" text:anchor-type="paragraph" svg:x="0.004cm" svg:y="0cm" svg:width="15.323cm" style:rel-width="100%" svg:height="3.531cm" style:rel-height="scale" draw:z-index="1"><draw:image xlink:href="Pictures/2000011300003AEB00000D95F3574A7F.wmf" xlink:type="simple" xlink:show="embed" xlink:actuate="onLoad"/></draw:frame>Ilustrace <text:sequence text:ref-name="refIllustration1" text:name="Illustration" text:formula="ooow:Illustration+1" style:num-format="1">2</text:sequence>: Diagram účastníků</text:p></draw:text-box></draw:frame></text:p>
      <text:p text:style-name="P2"><text:tab/><text:span text:style-name="T10">Uživatel:</text:span></text:p>
      <text:p text:style-name="P5">Neregistrovaný uživatel, má možnost přidávání úkolů a prohližení záznamů.</text:p>
      <text:p text:style-name="P6"><text:tab/><text:tab/></text:p>
      <text:p text:style-name="P2"><text:tab/><text:span text:style-name="T10">Klient:</text:span></text:p>
      <text:p text:style-name="P5">Klient je registrovaný náštěvník AIP s zvláštním právem přidávání úkolů a prohlížením vlastních záznamů.</text:p>
      <text:p text:style-name="P7"/>
      <text:p text:style-name="P6"><text:span text:style-name="T10"><text:tab/></text:span><text:span text:style-name="T10">Řešitel:</text:span></text:p>
      <text:p text:style-name="P5">Osoba s rolí Řešitel řeší úkoly zadané Klientem. </text:p>
      <text:p text:style-name="P7"><text:tab/></text:p>
      <text:p text:style-name="P6"><text:span text:style-name="T10"><text:tab/></text:span><text:span text:style-name="T10">Ombudsman:</text:span></text:p>
      <text:p text:style-name="P5">Ombudsman je nadřízený všech řešitelů, má stejné povinnosti a práva. Navíc ještě musí rozřazovat úkoly pro řešitele.Ombudsman je pouze jeden.</text:p>
      <text:p text:style-name="P7"/>
      <text:p text:style-name="P6"><text:span text:style-name="T10"><text:tab/></text:span><text:span text:style-name="T10">Administrátor:</text:span></text:p>
      <text:p text:style-name="P5">Role uživatele Administrátor obsluhuje AIP, nestará se o plnění úkolů, pouze kontroluje činnost AIP a administruje uživatele, žádosti atd. </text:p>
      <text:p text:style-name="P7"/>
      <text:p text:style-name="P7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Klient:</text:p>
      <text:p text:style-name="P2"/>
      <text:p text:style-name="P2"><draw:frame draw:style-name="fr3" draw:name="Rámec3" text:anchor-type="paragraph" svg:width="17.244cm" draw:z-index="2"><draw:text-box fo:min-height="12.748cm"><text:p text:style-name="Illustration"><draw:frame draw:style-name="fr6" draw:name="obrázky6" text:anchor-type="paragraph" svg:x="0.004cm" svg:y="0.002cm" svg:width="17.244cm" style:rel-width="100%" svg:height="12.748cm" style:rel-height="scale" draw:z-index="3"><draw:image xlink:href="Pictures/20000200000045CB0000339ACBA57553.wmf" xlink:type="simple" xlink:show="embed" xlink:actuate="onLoad"/></draw:frame>Ilustrace <text:sequence text:ref-name="refIllustration2" text:name="Illustration" text:formula="ooow:Illustration+1" style:num-format="1">3</text:sequence>: Případy užití - Klient</text:p></draw:text-box></draw:frame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Administrátor:</text:p>
      <text:p text:style-name="P53"><draw:frame draw:style-name="fr5" draw:name="obrázky7" text:anchor-type="paragraph" svg:x="0cm" svg:y="0.409cm" svg:width="17.351cm" style:rel-width="100%" svg:height="19.904cm" style:rel-height="scale" draw:z-index="12"><draw:image xlink:href="Pictures/200003BB00004951000054180AF43E4B.wmf" xlink:type="simple" xlink:show="embed" xlink:actuate="onLoad"/></draw:frame>Ilustrace <text:sequence text:ref-name="refIllustration3" text:name="Illustration" text:formula="ooow:Illustration+1" style:num-format="1">4</text:sequence>: Případy užití - Aministrátor</text:p>
      <text:p text:style-name="P2"/>
      <text:p text:style-name="P2"><text:soft-page-break/><draw:frame draw:style-name="fr4" draw:name="Rámec4" text:anchor-type="as-char" svg:y="-22.241cm" svg:width="17.351cm" draw:z-index="4"><draw:text-box fo:min-height="19.904cm"><text:p text:style-name="P27"><text:tab/>Ombudsman:</text:p><text:p text:style-name="P2"/><text:p text:style-name="P2"><draw:frame draw:style-name="fr3" draw:name="Rámec6" text:anchor-type="paragraph" svg:width="16.422cm" draw:z-index="5"><draw:text-box fo:min-height="11.067cm"><text:p text:style-name="Illustration"><draw:frame draw:style-name="fr2" draw:name="obrázky2" text:anchor-type="as-char" svg:width="16.422cm" svg:height="11.067cm" draw:z-index="11"><draw:image xlink:href="Pictures/200000E000003F2500002A8DA4721A05.wmf" xlink:type="simple" xlink:show="embed" xlink:actuate="onLoad"/></draw:frame>Ilustrace <text:sequence text:ref-name="refIllustration4" text:name="Illustration" text:formula="ooow:Illustration+1" style:num-format="1">5</text:sequence>: Případy užití - Ombudsman</text:p></draw:text-box></draw:frame></text:p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/draw:text-box></draw:frame></text:p>
      <text:p text:style-name="P2"><text:tab/></text:p>
      <text:p text:style-name="P2"/>
      <text:p text:style-name="P2"/>
      <text:p text:style-name="P2"/>
      <text:p text:style-name="P2"><text:soft-page-break/><text:tab/>Uživatel:</text:p>
      <text:p text:style-name="P2"/>
      <text:p text:style-name="P2"><draw:frame draw:style-name="fr3" draw:name="Rámec7" text:anchor-type="paragraph" svg:width="17.35cm" draw:z-index="6"><draw:text-box fo:min-height="12.009cm"><text:p text:style-name="Illustration"><draw:frame draw:style-name="fr2" draw:name="obrázky4" text:anchor-type="as-char" svg:width="17.35cm" svg:height="12.009cm" draw:z-index="14"><draw:image xlink:href="Pictures/2000033A000048830000323231144884.wmf" xlink:type="simple" xlink:show="embed" xlink:actuate="onLoad"/></draw:frame>Ilustrace <text:sequence text:ref-name="refIllustration5" text:name="Illustration" text:formula="ooow:Illustration+1" style:num-format="1">6</text:sequence>: Případy užití - Uživatel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Řešitel:</text:p>
      <text:p text:style-name="P2"/>
      <text:p text:style-name="P2"><draw:frame draw:style-name="fr3" draw:name="Rámec8" text:anchor-type="paragraph" svg:width="17.358cm" draw:z-index="7"><draw:text-box fo:min-height="15.337cm"><text:p text:style-name="Illustration"><draw:frame draw:style-name="fr6" draw:name="obrázky10" text:anchor-type="paragraph" svg:x="0.004cm" svg:y="0.002cm" svg:width="17.358cm" style:rel-width="100%" svg:height="15.337cm" style:rel-height="scale" draw:z-index="8"><draw:image xlink:href="Pictures/200002CC00004F7600004636DEEF5EAA.wmf" xlink:type="simple" xlink:show="embed" xlink:actuate="onLoad"/></draw:frame>Ilustrace <text:sequence text:ref-name="refIllustration6" text:name="Illustration" text:formula="ooow:Illustration+1" style:num-format="1">7</text:sequence>: Případy užití - Řešitel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Scénáře příadů užítí:</text:p>
      <text:list xml:id="list42685609" text:style-name="RTF_5f_Num_20_4">
        <text:list-item>
          <text:p text:style-name="P66"><text:s/>Anonymní přihlášení</text:p>
        </text:list-item>
      </text:list>
      <text:p text:style-name="P44">Standardní přihlášení neregistrovaného uživatele, v podstatě nejde o přihlášení, ale o pouhé připojení na stránky AIP.</text:p>
      <text:p text:style-name="P44"/>
      <text:p text:style-name="P21"><text:tab/></text:p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P23">Flow of Events</text:p>
          </table:table-cell>
        </table:table-row>
        <table:table-row table:style-name="Tabulka1.1">
          <table:table-cell table:style-name="Tabulka1.A1" office:value-type="string">
            <text:p text:style-name="P23">Basic Path</text:p>
            <text:p text:style-name="P46">Anonymní přihlášení</text:p>
            <text:list xml:id="list42674545" text:style-name="L1">
              <text:list-item>
                <text:p text:style-name="P60"><text:span text:style-name="T1">U</text:span><text:span text:style-name="T2">ž</text:span><text:span text:style-name="T1">ivatel otev</text:span><text:span text:style-name="T2">ř</text:span><text:span text:style-name="T1">e aplikaci AIP.</text:span></text:p>
              </text:list-item>
              <text:list-item>
                <text:p text:style-name="P61">Systém uživateli vygeneruje náhodné přihlašovací údaje a uživatel se přihlásí.</text:p>
              </text:list-item>
            </text:list>
            <text:p text:style-name="P29"><text:span text:style-name="T3">3</text:span><text:span text:style-name="T1">. Syst</text:span><text:span text:style-name="T2">é</text:span><text:span text:style-name="T1">m zobraz</text:span><text:span text:style-name="T2">í</text:span><text:span text:style-name="T1"> </text:span><text:span text:style-name="T2">ú</text:span><text:span text:style-name="T1">vodn</text:span><text:span text:style-name="T2">í</text:span><text:span text:style-name="T1"> obrazovku u</text:span><text:span text:style-name="T2">ž</text:span><text:span text:style-name="T1">ivatele</text:span></text:p>
          </table:table-cell>
        </table:table-row>
      </table:table>
      <text:p text:style-name="P22"/>
      <text:list xml:id="list42712923" text:continue-list="list42685609" text:style-name="RTF_5f_Num_20_4">
        <text:list-item>
          <text:p text:style-name="P66"><text:s/>Doplnění nesplněného úkolu</text:p>
        </text:list-item>
      </text:list>
      <text:p text:style-name="P44">Každý Klient nebo Řešitel bude doplňovat úkoly pomocí dopisování dalších informací.</text:p>
      <text:p text:style-name="P44"/>
      <text:p text:style-name="P21"><text:tab/></text:p>
      <table:table table:name="Tabulka2" table:style-name="Tabulka2">
        <table:table-column table:style-name="Tabulka2.A"/>
        <table:table-row table:style-name="Tabulka2.1">
          <table:table-cell table:style-name="Tabulka2.A1" office:value-type="string">
            <text:p text:style-name="P23">Flow of Events</text:p>
          </table:table-cell>
        </table:table-row>
        <table:table-row table:style-name="Tabulka2.1">
          <table:table-cell table:style-name="Tabulka2.A1" office:value-type="string">
            <text:p text:style-name="P23">Basic Path</text:p>
            <text:p text:style-name="P46">Doplnění nesplněného úkolu</text:p>
            <text:p text:style-name="P29"><text:span text:style-name="T1">1. </text:span><text:span text:style-name="T2">Ř</text:span><text:span text:style-name="T1">e</text:span><text:span text:style-name="T2">š</text:span><text:span text:style-name="T1">itel/Klient vybere nespln</text:span><text:span text:style-name="T2">ě</text:span><text:span text:style-name="T1">n</text:span><text:span text:style-name="T2">ý</text:span><text:span text:style-name="T1"> </text:span><text:span text:style-name="T2">ú</text:span><text:span text:style-name="T1">kol.</text:span></text:p>
            <text:p text:style-name="P28">2. Systém zobrazí podrobné informace o úkolu.</text:p>
            <text:p text:style-name="P28">3. Řešitel/Klient zažádá o doplnění úkolu.</text:p>
            <text:p text:style-name="P28">4. Systém zobrazí formulář pro dopnění úkolu.</text:p>
            <text:p text:style-name="P28">5. Řešitel/Klient doplní potřebné informace o úkolu.</text:p>
            <text:p text:style-name="P28">6. Řešitel/Klient potvrdí zadané informace.</text:p>
            <text:p text:style-name="P29"><text:span text:style-name="T1">7. Syst</text:span><text:span text:style-name="T2">é</text:span><text:span text:style-name="T1">m zobraz</text:span><text:span text:style-name="T2">í</text:span><text:span text:style-name="T1"> potvrzen</text:span><text:span text:style-name="T2">í</text:span><text:span text:style-name="T1"> o p</text:span><text:span text:style-name="T2">ř</text:span><text:span text:style-name="T1">id</text:span><text:span text:style-name="T2">á</text:span><text:span text:style-name="T1">n</text:span><text:span text:style-name="T2">í</text:span><text:span text:style-name="T1"> informac</text:span><text:span text:style-name="T2">í</text:span><text:span text:style-name="T1">.</text:span></text:p>
          </table:table-cell>
        </table:table-row>
      </table:table>
      <text:p text:style-name="P22"/>
      <text:list xml:id="list42704410" text:continue-numbering="true" text:style-name="RTF_5f_Num_20_4">
        <text:list-item>
          <text:p text:style-name="P66"><text:s/>Filtrování úkolů</text:p>
        </text:list-item>
      </text:list>
      <text:p text:style-name="P44">Při zobrazování úkolů bude možnost úkoly vyfiltrovat a rozfiltrovat podle jednotlivých podmínek.</text:p>
      <text:p text:style-name="P44"/>
      <text:p text:style-name="P21"><text:tab/></text:p>
      <table:table table:name="Tabulka3" table:style-name="Tabulka3">
        <table:table-column table:style-name="Tabulka3.A"/>
        <table:table-row table:style-name="Tabulka3.1">
          <table:table-cell table:style-name="Tabulka3.A1" office:value-type="string">
            <text:p text:style-name="P23">Flow of Events</text:p>
          </table:table-cell>
        </table:table-row>
        <table:table-row table:style-name="Tabulka3.1">
          <table:table-cell table:style-name="Tabulka3.A1" office:value-type="string">
            <text:p text:style-name="P23">Basic Path</text:p>
            <text:p text:style-name="P46">Filtrování úkolů</text:p>
            <text:p text:style-name="P29"><text:span text:style-name="T1">1. Osoba zad</text:span><text:span text:style-name="T2">á</text:span><text:span text:style-name="T1"> po</text:span><text:span text:style-name="T2">ž</text:span><text:span text:style-name="T1">adavek o zobrazen</text:span><text:span text:style-name="T2">í</text:span><text:span text:style-name="T1"> vyfiltrovan</text:span><text:span text:style-name="T2">ý</text:span><text:span text:style-name="T1">ch </text:span><text:span text:style-name="T2">ú</text:span><text:span text:style-name="T1">kol</text:span><text:span text:style-name="T2">ů</text:span><text:span text:style-name="T1">.</text:span></text:p>
            <text:p text:style-name="P28">2. Systém otevře formulář pro filtrování úkolů.</text:p>
            <text:p text:style-name="P28">3. Osoba vyplní filtrovací podmínky.</text:p>
            <text:p text:style-name="P29"><text:span text:style-name="T1">4. Syst</text:span><text:span text:style-name="T2">é</text:span><text:span text:style-name="T1">m zobraz</text:span><text:span text:style-name="T2">í</text:span><text:span text:style-name="T1"> </text:span><text:span text:style-name="T2">ú</text:span><text:span text:style-name="T1">koly spl</text:span><text:span text:style-name="T2">ň</text:span><text:span text:style-name="T1">uj</text:span><text:span text:style-name="T2">í</text:span><text:span text:style-name="T1">c</text:span><text:span text:style-name="T2">í</text:span><text:span text:style-name="T1"> podm</text:span><text:span text:style-name="T2">í</text:span><text:span text:style-name="T1">nky zadan</text:span><text:span text:style-name="T2">é</text:span><text:span text:style-name="T1"> u</text:span><text:span text:style-name="T2">ž</text:span><text:span text:style-name="T1">ivatelem.</text:span></text:p>
          </table:table-cell>
        </table:table-row>
      </table:table>
      <text:p text:style-name="P22"/>
      <text:list xml:id="list42715418" text:continue-numbering="true" text:style-name="RTF_5f_Num_20_4">
        <text:list-header>
          <text:p text:style-name="P66"/>
        </text:list-header>
      </text:list>
      <text:p text:style-name="P54"/>
      <text:list xml:id="list42725966" text:continue-numbering="true" text:style-name="RTF_5f_Num_20_4">
        <text:list-header>
          <text:p text:style-name="P66"/>
        </text:list-header>
        <text:list-item>
          <text:p text:style-name="P66"><text:soft-page-break/><text:s/>Informování zadávajícího</text:p>
        </text:list-item>
      </text:list>
      <text:p text:style-name="P44">Po provedení změn na žádosti nebo na úkolu bude zadávající informován.</text:p>
      <text:p text:style-name="P44"/>
      <text:p text:style-name="P21"><text:tab/></text:p>
      <table:table table:name="Tabulka4" table:style-name="Tabulka4">
        <table:table-column table:style-name="Tabulka4.A"/>
        <table:table-row table:style-name="Tabulka4.1">
          <table:table-cell table:style-name="Tabulka4.A1" office:value-type="string">
            <text:p text:style-name="P23">Flow of Events</text:p>
          </table:table-cell>
        </table:table-row>
        <table:table-row table:style-name="Tabulka4.1">
          <table:table-cell table:style-name="Tabulka4.A1" office:value-type="string">
            <text:p text:style-name="P23">Basic Path</text:p>
            <text:p text:style-name="P46">Informování zadávajícího</text:p>
            <text:p text:style-name="P28">1. Systém zobrazí informace o změně žádosti cílovému klientovi po jeho přihlášení na uvítací obrazovce.</text:p>
          </table:table-cell>
        </table:table-row>
      </table:table>
      <text:p text:style-name="P22"/>
      <text:list xml:id="list42711115" text:continue-numbering="true" text:style-name="RTF_5f_Num_20_4">
        <text:list-item>
          <text:p text:style-name="P66"><text:s/>Nepotvrzení žádosti</text:p>
        </text:list-item>
      </text:list>
      <text:p text:style-name="P44">Podaná žádost od Řešitele nebo Klienta nemusí být nutně potvrzena.</text:p>
      <text:p text:style-name="P44"/>
      <text:p text:style-name="P21"><text:tab/></text:p>
      <table:table table:name="Tabulka5" table:style-name="Tabulka5">
        <table:table-column table:style-name="Tabulka5.A"/>
        <table:table-row table:style-name="Tabulka5.1">
          <table:table-cell table:style-name="Tabulka5.A1" office:value-type="string">
            <text:p text:style-name="P23">Flow of Events</text:p>
          </table:table-cell>
        </table:table-row>
        <table:table-row table:style-name="Tabulka5.1">
          <table:table-cell table:style-name="Tabulka5.A1" office:value-type="string">
            <text:p text:style-name="P23">Basic Path</text:p>
            <text:p text:style-name="P46">Nepotvrzení žádosti</text:p>
            <text:p text:style-name="P29"><text:span text:style-name="T1">1. Administr</text:span><text:span text:style-name="T2">á</text:span><text:span text:style-name="T1">tor si nech</text:span><text:span text:style-name="T2">á</text:span><text:span text:style-name="T1"> zobrazit </text:span><text:span text:style-name="T2">žá</text:span><text:span text:style-name="T1">dosti </text:span><text:span text:style-name="T3">pomocí filtrovacího formuláře</text:span><text:span text:style-name="T1">.</text:span></text:p>
            <text:p text:style-name="P28">2. Systém zobrazí žádosti.</text:p>
            <text:p text:style-name="P28">3. Administrátor si vybere žádost, kterou chce zamítnout.</text:p>
            <text:p text:style-name="P28">4. Systém zobrazí podrobné informace o žádosti.</text:p>
            <text:p text:style-name="P28">5. Administrátor vybere možnost zamítnutí žádosti.</text:p>
            <text:p text:style-name="P28">6. Systém zobrazí formulář pro důvod zamítnutí.</text:p>
            <text:p text:style-name="P28">7. Administrátor zadá důvod zamítnutí.</text:p>
            <text:p text:style-name="P28">8. Administrátor potvrdí zamítnutí.</text:p>
            <text:p text:style-name="P29"><text:span text:style-name="T1">9. Syst</text:span><text:span text:style-name="T2">é</text:span><text:span text:style-name="T1">m zobraz</text:span><text:span text:style-name="T2">í</text:span><text:span text:style-name="T1"> potvrzen</text:span><text:span text:style-name="T2">í</text:span><text:span text:style-name="T1"> zam</text:span><text:span text:style-name="T2">í</text:span><text:span text:style-name="T1">tnut</text:span><text:span text:style-name="T2">í</text:span><text:span text:style-name="T1">.</text:span></text:p>
          </table:table-cell>
        </table:table-row>
      </table:table>
      <text:p text:style-name="P22"/>
      <text:list xml:id="list42705145" text:continue-numbering="true" text:style-name="RTF_5f_Num_20_4">
        <text:list-item>
          <text:p text:style-name="P66"><text:s/>Potvrzení rozřazení</text:p>
        </text:list-item>
      </text:list>
      <text:p text:style-name="P44">Řešitel je povinen po přiřazení úkolu, tento úkol potvrdit.</text:p>
      <text:p text:style-name="P44"/>
      <text:p text:style-name="P21"><text:tab/></text:p>
      <table:table table:name="Tabulka6" table:style-name="Tabulka6">
        <table:table-column table:style-name="Tabulka6.A"/>
        <table:table-row table:style-name="Tabulka6.1">
          <table:table-cell table:style-name="Tabulka6.A1" office:value-type="string">
            <text:p text:style-name="P23">Flow of Events</text:p>
          </table:table-cell>
        </table:table-row>
        <table:table-row table:style-name="Tabulka6.1">
          <table:table-cell table:style-name="Tabulka6.A1" office:value-type="string">
            <text:p text:style-name="P23">Basic Path</text:p>
            <text:p text:style-name="P46">Potvrzení rozřazení - přijetí</text:p>
            <text:p text:style-name="P29"><text:span text:style-name="T1">1. Syst</text:span><text:span text:style-name="T2">é</text:span><text:span text:style-name="T1">m zobraz</text:span><text:span text:style-name="T2">í</text:span><text:span text:style-name="T1"> po p</text:span><text:span text:style-name="T2">ř</text:span><text:span text:style-name="T1">ihl</text:span><text:span text:style-name="T2">áš</text:span><text:span text:style-name="T1">en</text:span><text:span text:style-name="T2">í</text:span><text:span text:style-name="T1"> na uv</text:span><text:span text:style-name="T2">í</text:span><text:span text:style-name="T1">tac</text:span><text:span text:style-name="T2">í</text:span><text:span text:style-name="T1"> obrazovce seznam p</text:span><text:span text:style-name="T2">ř</text:span><text:span text:style-name="T1">i</text:span><text:span text:style-name="T2">ř</text:span><text:span text:style-name="T1">azen</text:span><text:span text:style-name="T2">ý</text:span><text:span text:style-name="T1">ch </text:span><text:span text:style-name="T2">ú</text:span><text:span text:style-name="T1">kol</text:span><text:span text:style-name="T2">ů</text:span><text:span text:style-name="T1">.</text:span></text:p>
            <text:p text:style-name="P28">2. Řešitel vybere úkol k potvrzení.</text:p>
            <text:p text:style-name="P28">3. Systém zobrazí podrobnosti o úkolu a jeho přidělenou kategorii.</text:p>
            <text:p text:style-name="P28">4. Řešitel potvrdí úkol.</text:p>
            <text:p text:style-name="P29"><text:span text:style-name="T1">5. Syst</text:span><text:span text:style-name="T2">é</text:span><text:span text:style-name="T1">m ulo</text:span><text:span text:style-name="T2">ží</text:span><text:span text:style-name="T1"> </text:span><text:span text:style-name="T2">ú</text:span><text:span text:style-name="T1">kol mezi nespln</text:span><text:span text:style-name="T2">ě</text:span><text:span text:style-name="T1">n</text:span><text:span text:style-name="T2">é</text:span><text:span text:style-name="T1">.</text:span></text:p>
          </table:table-cell>
        </table:table-row>
        <table:table-row table:style-name="Tabulka6.1">
          <table:table-cell table:style-name="Tabulka6.A1" office:value-type="string">
            <text:p text:style-name="P23">Alternate</text:p>
            <text:p text:style-name="P46">Potvrzení rozřazení - nepřijetí</text:p>
            <text:p text:style-name="P29"><text:span text:style-name="T1">1. Syst</text:span><text:span text:style-name="T2">é</text:span><text:span text:style-name="T1">m zobraz</text:span><text:span text:style-name="T2">í</text:span><text:span text:style-name="T1"> po p</text:span><text:span text:style-name="T2">ř</text:span><text:span text:style-name="T1">ihl</text:span><text:span text:style-name="T2">áš</text:span><text:span text:style-name="T1">en</text:span><text:span text:style-name="T2">í</text:span><text:span text:style-name="T1"> na uv</text:span><text:span text:style-name="T2">í</text:span><text:span text:style-name="T1">tac</text:span><text:span text:style-name="T2">í</text:span><text:span text:style-name="T1"> obrazovce seznam p</text:span><text:span text:style-name="T2">ř</text:span><text:span text:style-name="T1">i</text:span><text:span text:style-name="T2">ř</text:span><text:span text:style-name="T1">azen</text:span><text:span text:style-name="T2">ý</text:span><text:span text:style-name="T1">ch </text:span><text:span text:style-name="T2">ú</text:span><text:span text:style-name="T1">kol</text:span><text:span text:style-name="T2">ů</text:span><text:span text:style-name="T1">.</text:span></text:p>
            <text:p text:style-name="P28">2. Řešitel vybere úkol k potvrzení.</text:p>
            <text:p text:style-name="P28">3. Systém zobrazí podrobnosti o úkolu a jeho přidělenou kategorii.</text:p>
            <text:p text:style-name="P28">4. Řešitel nepotvrdí úkol a kategorii.</text:p>
            <text:p text:style-name="P28">5. Řešitel vybere novou kategorii.</text:p>
            <text:p text:style-name="P28">6. Systém přiřadí novou kategorii.</text:p>
            <text:p text:style-name="P29"><text:span text:style-name="T1">7. Syst</text:span><text:span text:style-name="T2">é</text:span><text:span text:style-name="T1">m ulo</text:span><text:span text:style-name="T2">ží</text:span><text:span text:style-name="T1"> </text:span><text:span text:style-name="T2">ú</text:span><text:span text:style-name="T1">kol mezi nespln</text:span><text:span text:style-name="T2">ě</text:span><text:span text:style-name="T1">n</text:span><text:span text:style-name="T2">é</text:span></text:p>
          </table:table-cell>
        </table:table-row>
      </table:table>
      <text:p text:style-name="P54"/>
      <text:list xml:id="list42727606" text:continue-numbering="true" text:style-name="RTF_5f_Num_20_4">
        <text:list-item>
          <text:p text:style-name="P66"><text:soft-page-break/>Potvrzení žádosti</text:p>
        </text:list-item>
      </text:list>
      <text:p text:style-name="P22"/>
      <text:p text:style-name="P44">Pokud se Administrátorovi žádost zamlouvá, může ji potvrdit.</text:p>
      <text:p text:style-name="P44"/>
      <text:p text:style-name="P21"><text:tab/></text:p>
      <table:table table:name="Tabulka7" table:style-name="Tabulka7">
        <table:table-column table:style-name="Tabulka7.A"/>
        <table:table-row table:style-name="Tabulka7.1">
          <table:table-cell table:style-name="Tabulka7.A1" office:value-type="string">
            <text:p text:style-name="P23">Flow of Events</text:p>
          </table:table-cell>
        </table:table-row>
        <table:table-row table:style-name="Tabulka7.1">
          <table:table-cell table:style-name="Tabulka7.A1" office:value-type="string">
            <text:p text:style-name="P23">Basic Path</text:p>
            <text:p text:style-name="P46">Potvrzení žádosti</text:p>
            <text:p text:style-name="P29"><text:span text:style-name="T1">1. Administr</text:span><text:span text:style-name="T2">á</text:span><text:span text:style-name="T1">tor si nech</text:span><text:span text:style-name="T2">á</text:span><text:span text:style-name="T1"> zobrazit </text:span><text:span text:style-name="T2">žá</text:span><text:span text:style-name="T1">dosti.</text:span></text:p>
            <text:p text:style-name="P28">2. Systém zobrazí žádosti.</text:p>
            <text:p text:style-name="P28">3. Administrátor s vybere žádost, kterou chce potvrdit.</text:p>
            <text:p text:style-name="P28">4. Systém zobrazí podrobné informace o žádosti.</text:p>
            <text:p text:style-name="P28">5. Administrátor vybere možnost potvrzení žádosti.</text:p>
            <text:p text:style-name="P28">6. Administrátor potvrdí žádost.</text:p>
            <text:p text:style-name="P29"><text:span text:style-name="T1">7. Syst</text:span><text:span text:style-name="T2">é</text:span><text:span text:style-name="T1">m zobraz</text:span><text:span text:style-name="T2">í</text:span><text:span text:style-name="T1"> potvrzen</text:span><text:span text:style-name="T2">í</text:span><text:span text:style-name="T1"> </text:span><text:span text:style-name="T2">žá</text:span><text:span text:style-name="T1">dosti.</text:span></text:p>
          </table:table-cell>
        </table:table-row>
      </table:table>
      <text:p text:style-name="P22"/>
      <text:list xml:id="list42710832" text:continue-numbering="true" text:style-name="RTF_5f_Num_20_4">
        <text:list-item>
          <text:p text:style-name="P66"><text:s/>Přidání kategorie</text:p>
        </text:list-item>
      </text:list>
      <text:p text:style-name="P44">Pokud je obsahem žádosti vytvoření nové kategorie a žádost je schválena, tak Administrátor vytvoří novou kategorii odpovídající žádosti.</text:p>
      <text:p text:style-name="P44"/>
      <text:p text:style-name="P21"><text:tab/></text:p>
      <table:table table:name="Tabulka8" table:style-name="Tabulka8">
        <table:table-column table:style-name="Tabulka8.A"/>
        <table:table-row table:style-name="Tabulka8.1">
          <table:table-cell table:style-name="Tabulka8.A1" office:value-type="string">
            <text:p text:style-name="P23">Flow of Events</text:p>
          </table:table-cell>
        </table:table-row>
        <table:table-row table:style-name="Tabulka8.1">
          <table:table-cell table:style-name="Tabulka8.A1" office:value-type="string">
            <text:p text:style-name="P23">Basic Path</text:p>
            <text:p text:style-name="P46">Přidání kategorie</text:p>
            <text:p text:style-name="P29"><text:span text:style-name="T1">1. Administr</text:span><text:span text:style-name="T2">á</text:span><text:span text:style-name="T1">tor zad</text:span><text:span text:style-name="T2">á</text:span><text:span text:style-name="T1"> po</text:span><text:span text:style-name="T2">ž</text:span><text:span text:style-name="T1">adavek o zad</text:span><text:span text:style-name="T2">á</text:span><text:span text:style-name="T1">n</text:span><text:span text:style-name="T2">í</text:span><text:span text:style-name="T1"> nov</text:span><text:span text:style-name="T2">é</text:span><text:span text:style-name="T1"> kategorie</text:span></text:p>
            <text:p text:style-name="P28">2. Systém zobrazí formulář pro zadání údajů o kategorii.</text:p>
            <text:p text:style-name="P28">3. Administrátor vyplní údaje o kategorii.</text:p>
            <text:p text:style-name="P28">4. Administrátor potvrdí vyplněné informace.</text:p>
            <text:p text:style-name="P29"><text:span text:style-name="T1">5. Syst</text:span><text:span text:style-name="T2">é</text:span><text:span text:style-name="T1">m zobraz</text:span><text:span text:style-name="T2">í</text:span><text:span text:style-name="T1"> potvrzen</text:span><text:span text:style-name="T2">í</text:span><text:span text:style-name="T1"> o p</text:span><text:span text:style-name="T2">ř</text:span><text:span text:style-name="T1">id</text:span><text:span text:style-name="T2">á</text:span><text:span text:style-name="T1">n</text:span><text:span text:style-name="T2">í</text:span><text:span text:style-name="T1"> kategorie</text:span></text:p>
          </table:table-cell>
        </table:table-row>
      </table:table>
      <text:p text:style-name="P22"/>
      <text:list xml:id="list42727922" text:continue-numbering="true" text:style-name="RTF_5f_Num_20_4">
        <text:list-item>
          <text:p text:style-name="P66"><text:s/>Přidání nového Administrátora</text:p>
        </text:list-item>
      </text:list>
      <text:p text:style-name="P44">Administrátor má možnost přidat jiného Administrátora.</text:p>
      <text:p text:style-name="P44"/>
      <text:p text:style-name="P21"><text:tab/></text:p>
      <table:table table:name="Tabulka9" table:style-name="Tabulka9">
        <table:table-column table:style-name="Tabulka9.A"/>
        <table:table-row table:style-name="Tabulka9.1">
          <table:table-cell table:style-name="Tabulka9.A1" office:value-type="string">
            <text:p text:style-name="P23">Flow of Events</text:p>
          </table:table-cell>
        </table:table-row>
        <table:table-row table:style-name="Tabulka9.1">
          <table:table-cell table:style-name="Tabulka9.A1" office:value-type="string">
            <text:p text:style-name="P23">Basic Path</text:p>
            <text:p text:style-name="P46">Přidání nového Administrátora</text:p>
            <text:p text:style-name="P29"><text:span text:style-name="T1">1. Administr</text:span><text:span text:style-name="T2">á</text:span><text:span text:style-name="T1">tor za</text:span><text:span text:style-name="T2">žá</text:span><text:span text:style-name="T1">d</text:span><text:span text:style-name="T2">á</text:span><text:span text:style-name="T1"> o p</text:span><text:span text:style-name="T2">ř</text:span><text:span text:style-name="T1">id</text:span><text:span text:style-name="T2">á</text:span><text:span text:style-name="T1">n</text:span><text:span text:style-name="T2">í</text:span><text:span text:style-name="T1"> nov</text:span><text:span text:style-name="T2">é</text:span><text:span text:style-name="T1">ho Administr</text:span><text:span text:style-name="T2">á</text:span><text:span text:style-name="T1">tora.</text:span></text:p>
            <text:p text:style-name="P28">2. Systém zobrazí formulář pro přidání nového Administrátora.</text:p>
            <text:p text:style-name="P28">3. Administrátor vyplní údaje nového Administrátora.</text:p>
            <text:p text:style-name="P28">4. Administrátor potvrdí vyplněné údaje.</text:p>
            <text:p text:style-name="P29"><text:span text:style-name="T1">5. Syst</text:span><text:span text:style-name="T2">é</text:span><text:span text:style-name="T1">m zobraz</text:span><text:span text:style-name="T2">í</text:span><text:span text:style-name="T1"> potvrzen</text:span><text:span text:style-name="T2">í</text:span><text:span text:style-name="T1"> o p</text:span><text:span text:style-name="T2">ř</text:span><text:span text:style-name="T1">id</text:span><text:span text:style-name="T2">á</text:span><text:span text:style-name="T1">n</text:span><text:span text:style-name="T2">í</text:span><text:span text:style-name="T1"> nov</text:span><text:span text:style-name="T2">é</text:span><text:span text:style-name="T1">ho Administr</text:span><text:span text:style-name="T2">á</text:span><text:span text:style-name="T1">tora.</text:span></text:p>
          </table:table-cell>
        </table:table-row>
      </table:table>
      <text:p text:style-name="P22"/>
      <text:p text:style-name="P54"/>
      <text:list xml:id="list42699146" text:continue-numbering="true" text:style-name="RTF_5f_Num_20_4">
        <text:list-header>
          <text:p text:style-name="P66"/>
          <text:p text:style-name="P66"/>
        </text:list-header>
        <text:list-item>
          <text:p text:style-name="P66"><text:soft-page-break/><text:s/>Přidání nového úkolu</text:p>
        </text:list-item>
      </text:list>
      <text:p text:style-name="P44">Klientův základní čin je přidávání úkolu, tj. informací od prohřešků.</text:p>
      <text:p text:style-name="P44"/>
      <text:p text:style-name="P21"><text:tab/></text:p>
      <table:table table:name="Tabulka10" table:style-name="Tabulka10">
        <table:table-column table:style-name="Tabulka10.A"/>
        <table:table-row table:style-name="Tabulka10.1">
          <table:table-cell table:style-name="Tabulka10.A1" office:value-type="string">
            <text:p text:style-name="P23">Flow of Events</text:p>
          </table:table-cell>
        </table:table-row>
        <table:table-row table:style-name="Tabulka10.1">
          <table:table-cell table:style-name="Tabulka10.A1" office:value-type="string">
            <text:p text:style-name="P23">Basic Path</text:p>
            <text:p text:style-name="P46">Přidání nového úkolu</text:p>
            <text:p text:style-name="P29"><text:span text:style-name="T1">1. Klient zad</text:span><text:span text:style-name="T2">á</text:span><text:span text:style-name="T1"> po</text:span><text:span text:style-name="T2">ž</text:span><text:span text:style-name="T1">adavek na p</text:span><text:span text:style-name="T2">ř</text:span><text:span text:style-name="T1">id</text:span><text:span text:style-name="T2">á</text:span><text:span text:style-name="T1">n</text:span><text:span text:style-name="T2">í</text:span><text:span text:style-name="T1"> nov</text:span><text:span text:style-name="T2">é</text:span><text:span text:style-name="T1">ho </text:span><text:span text:style-name="T2">ú</text:span><text:span text:style-name="T1">kolu.</text:span></text:p>
            <text:p text:style-name="P28">2. Systém otevře formulář s údaji o novém úkolu.</text:p>
            <text:p text:style-name="P28">3. Klient vyplní údaje o novém úkolu.</text:p>
            <text:p text:style-name="P28">4. Klient potvrdí vyplněné údaje.</text:p>
            <text:p text:style-name="P28">5. Systém zobrazí potvrzení přidání úkolu.</text:p>
            <text:p text:style-name="P29"><text:span text:style-name="T1">6. Ombudsman p</text:span><text:span text:style-name="T2">ř</text:span><text:span text:style-name="T1">i</text:span><text:span text:style-name="T2">ř</text:span><text:span text:style-name="T1">ad</text:span><text:span text:style-name="T2">í</text:span><text:span text:style-name="T1"> </text:span><text:span text:style-name="T2">ú</text:span><text:span text:style-name="T1">kolu </text:span><text:span text:style-name="T2">Ř</text:span><text:span text:style-name="T1">e</text:span><text:span text:style-name="T2">š</text:span><text:span text:style-name="T1">itele.</text:span></text:p>
          </table:table-cell>
        </table:table-row>
      </table:table>
      <text:p text:style-name="P22"/>
      <text:list xml:id="list42703849" text:continue-numbering="true" text:style-name="RTF_5f_Num_20_4">
        <text:list-item>
          <text:p text:style-name="P66"><text:s/>Přidání Řešitele</text:p>
        </text:list-item>
      </text:list>
      <text:p text:style-name="P44">Přidání dalšího Řešitele do systému.</text:p>
      <text:p text:style-name="P44"/>
      <text:p text:style-name="P21"><text:tab/></text:p>
      <table:table table:name="Tabulka11" table:style-name="Tabulka11">
        <table:table-column table:style-name="Tabulka11.A"/>
        <table:table-row table:style-name="Tabulka11.1">
          <table:table-cell table:style-name="Tabulka11.A1" office:value-type="string">
            <text:p text:style-name="P23">Flow of Events</text:p>
          </table:table-cell>
        </table:table-row>
        <table:table-row table:style-name="Tabulka11.1">
          <table:table-cell table:style-name="Tabulka11.A1" office:value-type="string">
            <text:p text:style-name="P23">Basic Path</text:p>
            <text:p text:style-name="P46">Přidání Řešitele</text:p>
            <text:p text:style-name="P29"><text:span text:style-name="T1">1. Administr</text:span><text:span text:style-name="T2">á</text:span><text:span text:style-name="T1">tor zad</text:span><text:span text:style-name="T2">á</text:span><text:span text:style-name="T1"> po</text:span><text:span text:style-name="T2">ž</text:span><text:span text:style-name="T1">adavek o zad</text:span><text:span text:style-name="T2">á</text:span><text:span text:style-name="T1">n</text:span><text:span text:style-name="T2">í</text:span><text:span text:style-name="T1"> nov</text:span><text:span text:style-name="T2">é</text:span><text:span text:style-name="T1">ho </text:span><text:span text:style-name="T2">Ř</text:span><text:span text:style-name="T1">e</text:span><text:span text:style-name="T2">š</text:span><text:span text:style-name="T1">itele</text:span></text:p>
            <text:p text:style-name="P28">2. Systém zobrazí formulář pro zadání registračních údajů Řešitele.</text:p>
            <text:p text:style-name="P28">3. Administrátor vyplní registrační údaje Řešitele.</text:p>
            <text:p text:style-name="P28">4. Administrátor potvrdí zadané údaje.</text:p>
            <text:p text:style-name="P29"><text:span text:style-name="T1">5. Syst</text:span><text:span text:style-name="T2">é</text:span><text:span text:style-name="T1">m zobraz</text:span><text:span text:style-name="T2">í</text:span><text:span text:style-name="T1"> potvrzen</text:span><text:span text:style-name="T2">í</text:span><text:span text:style-name="T1"> o p</text:span><text:span text:style-name="T2">ř</text:span><text:span text:style-name="T1">id</text:span><text:span text:style-name="T2">á</text:span><text:span text:style-name="T1">n</text:span><text:span text:style-name="T2">í</text:span><text:span text:style-name="T1"> </text:span><text:span text:style-name="T2">Ř</text:span><text:span text:style-name="T1">e</text:span><text:span text:style-name="T2">š</text:span><text:span text:style-name="T1">itele</text:span></text:p>
          </table:table-cell>
        </table:table-row>
      </table:table>
      <text:p text:style-name="P22"/>
      <text:list xml:id="list42698587" text:continue-numbering="true" text:style-name="RTF_5f_Num_20_4">
        <text:list-item>
          <text:p text:style-name="P66"><text:s/>Přidělení úkolu Řešiteli</text:p>
        </text:list-item>
      </text:list>
      <text:p text:style-name="P44">Ombudsman rozděluje úkoly daným řešitelům</text:p>
      <text:p text:style-name="P44"/>
      <text:p text:style-name="P21"><text:tab/></text:p>
      <table:table table:name="Tabulka12" table:style-name="Tabulka12">
        <table:table-column table:style-name="Tabulka12.A"/>
        <table:table-row table:style-name="Tabulka12.1">
          <table:table-cell table:style-name="Tabulka12.A1" office:value-type="string">
            <text:p text:style-name="P23">Flow of Events</text:p>
          </table:table-cell>
        </table:table-row>
        <table:table-row table:style-name="Tabulka12.1">
          <table:table-cell table:style-name="Tabulka12.A1" office:value-type="string">
            <text:p text:style-name="P23">Basic Path</text:p>
            <text:p text:style-name="P46">Přidělení úkolu Řešiteli</text:p>
            <text:p text:style-name="P29"><text:span text:style-name="T1">1. </text:span><text:span text:style-name="T2">Ú</text:span><text:span text:style-name="T1">kol je zobrazen Ombudsmanovi.</text:span></text:p>
            <text:p text:style-name="P28">2. Ombudsman zvolí Řešitele odpovídající kategorie.</text:p>
            <text:p text:style-name="P28">3. Ombudsman potvrdí zadané údaje.</text:p>
            <text:p text:style-name="P29"><text:span text:style-name="T1">4. Syst</text:span><text:span text:style-name="T2">é</text:span><text:span text:style-name="T1">m zobraz</text:span><text:span text:style-name="T2">í</text:span><text:span text:style-name="T1"> potvrzen</text:span><text:span text:style-name="T2">í</text:span><text:span text:style-name="T1"> o p</text:span><text:span text:style-name="T2">ř</text:span><text:span text:style-name="T1">i</text:span><text:span text:style-name="T2">ř</text:span><text:span text:style-name="T1">azen</text:span><text:span text:style-name="T2">í</text:span><text:span text:style-name="T1"> </text:span><text:span text:style-name="T2">ú</text:span><text:span text:style-name="T1">kolu dan</text:span><text:span text:style-name="T2">é</text:span><text:span text:style-name="T1">mu </text:span><text:span text:style-name="T2">Ř</text:span><text:span text:style-name="T1">e</text:span><text:span text:style-name="T2">š</text:span><text:span text:style-name="T1">iteli.</text:span></text:p>
          </table:table-cell>
        </table:table-row>
        <table:table-row table:style-name="Tabulka12.1">
          <table:table-cell table:style-name="Tabulka12.A1" office:value-type="string">
            <text:p text:style-name="P23">Alternate</text:p>
            <text:p text:style-name="P46">Přidělení úkolu Řešiteli - Řešení</text:p>
            <text:p text:style-name="P29"><text:span text:style-name="T1">1. </text:span><text:span text:style-name="T2">Ú</text:span><text:span text:style-name="T1">kol je zobrazen Ombudsmanovi.</text:span></text:p>
            <text:p text:style-name="P28">2. Ombudsman se rozhodne řešit úkol sám.</text:p>
            <text:p text:style-name="P28">3. Ombudsman přiřadí úkol sám sobě.</text:p>
            <text:p text:style-name="P28">4. Ombudsman potvrdí zadané údaje.</text:p>
            <text:p text:style-name="P29"><text:span text:style-name="T1">5. Syst</text:span><text:span text:style-name="T2">é</text:span><text:span text:style-name="T1">m zobraz</text:span><text:span text:style-name="T2">í</text:span><text:span text:style-name="T1"> potvrzen</text:span><text:span text:style-name="T2">í</text:span><text:span text:style-name="T1"> o p</text:span><text:span text:style-name="T2">ř</text:span><text:span text:style-name="T1">i</text:span><text:span text:style-name="T2">ř</text:span><text:span text:style-name="T1">azen</text:span><text:span text:style-name="T2">í</text:span><text:span text:style-name="T1"> </text:span><text:span text:style-name="T2">ú</text:span><text:span text:style-name="T1">kolu Ombudsmanovi.</text:span></text:p>
          </table:table-cell>
        </table:table-row>
      </table:table>
      <text:p text:style-name="P22"/>
      <text:list xml:id="list42724238" text:continue-numbering="true" text:style-name="RTF_5f_Num_20_4">
        <text:list-header>
          <text:p text:style-name="P66"/>
          <text:p text:style-name="P66"/>
        </text:list-header>
        <text:list-item>
          <text:p text:style-name="P66"><text:soft-page-break/><text:s/>Přihlášení</text:p>
        </text:list-item>
      </text:list>
      <text:p text:style-name="P44">Každý Registrovaný uživatel musí při příchodu do AIP projít přihlášením, které urči jeho roli a práva.</text:p>
      <text:p text:style-name="P44"/>
      <text:p text:style-name="P21"><text:tab/></text:p>
      <table:table table:name="Tabulka13" table:style-name="Tabulka13">
        <table:table-column table:style-name="Tabulka13.A"/>
        <table:table-row table:style-name="Tabulka13.1">
          <table:table-cell table:style-name="Tabulka13.A1" office:value-type="string">
            <text:p text:style-name="P23">Flow of Events</text:p>
          </table:table-cell>
        </table:table-row>
        <table:table-row table:style-name="Tabulka13.1">
          <table:table-cell table:style-name="Tabulka13.A1" office:value-type="string">
            <text:p text:style-name="P23">Basic Path</text:p>
            <text:p text:style-name="P46">Přihlášení - přijetí</text:p>
            <text:p text:style-name="P29"><text:span text:style-name="T1">1.. Klient zad</text:span><text:span text:style-name="T2">á</text:span><text:span text:style-name="T1"> po</text:span><text:span text:style-name="T2">ž</text:span><text:span text:style-name="T1">adavek na p</text:span><text:span text:style-name="T2">ř</text:span><text:span text:style-name="T1">ihl</text:span><text:span text:style-name="T2">áš</text:span><text:span text:style-name="T1">en</text:span><text:span text:style-name="T2">í</text:span></text:p>
            <text:p text:style-name="P28">2. Systém otevře formulář pro zadání přihlašovacích údajů.</text:p>
            <text:p text:style-name="P28">3. Klient zadá přihlašovací údaje.</text:p>
            <text:p text:style-name="P28">4. Klient potvrdí údaje.</text:p>
            <text:p text:style-name="P28">5. Systém ověřuje údaje.</text:p>
            <text:p text:style-name="P29"><text:span text:style-name="T1">6. Klient je vpu</text:span><text:span text:style-name="T2">š</text:span><text:span text:style-name="T1">t</text:span><text:span text:style-name="T2">ě</text:span><text:span text:style-name="T1">n do AIP, pokud je ov</text:span><text:span text:style-name="T2">ěř</text:span><text:span text:style-name="T1">en</text:span><text:span text:style-name="T2">í</text:span><text:span text:style-name="T1"> platn</text:span><text:span text:style-name="T2">é</text:span><text:span text:style-name="T1">. Syst</text:span><text:span text:style-name="T2">é</text:span><text:span text:style-name="T1">m zobraz</text:span><text:span text:style-name="T2">í</text:span><text:span text:style-name="T1"> </text:span><text:span text:style-name="T2">ú</text:span><text:span text:style-name="T1">vodn</text:span><text:span text:style-name="T2">í</text:span><text:span text:style-name="T1"> obrazovku pro dan</text:span><text:span text:style-name="T2">é</text:span><text:span text:style-name="T1">ho <text:s/>klienta.</text:span></text:p>
          </table:table-cell>
        </table:table-row>
        <table:table-row table:style-name="Tabulka13.1">
          <table:table-cell table:style-name="Tabulka13.A1" office:value-type="string">
            <text:p text:style-name="P23">Alternate</text:p>
            <text:p text:style-name="P46">Přihlášení - nepřijetí</text:p>
            <text:p text:style-name="P29"><text:span text:style-name="T1">1. Klient zad</text:span><text:span text:style-name="T2">á</text:span><text:span text:style-name="T1"> po</text:span><text:span text:style-name="T2">ž</text:span><text:span text:style-name="T1">adavek na p</text:span><text:span text:style-name="T2">ř</text:span><text:span text:style-name="T1">ihl</text:span><text:span text:style-name="T2">áš</text:span><text:span text:style-name="T1">en</text:span><text:span text:style-name="T2">í</text:span></text:p>
            <text:p text:style-name="P28">2. Systém otevře formulář pro zadání přihlašovacích údajů.</text:p>
            <text:p text:style-name="P28">3. Klient zadá přihlašovací údaje.</text:p>
            <text:p text:style-name="P28">4. Klient potvrdí údaje.</text:p>
            <text:p text:style-name="P28">5. Systém ověřuje údaje.</text:p>
            <text:p text:style-name="P29"><text:span text:style-name="T1">6. Klient nen</text:span><text:span text:style-name="T2">í</text:span><text:span text:style-name="T1"> vpu</text:span><text:span text:style-name="T2">š</text:span><text:span text:style-name="T1">t</text:span><text:span text:style-name="T2">ě</text:span><text:span text:style-name="T1">n do AIP, proto</text:span><text:span text:style-name="T2">ž</text:span><text:span text:style-name="T1">e je ov</text:span><text:span text:style-name="T2">ěř</text:span><text:span text:style-name="T1">en</text:span><text:span text:style-name="T2">í</text:span><text:span text:style-name="T1"> neplatn</text:span><text:span text:style-name="T2">é</text:span><text:span text:style-name="T1">. Syst</text:span><text:span text:style-name="T2">é</text:span><text:span text:style-name="T1">m zobraz</text:span><text:span text:style-name="T2">í</text:span><text:span text:style-name="T1"> informaci o neplatn</text:span><text:span text:style-name="T2">é</text:span><text:span text:style-name="T1">m p</text:span><text:span text:style-name="T2">ř</text:span><text:span text:style-name="T1">ihl</text:span><text:span text:style-name="T2">áš</text:span><text:span text:style-name="T1">en</text:span><text:span text:style-name="T2">í</text:span><text:span text:style-name="T1">.</text:span></text:p>
          </table:table-cell>
        </table:table-row>
      </table:table>
      <text:p text:style-name="P22"/>
      <text:list xml:id="list42721492" text:continue-numbering="true" text:style-name="RTF_5f_Num_20_4">
        <text:list-item>
          <text:p text:style-name="P66"><text:s/>Registrování</text:p>
        </text:list-item>
      </text:list>
      <text:p text:style-name="P44">Pokud chce Uživatel zvětšit své práva, zvláště přidávat úkoly, musí projít registrací.</text:p>
      <text:p text:style-name="P44"/>
      <text:p text:style-name="P21"><text:tab/></text:p>
      <table:table table:name="Tabulka14" table:style-name="Tabulka14">
        <table:table-column table:style-name="Tabulka14.A"/>
        <table:table-row table:style-name="Tabulka14.1">
          <table:table-cell table:style-name="Tabulka14.A1" office:value-type="string">
            <text:p text:style-name="P23">Flow of Events</text:p>
          </table:table-cell>
        </table:table-row>
        <table:table-row table:style-name="Tabulka14.1">
          <table:table-cell table:style-name="Tabulka14.A1" office:value-type="string">
            <text:p text:style-name="P23">Basic Path</text:p>
            <text:p text:style-name="P46">Registrování</text:p>
            <text:p text:style-name="P29"><text:span text:style-name="T1">1. U</text:span><text:span text:style-name="T2">ž</text:span><text:span text:style-name="T1">ivatel zad</text:span><text:span text:style-name="T2">á</text:span><text:span text:style-name="T1"> po</text:span><text:span text:style-name="T2">ž</text:span><text:span text:style-name="T1">adavek o registraci.</text:span></text:p>
            <text:p text:style-name="P28">2. Systém otevře formulář pro registraci.</text:p>
            <text:p text:style-name="P28">3. Uživatel vyplní potřebné údaje pro registraci.</text:p>
            <text:p text:style-name="P28">4. Uživatel ukončí a odešle registrační žádost.</text:p>
            <text:p text:style-name="P29"><text:span text:style-name="T1">5. Syst</text:span><text:span text:style-name="T2">é</text:span><text:span text:style-name="T1">m ode</text:span><text:span text:style-name="T2">š</text:span><text:span text:style-name="T1">le tuto </text:span><text:span text:style-name="T2">žá</text:span><text:span text:style-name="T1">dost Administr</text:span><text:span text:style-name="T2">á</text:span><text:span text:style-name="T1">torovi.</text:span></text:p>
          </table:table-cell>
        </table:table-row>
      </table:table>
      <text:p text:style-name="P22"/>
      <text:list xml:id="list42703650" text:continue-numbering="true" text:style-name="RTF_5f_Num_20_4">
        <text:list-header>
          <text:p text:style-name="P66"/>
          <text:p text:style-name="P66"/>
          <text:p text:style-name="P66"/>
          <text:p text:style-name="P66"/>
          <text:p text:style-name="P66"/>
          <text:p text:style-name="P66"/>
        </text:list-header>
        <text:list-item>
          <text:p text:style-name="P66"><text:soft-page-break/><text:s/>Smazání registrovaného uživatele</text:p>
        </text:list-item>
      </text:list>
      <text:p text:style-name="P44">Pokud Administrátor uváží, že některý reg. uživatel by měl být smazán , může ho označit blokovat/smazat. </text:p>
      <text:p text:style-name="P44"/>
      <text:p text:style-name="P21"><text:tab/></text:p>
      <table:table table:name="Tabulka15" table:style-name="Tabulka15">
        <table:table-column table:style-name="Tabulka15.A"/>
        <table:table-row table:style-name="Tabulka15.1">
          <table:table-cell table:style-name="Tabulka15.A1" office:value-type="string">
            <text:p text:style-name="P23">Flow of Events</text:p>
          </table:table-cell>
        </table:table-row>
        <table:table-row table:style-name="Tabulka15.1">
          <table:table-cell table:style-name="Tabulka15.A1" office:value-type="string">
            <text:p text:style-name="P23">Basic Path</text:p>
            <text:p text:style-name="P46">Smazání reg.uživatele</text:p>
            <text:p text:style-name="P29"><text:span text:style-name="T1">1. Administr</text:span><text:span text:style-name="T2">á</text:span><text:span text:style-name="T1">tor vybere reg. u</text:span><text:span text:style-name="T2">ž</text:span><text:span text:style-name="T1">ivatele k smaz</text:span><text:span text:style-name="T2">á</text:span><text:span text:style-name="T1">n</text:span><text:span text:style-name="T2">í</text:span><text:span text:style-name="T1">.</text:span></text:p>
            <text:p text:style-name="P28">2. Systém vypíše podrobné informace o uživateli.</text:p>
            <text:p text:style-name="P28">3. Administrátor označí uživatele jako smazaného.</text:p>
            <text:p text:style-name="P28">4. Systém otevře formulář k podání vysvětlení o smazání.</text:p>
            <text:p text:style-name="P28">5. Administrátor vyplní důvod smazání.</text:p>
            <text:p text:style-name="P28">6. Administrátor potvrdí smazání.</text:p>
            <text:p text:style-name="P29"><text:span text:style-name="T1">7.</text:span><text:span text:style-name="T3">Syst</text:span><text:span text:style-name="T4">é</text:span><text:span text:style-name="T3">m</text:span><text:span text:style-name="T1"> zobraz</text:span><text:span text:style-name="T2">í</text:span><text:span text:style-name="T1"> informaci o smaz</text:span><text:span text:style-name="T2">á</text:span><text:span text:style-name="T1">n</text:span><text:span text:style-name="T2">í</text:span><text:span text:style-name="T1"> reg. u</text:span><text:span text:style-name="T2">ž</text:span><text:span text:style-name="T1">ivatele. </text:span></text:p>
          </table:table-cell>
        </table:table-row>
      </table:table>
      <text:p text:style-name="P22"/>
      <text:list xml:id="list42720982" text:continue-numbering="true" text:style-name="RTF_5f_Num_20_4">
        <text:list-item>
          <text:p text:style-name="P66"><text:s/>Smazání úkolu</text:p>
        </text:list-item>
      </text:list>
      <text:p text:style-name="P44">Pokud je úkol nesmyslný nebo nesplnitelný, může být označen jako smazaný/blokovaný.</text:p>
      <text:p text:style-name="P44"/>
      <text:p text:style-name="P21"><text:tab/></text:p>
      <table:table table:name="Tabulka16" table:style-name="Tabulka16">
        <table:table-column table:style-name="Tabulka16.A"/>
        <table:table-row table:style-name="Tabulka16.1">
          <table:table-cell table:style-name="Tabulka16.A1" office:value-type="string">
            <text:p text:style-name="P23">Flow of Events</text:p>
          </table:table-cell>
        </table:table-row>
        <table:table-row table:style-name="Tabulka16.1">
          <table:table-cell table:style-name="Tabulka16.A1" office:value-type="string">
            <text:p text:style-name="P23">Basic Path</text:p>
            <text:p text:style-name="P46">Smazání úkolu</text:p>
            <text:p text:style-name="P29"><text:span text:style-name="T1">1. Administr</text:span><text:span text:style-name="T2">á</text:span><text:span text:style-name="T1">tor/</text:span><text:span text:style-name="T2">Ř</text:span><text:span text:style-name="T1">e</text:span><text:span text:style-name="T2">š</text:span><text:span text:style-name="T1">itel vybere nespln</text:span><text:span text:style-name="T2">ě</text:span><text:span text:style-name="T1">n</text:span><text:span text:style-name="T2">ý</text:span><text:span text:style-name="T1"> </text:span><text:span text:style-name="T2">ú</text:span><text:span text:style-name="T1">kol, kter</text:span><text:span text:style-name="T2">ý</text:span><text:span text:style-name="T1"> chce smazat.</text:span></text:p>
            <text:p text:style-name="P28">2. Systém zobrazí podrobné údaje pro daný úkol.</text:p>
            <text:p text:style-name="P28">3. Administrátor/Řešitel vybere možnost smazání úkolu.</text:p>
            <text:p text:style-name="P28">4. Systém se zeptá na potvrzení smazaní úkolu.</text:p>
            <text:p text:style-name="P28">5. Administrátor/Řešitel potvrdí smazání.</text:p>
            <text:p text:style-name="P29"><text:span text:style-name="T1">6. Syst</text:span><text:span text:style-name="T2">é</text:span><text:span text:style-name="T1">m zobraz</text:span><text:span text:style-name="T2">í</text:span><text:span text:style-name="T1"> potvrzen</text:span><text:span text:style-name="T2">í</text:span><text:span text:style-name="T1"> o smaz</text:span><text:span text:style-name="T2">á</text:span><text:span text:style-name="T1">n</text:span><text:span text:style-name="T2">í</text:span><text:span text:style-name="T1">.</text:span></text:p>
          </table:table-cell>
        </table:table-row>
      </table:table>
      <text:p text:style-name="P22"/>
      <text:list xml:id="list42711316" text:continue-numbering="true" text:style-name="RTF_5f_Num_20_4">
        <text:list-item>
          <text:p text:style-name="P66"><text:s/>Splnění úkolu</text:p>
        </text:list-item>
      </text:list>
      <text:p text:style-name="P44">Po vyřešení úkolu zanese Řešitel do systému potřebné informace a "úkol splní".</text:p>
      <text:p text:style-name="P44"/>
      <text:p text:style-name="P21"><text:tab/></text:p>
      <table:table table:name="Tabulka17" table:style-name="Tabulka17">
        <table:table-column table:style-name="Tabulka17.A"/>
        <table:table-row table:style-name="Tabulka17.1">
          <table:table-cell table:style-name="Tabulka17.A1" office:value-type="string">
            <text:p text:style-name="P23">Flow of Events</text:p>
          </table:table-cell>
        </table:table-row>
        <table:table-row table:style-name="Tabulka17.1">
          <table:table-cell table:style-name="Tabulka17.A1" office:value-type="string">
            <text:p text:style-name="P23">Basic Path</text:p>
            <text:p text:style-name="P46">Splnění úkolu</text:p>
            <text:p text:style-name="P29"><text:span text:style-name="T1">1. </text:span><text:span text:style-name="T2">Ř</text:span><text:span text:style-name="T1">e</text:span><text:span text:style-name="T2">š</text:span><text:span text:style-name="T1">itel vybere nespln</text:span><text:span text:style-name="T2">ě</text:span><text:span text:style-name="T1">n</text:span><text:span text:style-name="T2">ý</text:span><text:span text:style-name="T1"> </text:span><text:span text:style-name="T2">ú</text:span><text:span text:style-name="T1">kol, kter</text:span><text:span text:style-name="T2">ý</text:span><text:span text:style-name="T1"> chce </text:span><text:span text:style-name="T2">ř</text:span><text:span text:style-name="T1">e</text:span><text:span text:style-name="T2">š</text:span><text:span text:style-name="T1">it.</text:span></text:p>
            <text:p text:style-name="P28">2. Systém zobrazí podrobné údaje pro daný úkol.</text:p>
            <text:p text:style-name="P28">3. Řešitel vybere možnost uzavření úkolu.</text:p>
            <text:p text:style-name="P28">4. Systém otevře formulář pro doplnění úkolu.</text:p>
            <text:p text:style-name="P28">5. Řešitel doplní informace, případné dokumenty, fotografie.</text:p>
            <text:p text:style-name="P28">6. Systém se zeptá na potvrzení uzavření úkolu.</text:p>
            <text:p text:style-name="P28">7. Řešitel potvrdí uzavření.</text:p>
            <text:p text:style-name="P28">8. Systém uzavře úkol a přesune jej do uzavřených.</text:p>
            <text:p text:style-name="P29"><text:span text:style-name="T1">9. Syst</text:span><text:span text:style-name="T2">é</text:span><text:span text:style-name="T1">m zobraz</text:span><text:span text:style-name="T2">í</text:span><text:span text:style-name="T1"> potvrzen</text:span><text:span text:style-name="T2">í</text:span><text:span text:style-name="T1"> spln</text:span><text:span text:style-name="T2">ě</text:span><text:span text:style-name="T1">n</text:span><text:span text:style-name="T2">í</text:span><text:span text:style-name="T1"> </text:span><text:span text:style-name="T2">ú</text:span><text:span text:style-name="T1">kolu.</text:span></text:p>
          </table:table-cell>
        </table:table-row>
      </table:table>
      <text:p text:style-name="P22"/>
      <text:list xml:id="list42697414" text:continue-numbering="true" text:style-name="RTF_5f_Num_20_4">
        <text:list-header>
          <text:p text:style-name="P66"/>
          <text:p text:style-name="P66"/>
        </text:list-header>
        <text:list-item>
          <text:p text:style-name="P66"><text:soft-page-break/><text:s/>Zažádání o vytvoření nové kategorie</text:p>
        </text:list-item>
      </text:list>
      <text:p text:style-name="P44">Pokud se úkol nedá zařadit do žádné kategorie, je třeba zažádat o vytvoření nové kategorie.</text:p>
      <text:p text:style-name="P44"/>
      <text:p text:style-name="P21"><text:tab/></text:p>
      <table:table table:name="Tabulka18" table:style-name="Tabulka18">
        <table:table-column table:style-name="Tabulka18.A"/>
        <table:table-row table:style-name="Tabulka18.1">
          <table:table-cell table:style-name="Tabulka18.A1" office:value-type="string">
            <text:p text:style-name="P23">Flow of Events</text:p>
          </table:table-cell>
        </table:table-row>
        <table:table-row table:style-name="Tabulka18.1">
          <table:table-cell table:style-name="Tabulka18.A1" office:value-type="string">
            <text:p text:style-name="P23">Basic Path</text:p>
            <text:p text:style-name="P46">Zažádání o vytvoření nové kategorie</text:p>
            <text:p text:style-name="P29"><text:span text:style-name="T1">1. Reg. u</text:span><text:span text:style-name="T2">ž</text:span><text:span text:style-name="T1">ivatel/Klient za</text:span><text:span text:style-name="T2">žá</text:span><text:span text:style-name="T1">d</text:span><text:span text:style-name="T2">á</text:span><text:span text:style-name="T1"> o vytvo</text:span><text:span text:style-name="T2">ř</text:span><text:span text:style-name="T1">en</text:span><text:span text:style-name="T2">í</text:span><text:span text:style-name="T1"> nov</text:span><text:span text:style-name="T2">é</text:span><text:span text:style-name="T1"> kategorie.</text:span></text:p>
            <text:p text:style-name="P28">2. Systém otevře formulář pro vytvoření nové kategorie.</text:p>
            <text:p text:style-name="P28">3. Reg. uživatel/Klient vyplní údaje nové kategorie.</text:p>
            <text:p text:style-name="P28">4. Reg. uživatel/Klient potvrdí žádanku.</text:p>
            <text:p text:style-name="P28">5. Žádost se přesune Administrátorovi.</text:p>
            <text:p text:style-name="P29"><text:span text:style-name="T1">6. Syst</text:span><text:span text:style-name="T2">é</text:span><text:span text:style-name="T1">m zobraz</text:span><text:span text:style-name="T2">í</text:span><text:span text:style-name="T1"> potvrzen</text:span><text:span text:style-name="T2">í</text:span><text:span text:style-name="T1"> o vytvo</text:span><text:span text:style-name="T2">ř</text:span><text:span text:style-name="T1">en</text:span><text:span text:style-name="T2">í</text:span><text:span text:style-name="T1"> </text:span><text:span text:style-name="T2">žá</text:span><text:span text:style-name="T1">dosti.</text:span></text:p>
          </table:table-cell>
        </table:table-row>
      </table:table>
      <text:p text:style-name="P22"/>
      <text:list xml:id="list42697508" text:continue-numbering="true" text:style-name="RTF_5f_Num_20_4">
        <text:list-item>
          <text:p text:style-name="P66"><text:s/>Zobrazení registrovaných uživatelů</text:p>
        </text:list-item>
      </text:list>
      <text:p text:style-name="P44">Administrátor potřebuje k administraci uživatelů zobrazení všech reg. uživatelů.</text:p>
      <text:p text:style-name="P44"/>
      <text:p text:style-name="P21"><text:tab/></text:p>
      <table:table table:name="Tabulka19" table:style-name="Tabulka19">
        <table:table-column table:style-name="Tabulka19.A"/>
        <table:table-row table:style-name="Tabulka19.1">
          <table:table-cell table:style-name="Tabulka19.A1" office:value-type="string">
            <text:p text:style-name="P23">Flow of Events</text:p>
          </table:table-cell>
        </table:table-row>
        <table:table-row table:style-name="Tabulka19.1">
          <table:table-cell table:style-name="Tabulka19.A1" office:value-type="string">
            <text:p text:style-name="P23">Basic Path</text:p>
            <text:p text:style-name="P46">Zobrazení registrovaných uživatelů</text:p>
            <text:p text:style-name="P29"><text:span text:style-name="T1">1. Administr</text:span><text:span text:style-name="T2">á</text:span><text:span text:style-name="T1">tor zad</text:span><text:span text:style-name="T2">á</text:span><text:span text:style-name="T1"> po</text:span><text:span text:style-name="T2">ž</text:span><text:span text:style-name="T1">adavek o zobrazen</text:span><text:span text:style-name="T2">í</text:span><text:span text:style-name="T1"> registrovan</text:span><text:span text:style-name="T2">ý</text:span><text:span text:style-name="T1">ch u</text:span><text:span text:style-name="T2">ž</text:span><text:span text:style-name="T1">ivatel</text:span><text:span text:style-name="T2">ů</text:span><text:span text:style-name="T1">.</text:span></text:p>
            <text:p text:style-name="P28">2. Systém zobrazí formulář pro vyplnění podmínek uživatelů.</text:p>
            <text:p text:style-name="P28">3. Administrátor vyplní podmínky filtrování uživatelů</text:p>
            <text:p text:style-name="P29"><text:span text:style-name="T1">4. Syst</text:span><text:span text:style-name="T2">é</text:span><text:span text:style-name="T1">m zobraz</text:span><text:span text:style-name="T2">í</text:span><text:span text:style-name="T1"> pouze ty u</text:span><text:span text:style-name="T2">ž</text:span><text:span text:style-name="T1">ivatele, kte</text:span><text:span text:style-name="T2">ří</text:span><text:span text:style-name="T1"> spl</text:span><text:span text:style-name="T2">ň</text:span><text:span text:style-name="T1">uj</text:span><text:span text:style-name="T2">í</text:span><text:span text:style-name="T1"> dan</text:span><text:span text:style-name="T2">é</text:span><text:span text:style-name="T1"> podm</text:span><text:span text:style-name="T2">í</text:span><text:span text:style-name="T1">nky.</text:span></text:p>
          </table:table-cell>
        </table:table-row>
      </table:table>
      <text:p text:style-name="P22"/>
      <text:list xml:id="list42726824" text:continue-numbering="true" text:style-name="RTF_5f_Num_20_4">
        <text:list-item>
          <text:p text:style-name="P66"><text:s/>Zobrazení úkolů</text:p>
        </text:list-item>
      </text:list>
      <text:p text:style-name="P44">Každá osoba má možnost zobrazení úkolu bez filtrace.</text:p>
      <text:p text:style-name="P44"/>
      <text:p text:style-name="P21"><text:tab/></text:p>
      <table:table table:name="Tabulka20" table:style-name="Tabulka20">
        <table:table-column table:style-name="Tabulka20.A"/>
        <table:table-row table:style-name="Tabulka20.1">
          <table:table-cell table:style-name="Tabulka20.A1" office:value-type="string">
            <text:p text:style-name="P23">Flow of Events</text:p>
          </table:table-cell>
        </table:table-row>
        <table:table-row table:style-name="Tabulka20.1">
          <table:table-cell table:style-name="Tabulka20.A1" office:value-type="string">
            <text:p text:style-name="P23">Basic Path</text:p>
            <text:p text:style-name="P46">Zobrazení úkolů</text:p>
            <text:p text:style-name="P29"><text:span text:style-name="T1">1. Osoba zad</text:span><text:span text:style-name="T2">á</text:span><text:span text:style-name="T1"> po</text:span><text:span text:style-name="T2">ž</text:span><text:span text:style-name="T1">adavek na zobrazen</text:span><text:span text:style-name="T2">í</text:span><text:span text:style-name="T1"> </text:span><text:span text:style-name="T2">ú</text:span><text:span text:style-name="T1">kol</text:span><text:span text:style-name="T2">ů</text:span><text:span text:style-name="T1">.</text:span></text:p>
            <text:p text:style-name="P28">2. Osoba potvrdí zadané podmínky. </text:p>
            <text:p text:style-name="P28">3. Systém zobrazí úkoly.</text:p>
            <text:p text:style-name="P28">&lt;extend&gt; filtrování úkolů</text:p>
          </table:table-cell>
        </table:table-row>
      </table:table>
      <text:p text:style-name="P22"/>
      <text:list xml:id="list42721154" text:continue-numbering="true" text:style-name="RTF_5f_Num_20_4">
        <text:list-item>
          <text:p text:style-name="P67"><text:s/>Zobrazení žádostí</text:p>
        </text:list-item>
      </text:list>
      <text:p text:style-name="P45">Administrátor k administraci potřebuje, aby mohl zobrazovat všechny žádosti.</text:p>
      <text:p text:style-name="P45"/>
      <table:table table:name="Tabulka53" table:style-name="Tabulka53">
        <table:table-column table:style-name="Tabulka53.A"/>
        <table:table-row table:style-name="Tabulka53.1">
          <table:table-cell table:style-name="Tabulka53.A1" office:value-type="string">
            <text:p text:style-name="P16">Flow of Events</text:p>
          </table:table-cell>
        </table:table-row>
        <table:table-row table:style-name="Tabulka53.1">
          <table:table-cell table:style-name="Tabulka53.A1" office:value-type="string">
            <text:p text:style-name="P16">Basic Path</text:p>
            <text:p text:style-name="P47">Zobrazení žádosti</text:p>
            <text:p text:style-name="P30"><text:span text:style-name="T8">1. Administrátor zad</text:span><text:span text:style-name="T9">á</text:span><text:span text:style-name="T8"> po</text:span><text:span text:style-name="T9">ž</text:span><text:span text:style-name="T8">adavek na zobrazen</text:span><text:span text:style-name="T9">í</text:span><text:span text:style-name="T8"> </text:span><text:span text:style-name="T9">žádostí</text:span><text:span text:style-name="T8">.</text:span></text:p>
            <text:p text:style-name="P31">2. Administrátor potvrdí zadané podmínky. </text:p>
            <text:p text:style-name="P31">3. Systém zobrazí žádosti.</text:p>
          </table:table-cell>
        </table:table-row>
      </table:table>
      <text:p text:style-name="P24"/>
      <text:p text:style-name="P25"/>
      <text:p text:style-name="P26"><text:soft-page-break/></text:p>
      <text:p text:style-name="P26"/>
      <text:p text:style-name="P48"/>
      <text:p text:style-name="P49">Doménový model</text:p>
      <text:p text:style-name="P50"><draw:frame draw:style-name="fr3" draw:name="Rámec9" text:anchor-type="paragraph" svg:width="17.353cm" draw:z-index="9"><draw:text-box fo:min-height="11.061cm"><text:p text:style-name="Illustration"><draw:frame draw:style-name="fr2" draw:name="obrázky1" text:anchor-type="as-char" svg:width="17.244cm" svg:height="15.284cm" draw:z-index="15"><draw:image xlink:href="Pictures/2000040B000045CB00003DDDC056C273.wmf" xlink:type="simple" xlink:show="embed" xlink:actuate="onLoad"/></draw:frame>Ilustrace <text:sequence text:ref-name="refIllustration7" text:name="Illustration" text:formula="ooow:Illustration+1" style:num-format="1">8</text:sequence>: Diagram analytických tříd</text:p></draw:text-box></draw:frame></text:p>
      <text:p text:style-name="P13"><text:tab/>Úkol:</text:p>
      <text:p text:style-name="P15">Úkol je základní informační jednotka celého systému, je zadávána Klienty a řešena Řešiteli.</text:p>
      <text:p text:style-name="P13"/>
      <text:p text:style-name="P13"><text:tab/>Řešitel:</text:p>
      <text:p text:style-name="P15">Představuje řešitele, který řesí ůkoly.</text:p>
      <text:p text:style-name="P14"><text:tab/></text:p>
      <text:p text:style-name="P14"><text:tab/>Uživatel:</text:p>
      <text:p text:style-name="P15">Představuje běžného uživatele systému.</text:p>
      <text:p text:style-name="P14"/>
      <text:p text:style-name="P14"><text:tab/>Poznámka:</text:p>
      <text:p text:style-name="P15">Poznamka je způsob vazby Řešitele s úkolem. Řešitel produkuje doplnění při řešení úkolů. Doplnění může vytvořit i Klient pokud doplní úkol o další informace.</text:p>
      <text:p text:style-name="P14"><text:soft-page-break/><text:tab/>Žádost:</text:p>
      <text:p text:style-name="P15">Třída označující požadavky od Klientů a Řešitelů</text:p>
      <text:p text:style-name="P14"/>
      <text:p text:style-name="P14"><text:tab/>Kategorie:</text:p>
      <text:p text:style-name="P15">Kategorie určuje oblast problému.</text:p>
      <text:p text:style-name="P14"><text:tab/></text:p>
      <text:p text:style-name="P14"><text:tab/>Instituce:</text:p>
      <text:p text:style-name="P15">Zaobaluje celý system aby mohl být použit vícekrát bez nutnosti opakované instalace.</text:p>
      <text:p text:style-name="P32"/>
      <text:p text:style-name="P32"/>
      <text:p text:style-name="P32">Platforma/Frameworky</text:p>
      <text:p text:style-name="P32"/>
      <text:p text:style-name="P33"><text:span text:style-name="T5"><text:tab/></text:span><text:span text:style-name="T6">Elektronický ombudsman bude vytvořen na platformě Java Standart Edition, deployment tedy </text:span><text:span text:style-name="T7">odpovídá této platformě.Pro fungování aplikace je potřebný aplikační server.Aby mohl aplikační server.Pro práci s webovým rozhraním používá aplikace framework Java Spring a pro práci s databází to je Hibernate. </text:span></text:p>
      <text:p text:style-name="P34"/>
      <text:p text:style-name="P36">Příklady aplikačních serverů:</text:p>
      <text:p text:style-name="P36"/>
      <text:p text:style-name="P34"><text:tab/>Pro fungování aplikace je tedy třeba aplikační server, na výběr je mnoha open source i placených možností.</text:p>
      <text:p text:style-name="P34"><text:tab/>• Open Source aplikační servery</text:p>
      <text:p text:style-name="P34"><text:tab/>• GlassFish</text:p>
      <text:p text:style-name="P34"><text:tab/>• JBoss</text:p>
      <text:p text:style-name="P34"><text:tab/>• Sun Java System Application Server</text:p>
      <text:p text:style-name="P34"><text:tab/>• Oracle AS</text:p>
      <text:p text:style-name="P34"/>
      <text:p text:style-name="P36">Software potřebný k otevření projektu:</text:p>
      <text:p text:style-name="P36"/>
      <text:p text:style-name="P37"><text:tab/>Prostředí podporující programování v Java SE a Java Sping a Hibernate (Netbeans 6.9.1 a novější)</text:p>
      <text:p text:style-name="P35">Jeden z výše zmíněných aplikačních serverů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<text:soft-page-break/><text:tab/><text:span text:style-name="T25">Instalace MySQL 5.x</text:span></text:p>
      <text:p text:style-name="P62"/>
      <text:p text:style-name="P17">Databáze MySQL je natolik základní databází, že je velmi obtížné nalézt hosting který ji nepodporuje. Ideální je se na toto</text:p>
      <text:p text:style-name="P18"><text:span text:style-name="T26">informovat p</text:span><text:span text:style-name="T27">ř</text:span><text:span text:style-name="T26">ímo u poskytovatele Vašeho hostingu. Pokud databáze MySQL nainstalována je, je t</text:span><text:span text:style-name="T27">ř</text:span><text:span text:style-name="T26">eba v ní vytvo</text:span><text:span text:style-name="T27">ř</text:span><text:span text:style-name="T26">it požadovanou</text:span></text:p>
      <text:p text:style-name="P18"><text:span text:style-name="T26">strukturu tabulek. To lze ud</text:span><text:span text:style-name="T27">ě</text:span><text:span text:style-name="T26">lat pomocí aplikace phpMyAdmin </text:span><text:span text:style-name="T27">č</text:span><text:span text:style-name="T26">i v ideálním p</text:span><text:span text:style-name="T27">ř</text:span><text:span text:style-name="T26">ípad</text:span><text:span text:style-name="T27">ě </text:span><text:span text:style-name="T26">spušt</text:span><text:span text:style-name="T27">ě</text:span><text:span text:style-name="T26">ním skriptu createDatabaseTables.sql,</text:span></text:p>
      <text:p text:style-name="P18"><text:span text:style-name="T26">který naleztene jako sou</text:span><text:span text:style-name="T27">č</text:span><text:span text:style-name="T26">ást aplikace. Ten jednoduše vytvo</text:span><text:span text:style-name="T27">ř</text:span><text:span text:style-name="T26">í celou strukturu databáze za Vás.</text:span></text:p>
      <text:p text:style-name="P18"><text:span text:style-name="T26">Pokud hostujete aplikaci na Vašem vlastním serveru, bude t</text:span><text:span text:style-name="T27">ř</text:span><text:span text:style-name="T26">eba MySQL nainstalovat. Ideální je pro tyto ú</text:span><text:span text:style-name="T27">č</text:span><text:span text:style-name="T26">ely instala</text:span><text:span text:style-name="T27">č</text:span><text:span text:style-name="T26">ní balí</text:span><text:span text:style-name="T27">č</text:span><text:span text:style-name="T26">ek</text:span></text:p>
      <text:p text:style-name="P18"><text:span text:style-name="T26">MySQL community server, který je zdarma a poskytuje dostate</text:span><text:span text:style-name="T27">č</text:span><text:span text:style-name="T26">nou rychlost a komfort práce. Stáhnout si jej m</text:span><text:span text:style-name="T27">ů</text:span><text:span text:style-name="T26">žete z webu</text:span></text:p>
      <text:p text:style-name="P18"><text:span text:style-name="T26">http://dev.mysql.com/downloads/mysql/. P</text:span><text:span text:style-name="T27">ř</text:span><text:span text:style-name="T26">i tvorb</text:span><text:span text:style-name="T27">ě </text:span><text:span text:style-name="T26">samotné databázové struktury postupujte stejn</text:span><text:span text:style-name="T27">ě </text:span><text:span text:style-name="T26">jako v p</text:span><text:span text:style-name="T27">ř</text:span><text:span text:style-name="T26">edchozím p</text:span><text:span text:style-name="T27">ř</text:span><text:span text:style-name="T26">ípad</text:span><text:span text:style-name="T27">ě</text:span><text:span text:style-name="T26">.</text:span></text:p>
      <text:p text:style-name="P18"><text:span text:style-name="T26">Nyní máte databázi MySQL nainstalovanou a p</text:span><text:span text:style-name="T27">ř</text:span><text:span text:style-name="T26">ipravenou k použití.</text:span></text:p>
      <text:p text:style-name="P17"/>
      <text:p text:style-name="P18"><text:tab/><text:span text:style-name="T28">Konfigurace Hibernate</text:span></text:p>
      <text:p text:style-name="P20"/>
      <text:p text:style-name="P18"><text:span text:style-name="T26">Knihovny pot</text:span><text:span text:style-name="T27">ř</text:span><text:span text:style-name="T26">ebné k b</text:span><text:span text:style-name="T27">ě</text:span><text:span text:style-name="T26">hu perzistentní vrstvy Hibernate jsou zahrnuty ve zdrojových souborech aplikace, není tedy nutné</text:span></text:p>
      <text:p text:style-name="P18"><text:span text:style-name="T26">stahovat a nikam umis</text:span><text:span text:style-name="T27">ť</text:span><text:span text:style-name="T26">ovat jakékoli soubory. Je ovšem t</text:span><text:span text:style-name="T27">ř</text:span><text:span text:style-name="T26">eba editovat konfigura</text:span><text:span text:style-name="T27">č</text:span><text:span text:style-name="T26">ní soubor Hibernate a uvést v n</text:span><text:span text:style-name="T27">ě</text:span><text:span text:style-name="T26">m údaje pot</text:span><text:span text:style-name="T27">ř</text:span><text:span text:style-name="T26">ebné</text:span></text:p>
      <text:p text:style-name="P18"><text:span text:style-name="T26">pro p</text:span><text:span text:style-name="T27">ř</text:span><text:span text:style-name="T26">ipojení k databázi: adresu databáze, jméno databáze, uživatelské jméno a heslo pro p</text:span><text:span text:style-name="T27">ř</text:span><text:span text:style-name="T26">ipojení k databázi.</text:span></text:p>
      <text:p text:style-name="P18"><text:span text:style-name="T26">Tyto informace je t</text:span><text:span text:style-name="T27">ř</text:span><text:span text:style-name="T26">eba zanést do souboru hibernate.cfg.xml. Tento soubor je možno editovat jakýmkoli textovým editorem, jen</text:span></text:p>
      <text:p text:style-name="P18"><text:span text:style-name="T26">je t</text:span><text:span text:style-name="T27">ř</text:span><text:span text:style-name="T26">eba dát si pozor aby byl uložen zas jako xml soubor. Od tohoto okamžiku bude aplikace schopna se p</text:span><text:span text:style-name="T27">ř</text:span><text:span text:style-name="T26">ipojit k databázi a pracovat s</text:span></text:p>
      <text:p text:style-name="P17">uloženými daty.</text:p>
      <text:p text:style-name="P18"><text:span text:style-name="T26">Pokud bude aplikace vykazovat chyby, zkontrolujte, zda jste správn</text:span><text:span text:style-name="T27">ě </text:span><text:span text:style-name="T26">naimportovali strukturu databáze z p</text:span><text:span text:style-name="T27">ř</text:span><text:span text:style-name="T26">edchozího kroku.</text:span></text:p>
      <text:p text:style-name="P17"/>
      <text:p text:style-name="P20"><text:tab/>Připojení k aplikaci</text:p>
      <text:p text:style-name="P20"/>
      <text:p text:style-name="P18"><text:span text:style-name="T26">Abychom zkontrolovali, zda prob</text:span><text:span text:style-name="T27">ě</text:span><text:span text:style-name="T26">hla instalace aplikace v po</text:span><text:span text:style-name="T27">ř</text:span><text:span text:style-name="T26">ádku, je t</text:span><text:span text:style-name="T27">ř</text:span><text:span text:style-name="T26">eba se k ní p</text:span><text:span text:style-name="T27">ř</text:span><text:span text:style-name="T26">ipojit pomocí webového rozhraní. Pokud</text:span></text:p>
      <text:p text:style-name="P19"><text:span text:style-name="T26">aplikace neposkytuje n</text:span><text:span text:style-name="T27">ě</text:span><text:span text:style-name="T26">jakou chybovou hlášku, je vše v po</text:span><text:span text:style-name="T27">ř</text:span><text:span text:style-name="T26">ásku.</text:span></text:p>
      <text:p text:style-name="P35"/>
      <text:p text:style-name="P35"/>
      <text:p text:style-name="P35"/>
      <text:p text:style-name="P35"/>
      <text:p text:style-name="P35"/>
      <text:p text:style-name="P35">Odkazy na předešlou analýzu:</text:p>
      <text:p text:style-name="P38"><text:span text:style-name="T22"><text:tab/></text:span><text:a xlink:type="simple" xlink:href="http://www.edisk.cz/stahni/46376/AIP_v2.EAP_3.86MB.html">Předešlá analýza</text:a><text:a xlink:type="simple" xlink:href="http://www.edisk.cz/stahni/46376/AIP_v2.EAP_3.86MB.html"><text:span text:style-name="T23"> (Enterprise architect dokument)</text:span></text:a></text:p>
      <text:p text:style-name="P38"><text:a xlink:type="simple" xlink:href="http://code.google.com/p/e-ombudsman/"><text:span text:style-name="T23"><text:tab/></text:span></text:a><text:a xlink:type="simple" xlink:href="http://code.google.com/p/e-ombudsman/"><text:span text:style-name="T24">Stránka projektu </text:span></text:a><text:a xlink:type="simple" xlink:href="http://code.google.com/p/e-ombudsman/"><text:span text:style-name="T23"><text:s/>(Google code)</text:span></text:a></text:p>
      <text:p text:style-name="P38"><text:a xlink:type="simple" xlink:href="http://code.google.com/p/e-ombudsman/"><text:span text:style-name="T23"/></text:a></text:p>
      <text:p text:style-name="P38"><text:a xlink:type="simple" xlink:href="http://code.google.com/p/e-ombudsman/"><text:span text:style-name="T17">Oblastni vyznačené</text:span></text:a><text:a xlink:type="simple" xlink:href="http://code.google.com/p/e-ombudsman/"><text:span text:style-name="T23"> modrou</text:span></text:a><text:a xlink:type="simple" xlink:href="http://code.google.com/p/e-ombudsman/"><text:span text:style-name="T17"> barvou uznačují změny od původní analýzy (odkaz výše).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/>
    <style:font-face style:name="Tahoma2" svg:font-family="Tahoma"/>
    <style:font-face style:name="‚l‚r –¾’©" svg:font-family="'‚l‚r –¾’©'"/>
    <style:font-face style:name="Arial2" svg:font-family="Arial" style:font-family-generic="roman"/>
    <style:font-face style:name="Arial CE1" svg:font-family="'Arial CE'" style:font-family-generic="roman"/>
    <style:font-face style:name="Times New Roman1" svg:font-family="'Times New Roman'" style:font-family-generic="roman"/>
    <style:font-face style:name="Times New Roman CE" svg:font-family="'Times New Roman CE'" style:font-family-generic="roman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Arial CE" svg:font-family="'Arial CE'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Times New Roman" fo:font-size="10pt" fo:font-weight="bold" style:font-name-asian="Lucida Sans Unicode" style:font-size-asian="10pt" style:font-weight-asian="bold" style:font-name-complex="Tahoma" style:font-size-complex="10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heading_20_1" style:display-name="heading 1" style:family="paragraph" style:next-style-name="Standard">
      <style:paragraph-properties style:text-autospace="none"/>
    </style:style>
    <style:style style:name="heading_20_2" style:display-name="heading 2" style:family="paragraph" style:next-style-name="Standard">
      <style:paragraph-properties style:text-autospace="none"/>
    </style:style>
    <style:style style:name="heading_20_3" style:display-name="heading 3" style:family="paragraph" style:next-style-name="Standard">
      <style:paragraph-properties style:text-autospac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Standard" style:class="text" style:default-outline-level="3">
      <style:paragraph-properties fo:margin-left="0cm" fo:margin-right="0cm" fo:margin-top="0cm" fo:margin-bottom="0cm" fo:line-height="100%" fo:text-indent="0cm" style:auto-text-indent="false" fo:background-color="#ffffff">
        <style:background-image/>
      </style:paragraph-properties>
      <style:text-properties fo:color="#004080" style:text-position="0% 100%" style:font-name="Arial1" fo:font-size="13pt" fo:letter-spacing="normal" fo:font-weight="bold" fo:background-color="#ffffff" style:font-name-asian="Arial1" style:font-size-asian="13pt" style:font-weight-asian="bold" style:font-name-complex="Arial1" style:font-size-complex="13pt" style:font-weight-complex="bold" style:text-scale="100%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next-style-name="Standard">
      <style:paragraph-properties style:text-autospace="none"/>
    </style:style>
    <style:style style:name="RTF_5f_Num_20_2_20_1" style:display-name="RTF_Num 2 1" style:family="text">
      <style:text-properties style:font-name="Arial1"/>
    </style:style>
    <style:style style:name="RTF_5f_Num_20_3_20_1" style:display-name="RTF_Num 3 1" style:family="text">
      <style:text-properties style:font-name="Arial1"/>
    </style:style>
    <style:style style:name="RTF_5f_Num_20_4_20_1" style:display-name="RTF_Num 4 1" style:family="text">
      <style:text-properties style:font-name="Arial1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21:58:41.01</meta:creation-date>
    <dc:date>2011-12-25T22:58:45.89</dc:date>
    <meta:editing-duration>PT13H29M10S</meta:editing-duration>
    <meta:editing-cycles>112</meta:editing-cycles>
    <meta:generator>OpenOffice.org/3.0$Win32 OpenOffice.org_project/300m15$Build-9379</meta:generator>
    <meta:document-statistic meta:table-count="53" meta:image-count="8" meta:object-count="0" meta:page-count="21" meta:paragraph-count="443" meta:word-count="2786" meta:character-count="19592"/>
    <meta:user-defined meta:name="Informace 1"/>
    <meta:user-defined meta:name="Informace 2"/>
    <meta:user-defined meta:name="Informace 3"/>
    <meta:user-defined meta:name="Informace 4"/>
  </office:meta>
</office:document-meta>
</file>